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43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3">
      <style:graphic-properties draw:fill="none" draw:stroke="solid" svg:stroke-width="0.03125in" svg:stroke-color="#70ad47" draw:marker-end="a12" svg:stroke-opacity="100%" draw:stroke-linejoin="miter" svg:stroke-linecap="butt"/>
    </style:style>
    <style:style style:family="graphic" style:name="a1">
      <style:graphic-properties/>
    </style:style>
    <style:style style:family="graphic" style:name="a15">
      <style:graphic-properties draw:fill="none" draw:stroke="solid" svg:stroke-width="0.03125in" svg:stroke-color="#70ad47" draw:marker-end="a14" svg:stroke-opacity="100%" draw:stroke-linejoin="miter" svg:stroke-linecap="butt"/>
    </style:style>
    <style:style style:family="graphic" style:name="a21">
      <style:graphic-properties draw:fill="none" draw:stroke="solid" svg:stroke-width="0.03125in" svg:stroke-color="#70ad47" draw:marker-end="a20" svg:stroke-opacity="100%" draw:stroke-linejoin="miter" svg:stroke-linecap="butt"/>
    </style:style>
    <style:style style:family="graphic" style:name="a3">
      <style:graphic-properties draw:fill="none" draw:stroke="solid" svg:stroke-width="0.03125in" svg:stroke-color="#70ad47" draw:marker-end="a2" svg:stroke-opacity="100%" draw:stroke-linejoin="miter" svg:stroke-linecap="butt"/>
    </style:style>
    <style:style style:family="graphic" style:name="a17">
      <style:graphic-properties draw:fill="none" draw:stroke="solid" svg:stroke-width="0.03125in" svg:stroke-color="#70ad47" draw:marker-end="a16" svg:stroke-opacity="100%" draw:stroke-linejoin="miter" svg:stroke-linecap="butt"/>
    </style:style>
    <style:style style:family="graphic" style:name="a23">
      <style:graphic-properties draw:fill="none" draw:stroke="solid" svg:stroke-width="0.03125in" svg:stroke-color="#70ad47" draw:marker-end="a22" svg:stroke-opacity="100%" draw:stroke-linejoin="miter" svg:stroke-linecap="butt"/>
    </style:style>
    <style:style style:family="graphic" style:name="a5">
      <style:graphic-properties draw:fill="none" draw:stroke="solid" svg:stroke-width="0.03125in" svg:stroke-color="#70ad47" draw:marker-end="a4" svg:stroke-opacity="100%" draw:stroke-linejoin="miter" svg:stroke-linecap="butt"/>
    </style:style>
    <style:style style:family="graphic" style:name="a19">
      <style:graphic-properties draw:fill="none" draw:stroke="solid" svg:stroke-width="0.03125in" svg:stroke-color="#70ad47" draw:marker-end="a18" svg:stroke-opacity="100%" draw:stroke-linejoin="miter" svg:stroke-linecap="butt"/>
    </style:style>
    <style:style style:family="graphic" style:name="a7">
      <style:graphic-properties draw:fill="none" draw:stroke="solid" svg:stroke-width="0.03125in" svg:stroke-color="#70ad47" draw:marker-end="a6" svg:stroke-opacity="100%" draw:stroke-linejoin="miter" svg:stroke-linecap="butt"/>
    </style:style>
    <style:style style:family="graphic" style:name="a9">
      <style:graphic-properties draw:fill="none" draw:stroke="solid" svg:stroke-width="0.03125in" svg:stroke-color="#70ad47" draw:marker-end="a8" svg:stroke-opacity="100%" draw:stroke-linejoin="miter" svg:stroke-linecap="butt"/>
    </style:style>
    <style:style style:family="graphic" style:name="a11">
      <style:graphic-properties draw:fill="none" draw:stroke="solid" svg:stroke-width="0.03125in" svg:stroke-color="#70ad47" draw:marker-end="a10" svg:stroke-opacity="100%" draw:stroke-linejoin="miter" svg:stroke-linecap="butt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t</text:p>
          </table:table-cell>
          <table:table-cell office:value-type="string" table:style-name="ce3">
            <text:p>NI</text:p>
          </table:table-cell>
          <table:table-cell office:value-type="string" table:style-name="ce3">
            <text:p>ND</text:p>
          </table:table-cell>
          <table:table-cell table:style-name="ce2"/>
          <table:table-cell office:value-type="string" table:style-name="ce2">
            <text:p>DL</text:p>
          </table:table-cell>
          <table:table-cell office:value-type="string" table:style-name="ce2">
            <text:p>DR</text:p>
          </table:table-cell>
          <table:table-cell table:style-name="ce2"/>
          <table:table-cell office:value-type="string" table:style-name="ce2">
            <text:p>Aθ</text:p>
          </table:table-cell>
          <table:table-cell office:value-type="string" table:style-name="ce2">
            <text:p>Aθ(acum)</text:p>
          </table:table-cell>
          <table:table-cell office:value-type="string" table:style-name="ce2">
            <text:p>D</text:p>
          </table:table-cell>
          <table:table-cell table:style-name="ce2"/>
          <table:table-cell office:value-type="string" table:style-name="ce2">
            <text:p>Aθ°</text:p>
          </table:table-cell>
          <table:table-cell office:value-type="string" table:style-name="ce2">
            <text:p>Aθ°(acum)</text:p>
          </table:table-cell>
          <table:table-cell office:value-type="string" table:style-name="ce2">
            <text:p>DL(n+1)</text:p>
          </table:table-cell>
          <table:table-cell office:value-type="string" table:style-name="ce2">
            <text:p>DR(n+1)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number-columns-repeated="16366" table:style-name="ce2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6.2831853071795862" table:formula="of:=2*PI()*[.B45]*[.B3]/[.D45]" table:style-name="ce1">
            <text:p>6,283185307</text:p>
          </table:table-cell>
          <table:table-cell office:value-type="float" office:value="6.2831853071795862" table:formula="of:=2*PI()*[.B45]*[.C3]/[.D45]" table:style-name="ce1">
            <text:p>6,283185307</text:p>
          </table:table-cell>
          <table:table-cell table:style-name="ce1"/>
          <table:table-cell office:value-type="float" office:value="0" table:formula="of:=([.F3]-[.E3])/[.C45]" table:style-name="ce1">
            <text:p>0</text:p>
          </table:table-cell>
          <table:table-cell office:value-type="float" office:value="0" table:formula="of:=[.I2]+[.H3]" table:style-name="ce1">
            <text:p>0</text:p>
          </table:table-cell>
          <table:table-cell office:value-type="float" office:value="6.2831853071795862" table:formula="of:=([.E3]+[.F3])/2" table:style-name="ce1">
            <text:p>6,283185307</text:p>
          </table:table-cell>
          <table:table-cell table:style-name="ce1"/>
          <table:table-cell office:value-type="float" office:value="0" table:formula="of:=180/PI()*[.H3]" table:style-name="ce1">
            <text:p>0</text:p>
          </table:table-cell>
          <table:table-cell office:value-type="float" office:value="0" table:formula="of:=[.L3]+[.M2]" table:style-name="ce1">
            <text:p>0</text:p>
          </table:table-cell>
          <table:table-cell office:value-type="float" office:value="206.28318530717959" table:formula="of:=[.N2]+[.E3]" table:style-name="ce1">
            <text:p>206,2831853</text:p>
          </table:table-cell>
          <table:table-cell office:value-type="float" office:value="106.28318530717959" table:formula="of:=[.O2]+[.F3]" table:style-name="ce1">
            <text:p>106,2831853</text:p>
          </table:table-cell>
          <table:table-cell table:style-name="ce1"/>
          <table:table-cell office:value-type="float" office:value="206.28318530717959" table:formula="of:=(COS([.L3])*[.J3])+[.F44]" table:style-name="ce1">
            <text:p>206,2831853</text:p>
          </table:table-cell>
          <table:table-cell office:value-type="float" office:value="100" table:formula="of:=(SIN([.L3])*[.J3])+[.G44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24" table:style-name="ce4">
            <text:p>24</text:p>
          </table:table-cell>
          <table:table-cell table:style-name="ce1"/>
          <table:table-cell office:value-type="float" office:value="7.5398223686155026" table:formula="of:=2*PI()*[.B46]*[.B4]/[.D46]" table:style-name="ce1">
            <text:p>7,539822369</text:p>
          </table:table-cell>
          <table:table-cell office:value-type="float" office:value="7.5398223686155026" table:formula="of:=2*PI()*[.B46]*[.C4]/[.D46]" table:style-name="ce1">
            <text:p>7,539822369</text:p>
          </table:table-cell>
          <table:table-cell table:style-name="ce1"/>
          <table:table-cell office:value-type="float" office:value="0" table:formula="of:=([.F4]-[.E4])/[.C46]" table:style-name="ce1">
            <text:p>0</text:p>
          </table:table-cell>
          <table:table-cell office:value-type="float" office:value="0" table:formula="of:=[.I3]+[.H4]" table:style-name="ce1">
            <text:p>0</text:p>
          </table:table-cell>
          <table:table-cell office:value-type="float" office:value="7.5398223686155026" table:formula="of:=([.E4]+[.F4])/2" table:style-name="ce1">
            <text:p>7,539822369</text:p>
          </table:table-cell>
          <table:table-cell table:style-name="ce1"/>
          <table:table-cell office:value-type="float" office:value="0" table:formula="of:=180/PI()*[.H4]" table:style-name="ce1">
            <text:p>0</text:p>
          </table:table-cell>
          <table:table-cell office:value-type="float" office:value="0" table:formula="of:=[.L4]+[.M3]" table:style-name="ce1">
            <text:p>0</text:p>
          </table:table-cell>
          <table:table-cell office:value-type="float" office:value="213.82300767579508" table:formula="of:=[.N3]+[.E4]" table:style-name="ce1">
            <text:p>213,8230077</text:p>
          </table:table-cell>
          <table:table-cell office:value-type="float" office:value="113.8230076757951" table:formula="of:=[.O3]+[.F4]" table:style-name="ce1">
            <text:p>113,8230077</text:p>
          </table:table-cell>
          <table:table-cell table:style-name="ce1"/>
          <table:table-cell office:value-type="float" office:value="213.82300767579508" table:formula="of:=(COS([.L4])*[.J4])+[.F45]" table:style-name="ce1">
            <text:p>213,8230077</text:p>
          </table:table-cell>
          <table:table-cell office:value-type="float" office:value="100" table:formula="of:=(SIN([.L4])*[.J4])+[.G45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table:style-name="ce1"/>
          <table:table-cell office:value-type="float" office:value="9.4247779607693793" table:formula="of:=2*PI()*[.B47]*[.B5]/[.D47]" table:style-name="ce1">
            <text:p>9,424777961</text:p>
          </table:table-cell>
          <table:table-cell office:value-type="float" office:value="9.4247779607693793" table:formula="of:=2*PI()*[.B47]*[.C5]/[.D47]" table:style-name="ce1">
            <text:p>9,424777961</text:p>
          </table:table-cell>
          <table:table-cell table:style-name="ce1"/>
          <table:table-cell office:value-type="float" office:value="0" table:formula="of:=([.F5]-[.E5])/[.C47]" table:style-name="ce1">
            <text:p>0</text:p>
          </table:table-cell>
          <table:table-cell office:value-type="float" office:value="0" table:formula="of:=[.I4]+[.H5]" table:style-name="ce1">
            <text:p>0</text:p>
          </table:table-cell>
          <table:table-cell office:value-type="float" office:value="9.4247779607693793" table:formula="of:=([.E5]+[.F5])/2" table:style-name="ce1">
            <text:p>9,424777961</text:p>
          </table:table-cell>
          <table:table-cell table:style-name="ce1"/>
          <table:table-cell office:value-type="float" office:value="0" table:formula="of:=180/PI()*[.H5]" table:style-name="ce1">
            <text:p>0</text:p>
          </table:table-cell>
          <table:table-cell office:value-type="float" office:value="0" table:formula="of:=[.L5]+[.M4]" table:style-name="ce1">
            <text:p>0</text:p>
          </table:table-cell>
          <table:table-cell office:value-type="float" office:value="223.24778563656446" table:formula="of:=[.N4]+[.E5]" table:style-name="ce1">
            <text:p>223,2477856</text:p>
          </table:table-cell>
          <table:table-cell office:value-type="float" office:value="123.24778563656447" table:formula="of:=[.O4]+[.F5]" table:style-name="ce1">
            <text:p>123,2477856</text:p>
          </table:table-cell>
          <table:table-cell table:style-name="ce1"/>
          <table:table-cell office:value-type="float" office:value="223.24778563656446" table:formula="of:=(COS([.L5])*[.J5])+[.F46]" table:style-name="ce1">
            <text:p>223,2477856</text:p>
          </table:table-cell>
          <table:table-cell office:value-type="float" office:value="100" table:formula="of:=(SIN([.L5])*[.J5])+[.G46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table:style-name="ce1"/>
          <table:table-cell office:value-type="float" office:value="12.566370614359172" table:formula="of:=2*PI()*[.B48]*[.B6]/[.D48]" table:style-name="ce1">
            <text:p>12,56637061</text:p>
          </table:table-cell>
          <table:table-cell office:value-type="float" office:value="12.566370614359172" table:formula="of:=2*PI()*[.B48]*[.C6]/[.D48]" table:style-name="ce1">
            <text:p>12,56637061</text:p>
          </table:table-cell>
          <table:table-cell table:style-name="ce1"/>
          <table:table-cell office:value-type="float" office:value="0" table:formula="of:=([.F6]-[.E6])/[.C48]" table:style-name="ce1">
            <text:p>0</text:p>
          </table:table-cell>
          <table:table-cell office:value-type="float" office:value="0" table:formula="of:=[.I5]+[.H6]" table:style-name="ce1">
            <text:p>0</text:p>
          </table:table-cell>
          <table:table-cell office:value-type="float" office:value="12.566370614359172" table:formula="of:=([.E6]+[.F6])/2" table:style-name="ce1">
            <text:p>12,56637061</text:p>
          </table:table-cell>
          <table:table-cell table:style-name="ce1"/>
          <table:table-cell office:value-type="float" office:value="0" table:formula="of:=180/PI()*[.H6]" table:style-name="ce1">
            <text:p>0</text:p>
          </table:table-cell>
          <table:table-cell office:value-type="float" office:value="0" table:formula="of:=[.L6]+[.M5]" table:style-name="ce1">
            <text:p>0</text:p>
          </table:table-cell>
          <table:table-cell office:value-type="float" office:value="235.81415625092365" table:formula="of:=[.N5]+[.E6]" table:style-name="ce1">
            <text:p>235,8141563</text:p>
          </table:table-cell>
          <table:table-cell office:value-type="float" office:value="135.81415625092365" table:formula="of:=[.O5]+[.F6]" table:style-name="ce1">
            <text:p>135,8141563</text:p>
          </table:table-cell>
          <table:table-cell table:style-name="ce1"/>
          <table:table-cell office:value-type="float" office:value="235.81415625092365" table:formula="of:=(COS([.L6])*[.J6])+[.F47]" table:style-name="ce1">
            <text:p>235,8141563</text:p>
          </table:table-cell>
          <table:table-cell office:value-type="float" office:value="100" table:formula="of:=(SIN([.L6])*[.J6])+[.G47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table:style-name="ce1"/>
          <table:table-cell office:value-type="float" office:value="12.566370614359172" table:formula="of:=2*PI()*[.B49]*[.B7]/[.D49]" table:style-name="ce1">
            <text:p>12,56637061</text:p>
          </table:table-cell>
          <table:table-cell office:value-type="float" office:value="12.566370614359172" table:formula="of:=2*PI()*[.B49]*[.C7]/[.D49]" table:style-name="ce1">
            <text:p>12,56637061</text:p>
          </table:table-cell>
          <table:table-cell table:style-name="ce1"/>
          <table:table-cell office:value-type="float" office:value="0" table:formula="of:=([.F7]-[.E7])/[.C49]" table:style-name="ce1">
            <text:p>0</text:p>
          </table:table-cell>
          <table:table-cell office:value-type="float" office:value="0" table:formula="of:=[.I6]+[.H7]" table:style-name="ce1">
            <text:p>0</text:p>
          </table:table-cell>
          <table:table-cell office:value-type="float" office:value="12.566370614359172" table:formula="of:=([.E7]+[.F7])/2" table:style-name="ce1">
            <text:p>12,56637061</text:p>
          </table:table-cell>
          <table:table-cell table:style-name="ce1"/>
          <table:table-cell office:value-type="float" office:value="0" table:formula="of:=180/PI()*[.H7]" table:style-name="ce1">
            <text:p>0</text:p>
          </table:table-cell>
          <table:table-cell office:value-type="float" office:value="0" table:formula="of:=[.L7]+[.M6]" table:style-name="ce1">
            <text:p>0</text:p>
          </table:table-cell>
          <table:table-cell office:value-type="float" office:value="248.38052686528283" table:formula="of:=[.N6]+[.E7]" table:style-name="ce1">
            <text:p>248,3805269</text:p>
          </table:table-cell>
          <table:table-cell office:value-type="float" office:value="148.38052686528283" table:formula="of:=[.O6]+[.F7]" table:style-name="ce1">
            <text:p>148,3805269</text:p>
          </table:table-cell>
          <table:table-cell table:style-name="ce1"/>
          <table:table-cell office:value-type="float" office:value="248.38052686528283" table:formula="of:=(COS([.L7])*[.J7])+[.F48]" table:style-name="ce1">
            <text:p>248,3805269</text:p>
          </table:table-cell>
          <table:table-cell office:value-type="float" office:value="100" table:formula="of:=(SIN([.L7])*[.J7])+[.G48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table:style-name="ce1"/>
          <table:table-cell office:value-type="float" office:value="12.566370614359172" table:formula="of:=2*PI()*[.B50]*[.B8]/[.D50]" table:style-name="ce1">
            <text:p>12,56637061</text:p>
          </table:table-cell>
          <table:table-cell office:value-type="float" office:value="12.566370614359172" table:formula="of:=2*PI()*[.B50]*[.C8]/[.D50]" table:style-name="ce1">
            <text:p>12,56637061</text:p>
          </table:table-cell>
          <table:table-cell table:style-name="ce1"/>
          <table:table-cell office:value-type="float" office:value="0" table:formula="of:=([.F8]-[.E8])/[.C50]" table:style-name="ce1">
            <text:p>0</text:p>
          </table:table-cell>
          <table:table-cell office:value-type="float" office:value="0" table:formula="of:=[.I7]+[.H8]" table:style-name="ce1">
            <text:p>0</text:p>
          </table:table-cell>
          <table:table-cell office:value-type="float" office:value="12.566370614359172" table:formula="of:=([.E8]+[.F8])/2" table:style-name="ce1">
            <text:p>12,56637061</text:p>
          </table:table-cell>
          <table:table-cell table:style-name="ce1"/>
          <table:table-cell office:value-type="float" office:value="0" table:formula="of:=180/PI()*[.H8]" table:style-name="ce1">
            <text:p>0</text:p>
          </table:table-cell>
          <table:table-cell office:value-type="float" office:value="0" table:formula="of:=[.L8]+[.M7]" table:style-name="ce1">
            <text:p>0</text:p>
          </table:table-cell>
          <table:table-cell office:value-type="float" office:value="260.94689747964202" table:formula="of:=[.N7]+[.E8]" table:style-name="ce1">
            <text:p>260,9468975</text:p>
          </table:table-cell>
          <table:table-cell office:value-type="float" office:value="160.94689747964202" table:formula="of:=[.O7]+[.F8]" table:style-name="ce1">
            <text:p>160,9468975</text:p>
          </table:table-cell>
          <table:table-cell table:style-name="ce1"/>
          <table:table-cell office:value-type="float" office:value="260.94689747964202" table:formula="of:=(COS([.L8])*[.J8])+[.F49]" table:style-name="ce1">
            <text:p>260,9468975</text:p>
          </table:table-cell>
          <table:table-cell office:value-type="float" office:value="100" table:formula="of:=(SIN([.L8])*[.J8])+[.G49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table:style-name="ce1"/>
          <table:table-cell office:value-type="float" office:value="10.995574287564274" table:formula="of:=2*PI()*[.B51]*[.B9]/[.D51]" table:style-name="ce1">
            <text:p>10,99557429</text:p>
          </table:table-cell>
          <table:table-cell office:value-type="float" office:value="10.995574287564274" table:formula="of:=2*PI()*[.B51]*[.C9]/[.D51]" table:style-name="ce1">
            <text:p>10,99557429</text:p>
          </table:table-cell>
          <table:table-cell table:style-name="ce1"/>
          <table:table-cell office:value-type="float" office:value="0" table:formula="of:=([.F9]-[.E9])/[.C51]" table:style-name="ce1">
            <text:p>0</text:p>
          </table:table-cell>
          <table:table-cell office:value-type="float" office:value="0" table:formula="of:=[.I8]+[.H9]" table:style-name="ce1">
            <text:p>0</text:p>
          </table:table-cell>
          <table:table-cell office:value-type="float" office:value="10.995574287564274" table:formula="of:=([.E9]+[.F9])/2" table:style-name="ce1">
            <text:p>10,99557429</text:p>
          </table:table-cell>
          <table:table-cell table:style-name="ce1"/>
          <table:table-cell office:value-type="float" office:value="0" table:formula="of:=180/PI()*[.H9]" table:style-name="ce1">
            <text:p>0</text:p>
          </table:table-cell>
          <table:table-cell office:value-type="float" office:value="0" table:formula="of:=[.L9]+[.M8]" table:style-name="ce1">
            <text:p>0</text:p>
          </table:table-cell>
          <table:table-cell office:value-type="float" office:value="271.94247176720631" table:formula="of:=[.N8]+[.E9]" table:style-name="ce1">
            <text:p>271,9424718</text:p>
          </table:table-cell>
          <table:table-cell office:value-type="float" office:value="171.94247176720629" table:formula="of:=[.O8]+[.F9]" table:style-name="ce1">
            <text:p>171,9424718</text:p>
          </table:table-cell>
          <table:table-cell table:style-name="ce1"/>
          <table:table-cell office:value-type="float" office:value="271.94247176720631" table:formula="of:=(COS([.L9])*[.J9])+[.F50]" table:style-name="ce1">
            <text:p>271,9424718</text:p>
          </table:table-cell>
          <table:table-cell office:value-type="float" office:value="100" table:formula="of:=(SIN([.L9])*[.J9])+[.G50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9" table:style-name="ce4">
            <text:p>29</text:p>
          </table:table-cell>
          <table:table-cell office:value-type="float" office:value="29" table:style-name="ce4">
            <text:p>29</text:p>
          </table:table-cell>
          <table:table-cell table:style-name="ce1"/>
          <table:table-cell office:value-type="float" office:value="9.1106186954104" table:formula="of:=2*PI()*[.B52]*[.B10]/[.D52]" table:style-name="ce1">
            <text:p>9,110618695</text:p>
          </table:table-cell>
          <table:table-cell office:value-type="float" office:value="9.1106186954104" table:formula="of:=2*PI()*[.B52]*[.C10]/[.D52]" table:style-name="ce1">
            <text:p>9,110618695</text:p>
          </table:table-cell>
          <table:table-cell table:style-name="ce1"/>
          <table:table-cell office:value-type="float" office:value="0" table:formula="of:=([.F10]-[.E10])/[.C52]" table:style-name="ce1">
            <text:p>0</text:p>
          </table:table-cell>
          <table:table-cell office:value-type="float" office:value="0" table:formula="of:=[.I9]+[.H10]" table:style-name="ce1">
            <text:p>0</text:p>
          </table:table-cell>
          <table:table-cell office:value-type="float" office:value="9.1106186954104" table:formula="of:=([.E10]+[.F10])/2" table:style-name="ce1">
            <text:p>9,110618695</text:p>
          </table:table-cell>
          <table:table-cell table:style-name="ce1"/>
          <table:table-cell office:value-type="float" office:value="0" table:formula="of:=180/PI()*[.H10]" table:style-name="ce1">
            <text:p>0</text:p>
          </table:table-cell>
          <table:table-cell office:value-type="float" office:value="0" table:formula="of:=[.L10]+[.M9]" table:style-name="ce1">
            <text:p>0</text:p>
          </table:table-cell>
          <table:table-cell office:value-type="float" office:value="281.05309046261669" table:formula="of:=[.N9]+[.E10]" table:style-name="ce1">
            <text:p>281,0530905</text:p>
          </table:table-cell>
          <table:table-cell office:value-type="float" office:value="181.05309046261669" table:formula="of:=[.O9]+[.F10]" table:style-name="ce1">
            <text:p>181,0530905</text:p>
          </table:table-cell>
          <table:table-cell table:style-name="ce1"/>
          <table:table-cell office:value-type="float" office:value="281.05309046261669" table:formula="of:=(COS([.L10])*[.J10])+[.F51]" table:style-name="ce1">
            <text:p>281,0530905</text:p>
          </table:table-cell>
          <table:table-cell office:value-type="float" office:value="100" table:formula="of:=(SIN([.L10])*[.J10])+[.G51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table:style-name="ce1"/>
          <table:table-cell office:value-type="float" office:value="4.7123889803846897" table:formula="of:=2*PI()*[.B53]*[.B11]/[.D53]" table:style-name="ce1">
            <text:p>4,71238898</text:p>
          </table:table-cell>
          <table:table-cell office:value-type="float" office:value="4.7123889803846897" table:formula="of:=2*PI()*[.B53]*[.C11]/[.D53]" table:style-name="ce1">
            <text:p>4,71238898</text:p>
          </table:table-cell>
          <table:table-cell table:style-name="ce1"/>
          <table:table-cell office:value-type="float" office:value="0" table:formula="of:=([.F11]-[.E11])/[.C53]" table:style-name="ce1">
            <text:p>0</text:p>
          </table:table-cell>
          <table:table-cell office:value-type="float" office:value="0" table:formula="of:=[.I10]+[.H11]" table:style-name="ce1">
            <text:p>0</text:p>
          </table:table-cell>
          <table:table-cell office:value-type="float" office:value="4.7123889803846897" table:formula="of:=([.E11]+[.F11])/2" table:style-name="ce1">
            <text:p>4,71238898</text:p>
          </table:table-cell>
          <table:table-cell table:style-name="ce1"/>
          <table:table-cell office:value-type="float" office:value="0" table:formula="of:=180/PI()*[.H11]" table:style-name="ce1">
            <text:p>0</text:p>
          </table:table-cell>
          <table:table-cell office:value-type="float" office:value="0" table:formula="of:=[.L11]+[.M10]" table:style-name="ce1">
            <text:p>0</text:p>
          </table:table-cell>
          <table:table-cell office:value-type="float" office:value="285.76547944300137" table:formula="of:=[.N10]+[.E11]" table:style-name="ce1">
            <text:p>285,7654794</text:p>
          </table:table-cell>
          <table:table-cell office:value-type="float" office:value="185.7654794430014" table:formula="of:=[.O10]+[.F11]" table:style-name="ce1">
            <text:p>185,7654794</text:p>
          </table:table-cell>
          <table:table-cell table:style-name="ce1"/>
          <table:table-cell office:value-type="float" office:value="285.76547944300137" table:formula="of:=(COS([.L11])*[.J11])+[.F52]" table:style-name="ce1">
            <text:p>285,7654794</text:p>
          </table:table-cell>
          <table:table-cell office:value-type="float" office:value="100" table:formula="of:=(SIN([.L11])*[.J11])+[.G52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table:style-name="ce1"/>
          <table:table-cell office:value-type="float" office:value="3.1415926535897931" table:formula="of:=2*PI()*[.B54]*[.B12]/[.D54]" table:style-name="ce1">
            <text:p>3,141592654</text:p>
          </table:table-cell>
          <table:table-cell office:value-type="float" office:value="3.1415926535897931" table:formula="of:=2*PI()*[.B54]*[.C12]/[.D54]" table:style-name="ce1">
            <text:p>3,141592654</text:p>
          </table:table-cell>
          <table:table-cell table:style-name="ce1"/>
          <table:table-cell office:value-type="float" office:value="0" table:formula="of:=([.F12]-[.E12])/[.C54]" table:style-name="ce1">
            <text:p>0</text:p>
          </table:table-cell>
          <table:table-cell office:value-type="float" office:value="0" table:formula="of:=[.I11]+[.H12]" table:style-name="ce1">
            <text:p>0</text:p>
          </table:table-cell>
          <table:table-cell office:value-type="float" office:value="3.1415926535897931" table:formula="of:=([.E12]+[.F12])/2" table:style-name="ce1">
            <text:p>3,141592654</text:p>
          </table:table-cell>
          <table:table-cell table:style-name="ce1"/>
          <table:table-cell office:value-type="float" office:value="0" table:formula="of:=180/PI()*[.H12]" table:style-name="ce1">
            <text:p>0</text:p>
          </table:table-cell>
          <table:table-cell office:value-type="float" office:value="0" table:formula="of:=[.L12]+[.M11]" table:style-name="ce1">
            <text:p>0</text:p>
          </table:table-cell>
          <table:table-cell office:value-type="float" office:value="288.90707209659115" table:formula="of:=[.N11]+[.E12]" table:style-name="ce1">
            <text:p>288,9070721</text:p>
          </table:table-cell>
          <table:table-cell office:value-type="float" office:value="188.90707209659118" table:formula="of:=[.O11]+[.F12]" table:style-name="ce1">
            <text:p>188,9070721</text:p>
          </table:table-cell>
          <table:table-cell table:style-name="ce1"/>
          <table:table-cell office:value-type="float" office:value="288.90707209659115" table:formula="of:=(COS([.L12])*[.J12])+[.F53]" table:style-name="ce1">
            <text:p>288,9070721</text:p>
          </table:table-cell>
          <table:table-cell office:value-type="float" office:value="100" table:formula="of:=(SIN([.L12])*[.J12])+[.G53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formula="of:=2*PI()*[.B55]*[.B13]/[.D55]" table:style-name="ce1">
            <text:p>0</text:p>
          </table:table-cell>
          <table:table-cell office:value-type="float" office:value="0" table:formula="of:=2*PI()*[.B55]*[.C13]/[.D55]" table:style-name="ce1">
            <text:p>0</text:p>
          </table:table-cell>
          <table:table-cell table:style-name="ce1"/>
          <table:table-cell office:value-type="float" office:value="0" table:formula="of:=([.F13]-[.E13])/[.C55]" table:style-name="ce1">
            <text:p>0</text:p>
          </table:table-cell>
          <table:table-cell office:value-type="float" office:value="0" table:formula="of:=[.I12]+[.H13]" table:style-name="ce1">
            <text:p>0</text:p>
          </table:table-cell>
          <table:table-cell office:value-type="float" office:value="0" table:formula="of:=([.E13]+[.F13])/2" table:style-name="ce1">
            <text:p>0</text:p>
          </table:table-cell>
          <table:table-cell table:style-name="ce1"/>
          <table:table-cell office:value-type="float" office:value="0" table:formula="of:=180/PI()*[.H13]" table:style-name="ce1">
            <text:p>0</text:p>
          </table:table-cell>
          <table:table-cell office:value-type="float" office:value="0" table:formula="of:=[.L13]+[.M12]" table:style-name="ce1">
            <text:p>0</text:p>
          </table:table-cell>
          <table:table-cell office:value-type="float" office:value="288.90707209659115" table:formula="of:=[.N12]+[.E13]" table:style-name="ce1">
            <text:p>288,9070721</text:p>
          </table:table-cell>
          <table:table-cell office:value-type="float" office:value="188.90707209659118" table:formula="of:=[.O12]+[.F13]" table:style-name="ce1">
            <text:p>188,9070721</text:p>
          </table:table-cell>
          <table:table-cell table:style-name="ce1"/>
          <table:table-cell office:value-type="float" office:value="288.90707209659115" table:formula="of:=(COS([.L13])*[.J13])+[.F54]" table:style-name="ce1">
            <text:p>288,9070721</text:p>
          </table:table-cell>
          <table:table-cell office:value-type="float" office:value="100" table:formula="of:=(SIN([.L13])*[.J13])+[.G54]" table:style-name="ce1">
            <text:p>100</text:p>
          </table:table-cell>
          <table:table-cell table:number-columns-repeated="1636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style-name="ce1"/>
          <table:table-cell office:value-type="float" office:value="0" table:formula="of:=2*PI()*[.B56]*[.B14]/[.D56]" table:style-name="ce1">
            <text:p>0</text:p>
          </table:table-cell>
          <table:table-cell office:value-type="float" office:value="3.1415926535897931" table:formula="of:=2*PI()*[.B56]*[.C14]/[.D56]" table:style-name="ce1">
            <text:p>3,141592654</text:p>
          </table:table-cell>
          <table:table-cell table:style-name="ce1"/>
          <table:table-cell office:value-type="float" office:value="0.31415926535897931" table:formula="of:=([.F14]-[.E14])/[.C56]" table:style-name="ce1">
            <text:p>0,314159265</text:p>
          </table:table-cell>
          <table:table-cell office:value-type="float" office:value="0.31415926535897931" table:formula="of:=[.I13]+[.H14]" table:style-name="ce1">
            <text:p>0,314159265</text:p>
          </table:table-cell>
          <table:table-cell office:value-type="float" office:value="1.5707963267948966" table:formula="of:=([.E14]+[.F14])/2" table:style-name="ce1">
            <text:p>1,570796327</text:p>
          </table:table-cell>
          <table:table-cell table:style-name="ce1"/>
          <table:table-cell office:value-type="float" office:value="18" table:formula="of:=180/PI()*[.H14]" table:style-name="ce1">
            <text:p>18</text:p>
          </table:table-cell>
          <table:table-cell office:value-type="float" office:value="18" table:formula="of:=[.L14]+[.M13]" table:style-name="ce1">
            <text:p>18</text:p>
          </table:table-cell>
          <table:table-cell office:value-type="float" office:value="288.90707209659115" table:formula="of:=[.N13]+[.E14]" table:style-name="ce1">
            <text:p>288,9070721</text:p>
          </table:table-cell>
          <table:table-cell office:value-type="float" office:value="192.04866475018096" table:formula="of:=[.O13]+[.F14]" table:style-name="ce1">
            <text:p>192,0486648</text:p>
          </table:table-cell>
          <table:table-cell table:style-name="ce1"/>
          <table:table-cell office:value-type="float" office:value="289.94429515642224" table:formula="of:=(COS([.L14])*[.J14])+[.F55]" table:style-name="ce1">
            <text:p>289,9442952</text:p>
          </table:table-cell>
          <table:table-cell office:value-type="float" office:value="98.820351991301237" table:formula="of:=(SIN([.L14])*[.J14])+[.G55]" table:style-name="ce1">
            <text:p>98,82035199</text:p>
          </table:table-cell>
          <table:table-cell table:number-columns-repeated="1636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style-name="ce1"/>
          <table:table-cell office:value-type="float" office:value="0" table:formula="of:=2*PI()*[.B57]*[.B15]/[.D57]" table:style-name="ce1">
            <text:p>0</text:p>
          </table:table-cell>
          <table:table-cell office:value-type="float" office:value="3.1415926535897931" table:formula="of:=2*PI()*[.B57]*[.C15]/[.D57]" table:style-name="ce1">
            <text:p>3,141592654</text:p>
          </table:table-cell>
          <table:table-cell table:style-name="ce1"/>
          <table:table-cell office:value-type="float" office:value="0.31415926535897931" table:formula="of:=([.F15]-[.E15])/[.C57]" table:style-name="ce1">
            <text:p>0,314159265</text:p>
          </table:table-cell>
          <table:table-cell office:value-type="float" office:value="0.62831853071795862" table:formula="of:=[.I14]+[.H15]" table:style-name="ce1">
            <text:p>0,628318531</text:p>
          </table:table-cell>
          <table:table-cell office:value-type="float" office:value="1.5707963267948966" table:formula="of:=([.E15]+[.F15])/2" table:style-name="ce1">
            <text:p>1,570796327</text:p>
          </table:table-cell>
          <table:table-cell table:style-name="ce1"/>
          <table:table-cell office:value-type="float" office:value="18" table:formula="of:=180/PI()*[.H15]" table:style-name="ce1">
            <text:p>18</text:p>
          </table:table-cell>
          <table:table-cell office:value-type="float" office:value="36" table:formula="of:=[.L15]+[.M14]" table:style-name="ce1">
            <text:p>36</text:p>
          </table:table-cell>
          <table:table-cell office:value-type="float" office:value="288.90707209659115" table:formula="of:=[.N14]+[.E15]" table:style-name="ce1">
            <text:p>288,9070721</text:p>
          </table:table-cell>
          <table:table-cell office:value-type="float" office:value="195.19025740377074" table:formula="of:=[.O14]+[.F15]" table:style-name="ce1">
            <text:p>195,1902574</text:p>
          </table:table-cell>
          <table:table-cell table:style-name="ce1"/>
          <table:table-cell office:value-type="float" office:value="290.98151821625333" table:formula="of:=(COS([.L15])*[.J15])+[.F56]" table:style-name="ce1">
            <text:p>290,9815182</text:p>
          </table:table-cell>
          <table:table-cell office:value-type="float" office:value="97.640703982602474" table:formula="of:=(SIN([.L15])*[.J15])+[.G56]" table:style-name="ce1">
            <text:p>97,64070398</text:p>
          </table:table-cell>
          <table:table-cell table:number-columns-repeated="16366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table:style-name="ce1"/>
          <table:table-cell office:value-type="float" office:value="1.5707963267948966" table:formula="of:=2*PI()*[.B58]*[.B16]/[.D58]" table:style-name="ce1">
            <text:p>1,570796327</text:p>
          </table:table-cell>
          <table:table-cell office:value-type="float" office:value="4.7123889803846897" table:formula="of:=2*PI()*[.B58]*[.C16]/[.D58]" table:style-name="ce1">
            <text:p>4,71238898</text:p>
          </table:table-cell>
          <table:table-cell table:style-name="ce1"/>
          <table:table-cell office:value-type="float" office:value="0.31415926535897931" table:formula="of:=([.F16]-[.E16])/[.C58]" table:style-name="ce1">
            <text:p>0,314159265</text:p>
          </table:table-cell>
          <table:table-cell office:value-type="float" office:value="0.94247779607693793" table:formula="of:=[.I15]+[.H16]" table:style-name="ce1">
            <text:p>0,942477796</text:p>
          </table:table-cell>
          <table:table-cell office:value-type="float" office:value="3.1415926535897931" table:formula="of:=([.E16]+[.F16])/2" table:style-name="ce1">
            <text:p>3,141592654</text:p>
          </table:table-cell>
          <table:table-cell table:style-name="ce1"/>
          <table:table-cell office:value-type="float" office:value="18" table:formula="of:=180/PI()*[.H16]" table:style-name="ce1">
            <text:p>18</text:p>
          </table:table-cell>
          <table:table-cell office:value-type="float" office:value="54" table:formula="of:=[.L16]+[.M15]" table:style-name="ce1">
            <text:p>54</text:p>
          </table:table-cell>
          <table:table-cell office:value-type="float" office:value="290.47786842338604" table:formula="of:=[.N15]+[.E16]" table:style-name="ce1">
            <text:p>290,4778684</text:p>
          </table:table-cell>
          <table:table-cell office:value-type="float" office:value="199.90264638415545" table:formula="of:=[.O15]+[.F16]" table:style-name="ce1">
            <text:p>199,9026464</text:p>
          </table:table-cell>
          <table:table-cell table:style-name="ce1"/>
          <table:table-cell office:value-type="float" office:value="293.05596433591552" table:formula="of:=(COS([.L16])*[.J16])+[.F57]" table:style-name="ce1">
            <text:p>293,0559643</text:p>
          </table:table-cell>
          <table:table-cell office:value-type="float" office:value="95.281407965204949" table:formula="of:=(SIN([.L16])*[.J16])+[.G57]" table:style-name="ce1">
            <text:p>95,28140797</text:p>
          </table:table-cell>
          <table:table-cell table:number-columns-repeated="1636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table:style-name="ce1"/>
          <table:table-cell office:value-type="float" office:value="3.1415926535897931" table:formula="of:=2*PI()*[.B59]*[.B17]/[.D59]" table:style-name="ce1">
            <text:p>3,141592654</text:p>
          </table:table-cell>
          <table:table-cell office:value-type="float" office:value="4.7123889803846897" table:formula="of:=2*PI()*[.B59]*[.C17]/[.D59]" table:style-name="ce1">
            <text:p>4,71238898</text:p>
          </table:table-cell>
          <table:table-cell table:style-name="ce1"/>
          <table:table-cell office:value-type="float" office:value="0.15707963267948966" table:formula="of:=([.F17]-[.E17])/[.C59]" table:style-name="ce1">
            <text:p>0,157079633</text:p>
          </table:table-cell>
          <table:table-cell office:value-type="float" office:value="1.0995574287564276" table:formula="of:=[.I16]+[.H17]" table:style-name="ce1">
            <text:p>1,099557429</text:p>
          </table:table-cell>
          <table:table-cell office:value-type="float" office:value="3.9269908169872414" table:formula="of:=([.E17]+[.F17])/2" table:style-name="ce1">
            <text:p>3,926990817</text:p>
          </table:table-cell>
          <table:table-cell table:style-name="ce1"/>
          <table:table-cell office:value-type="float" office:value="9" table:formula="of:=180/PI()*[.H17]" table:style-name="ce1">
            <text:p>9</text:p>
          </table:table-cell>
          <table:table-cell office:value-type="float" office:value="63" table:formula="of:=[.L17]+[.M16]" table:style-name="ce1">
            <text:p>63</text:p>
          </table:table-cell>
          <table:table-cell office:value-type="float" office:value="293.61946107697582" table:formula="of:=[.N16]+[.E17]" table:style-name="ce1">
            <text:p>293,6194611</text:p>
          </table:table-cell>
          <table:table-cell office:value-type="float" office:value="204.61503536454015" table:formula="of:=[.O16]+[.F17]" table:style-name="ce1">
            <text:p>204,6150354</text:p>
          </table:table-cell>
          <table:table-cell table:style-name="ce1"/>
          <table:table-cell office:value-type="float" office:value="289.4779641644152" table:formula="of:=(COS([.L17])*[.J17])+[.F58]" table:style-name="ce1">
            <text:p>289,4779642</text:p>
          </table:table-cell>
          <table:table-cell office:value-type="float" office:value="96.899793472260015" table:formula="of:=(SIN([.L17])*[.J17])+[.G58]" table:style-name="ce1">
            <text:p>96,89979347</text:p>
          </table:table-cell>
          <table:table-cell table:number-columns-repeated="16366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.1415926535897931" table:formula="of:=2*PI()*[.B60]*[.B18]/[.D60]" table:style-name="ce1">
            <text:p>3,141592654</text:p>
          </table:table-cell>
          <table:table-cell office:value-type="float" office:value="4.7123889803846897" table:formula="of:=2*PI()*[.B60]*[.C18]/[.D60]" table:style-name="ce1">
            <text:p>4,71238898</text:p>
          </table:table-cell>
          <table:table-cell table:style-name="ce1"/>
          <table:table-cell office:value-type="float" office:value="0.15707963267948966" table:formula="of:=([.F18]-[.E18])/[.C60]" table:style-name="ce1">
            <text:p>0,157079633</text:p>
          </table:table-cell>
          <table:table-cell office:value-type="float" office:value="1.2566370614359172" table:formula="of:=[.I17]+[.H18]" table:style-name="ce1">
            <text:p>1,256637061</text:p>
          </table:table-cell>
          <table:table-cell office:value-type="float" office:value="3.9269908169872414" table:formula="of:=([.E18]+[.F18])/2" table:style-name="ce1">
            <text:p>3,926990817</text:p>
          </table:table-cell>
          <table:table-cell table:style-name="ce1"/>
          <table:table-cell office:value-type="float" office:value="9" table:formula="of:=180/PI()*[.H18]" table:style-name="ce1">
            <text:p>9</text:p>
          </table:table-cell>
          <table:table-cell office:value-type="float" office:value="72" table:formula="of:=[.L18]+[.M17]" table:style-name="ce1">
            <text:p>72</text:p>
          </table:table-cell>
          <table:table-cell office:value-type="float" office:value="296.76105373056561" table:formula="of:=[.N17]+[.E18]" table:style-name="ce1">
            <text:p>296,7610537</text:p>
          </table:table-cell>
          <table:table-cell office:value-type="float" office:value="209.32742434492485" table:formula="of:=[.O17]+[.F18]" table:style-name="ce1">
            <text:p>209,3274243</text:p>
          </table:table-cell>
          <table:table-cell table:style-name="ce1"/>
          <table:table-cell office:value-type="float" office:value="285.89996399291488" table:formula="of:=(COS([.L18])*[.J18])+[.F59]" table:style-name="ce1">
            <text:p>285,899964</text:p>
          </table:table-cell>
          <table:table-cell office:value-type="float" office:value="98.518178979315081" table:formula="of:=(SIN([.L18])*[.J18])+[.G59]" table:style-name="ce1">
            <text:p>98,51817898</text:p>
          </table:table-cell>
          <table:table-cell table:number-columns-repeated="16366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3.1415926535897931" table:formula="of:=2*PI()*[.B61]*[.B19]/[.D61]" table:style-name="ce1">
            <text:p>3,141592654</text:p>
          </table:table-cell>
          <table:table-cell office:value-type="float" office:value="5.3407075111026483" table:formula="of:=2*PI()*[.B61]*[.C19]/[.D61]" table:style-name="ce1">
            <text:p>5,340707511</text:p>
          </table:table-cell>
          <table:table-cell table:style-name="ce1"/>
          <table:table-cell office:value-type="float" office:value="0.21991148575128552" table:formula="of:=([.F19]-[.E19])/[.C61]" table:style-name="ce1">
            <text:p>0,219911486</text:p>
          </table:table-cell>
          <table:table-cell office:value-type="float" office:value="1.4765485471872029" table:formula="of:=[.I18]+[.H19]" table:style-name="ce1">
            <text:p>1,476548547</text:p>
          </table:table-cell>
          <table:table-cell office:value-type="float" office:value="4.2411500823462207" table:formula="of:=([.E19]+[.F19])/2" table:style-name="ce1">
            <text:p>4,241150082</text:p>
          </table:table-cell>
          <table:table-cell table:style-name="ce1"/>
          <table:table-cell office:value-type="float" office:value="12.6" table:formula="of:=180/PI()*[.H19]" table:style-name="ce1">
            <text:p>12,6</text:p>
          </table:table-cell>
          <table:table-cell office:value-type="float" office:value="84.6" table:formula="of:=[.L19]+[.M18]" table:style-name="ce1">
            <text:p>84,6</text:p>
          </table:table-cell>
          <table:table-cell office:value-type="float" office:value="299.90264638415539" table:formula="of:=[.N18]+[.E19]" table:style-name="ce1">
            <text:p>299,9026464</text:p>
          </table:table-cell>
          <table:table-cell office:value-type="float" office:value="214.66813185602749" table:formula="of:=[.O18]+[.F19]" table:style-name="ce1">
            <text:p>214,6681319</text:p>
          </table:table-cell>
          <table:table-cell table:style-name="ce1"/>
          <table:table-cell office:value-type="float" office:value="290.13871606751212" table:formula="of:=(COS([.L19])*[.J19])+[.F60]" table:style-name="ce1">
            <text:p>290,1387161</text:p>
          </table:table-cell>
          <table:table-cell office:value-type="float" office:value="98.660779368805734" table:formula="of:=(SIN([.L19])*[.J19])+[.G60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.2831853071795862" table:formula="of:=2*PI()*[.B62]*[.B20]/[.D62]" table:style-name="ce1">
            <text:p>6,283185307</text:p>
          </table:table-cell>
          <table:table-cell office:value-type="float" office:value="6.2831853071795862" table:formula="of:=2*PI()*[.B62]*[.C20]/[.D62]" table:style-name="ce1">
            <text:p>6,283185307</text:p>
          </table:table-cell>
          <table:table-cell table:style-name="ce1"/>
          <table:table-cell office:value-type="float" office:value="0" table:formula="of:=([.F20]-[.E20])/[.C62]" table:style-name="ce1">
            <text:p>0</text:p>
          </table:table-cell>
          <table:table-cell office:value-type="float" office:value="1.4765485471872029" table:formula="of:=[.I19]+[.H20]" table:style-name="ce1">
            <text:p>1,476548547</text:p>
          </table:table-cell>
          <table:table-cell office:value-type="float" office:value="6.2831853071795862" table:formula="of:=([.E20]+[.F20])/2" table:style-name="ce1">
            <text:p>6,283185307</text:p>
          </table:table-cell>
          <table:table-cell table:style-name="ce1"/>
          <table:table-cell office:value-type="float" office:value="0" table:formula="of:=180/PI()*[.H20]" table:style-name="ce1">
            <text:p>0</text:p>
          </table:table-cell>
          <table:table-cell office:value-type="float" office:value="84.6" table:formula="of:=[.L20]+[.M19]" table:style-name="ce1">
            <text:p>84,6</text:p>
          </table:table-cell>
          <table:table-cell office:value-type="float" office:value="306.18583169133495" table:formula="of:=[.N19]+[.E20]" table:style-name="ce1">
            <text:p>306,1858317</text:p>
          </table:table-cell>
          <table:table-cell office:value-type="float" office:value="220.95131716320708" table:formula="of:=[.O19]+[.F20]" table:style-name="ce1">
            <text:p>220,9513172</text:p>
          </table:table-cell>
          <table:table-cell table:style-name="ce1"/>
          <table:table-cell office:value-type="float" office:value="296.42190137469169" table:formula="of:=(COS([.L20])*[.J20])+[.F61]" table:style-name="ce1">
            <text:p>296,4219014</text:p>
          </table:table-cell>
          <table:table-cell office:value-type="float" office:value="98.660779368805734" table:formula="of:=(SIN([.L20])*[.J20])+[.G61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.2831853071795862" table:formula="of:=2*PI()*[.B63]*[.B21]/[.D63]" table:style-name="ce1">
            <text:p>6,283185307</text:p>
          </table:table-cell>
          <table:table-cell office:value-type="float" office:value="6.2831853071795862" table:formula="of:=2*PI()*[.B63]*[.C21]/[.D63]" table:style-name="ce1">
            <text:p>6,283185307</text:p>
          </table:table-cell>
          <table:table-cell table:style-name="ce1"/>
          <table:table-cell office:value-type="float" office:value="0" table:formula="of:=([.F21]-[.E21])/[.C63]" table:style-name="ce1">
            <text:p>0</text:p>
          </table:table-cell>
          <table:table-cell office:value-type="float" office:value="1.4765485471872029" table:formula="of:=[.I20]+[.H21]" table:style-name="ce1">
            <text:p>1,476548547</text:p>
          </table:table-cell>
          <table:table-cell office:value-type="float" office:value="6.2831853071795862" table:formula="of:=([.E21]+[.F21])/2" table:style-name="ce1">
            <text:p>6,283185307</text:p>
          </table:table-cell>
          <table:table-cell table:style-name="ce1"/>
          <table:table-cell office:value-type="float" office:value="0" table:formula="of:=180/PI()*[.H21]" table:style-name="ce1">
            <text:p>0</text:p>
          </table:table-cell>
          <table:table-cell office:value-type="float" office:value="84.6" table:formula="of:=[.L21]+[.M20]" table:style-name="ce1">
            <text:p>84,6</text:p>
          </table:table-cell>
          <table:table-cell office:value-type="float" office:value="312.46901699851452" table:formula="of:=[.N20]+[.E21]" table:style-name="ce1">
            <text:p>312,469017</text:p>
          </table:table-cell>
          <table:table-cell office:value-type="float" office:value="227.23450247038667" table:formula="of:=[.O20]+[.F21]" table:style-name="ce1">
            <text:p>227,2345025</text:p>
          </table:table-cell>
          <table:table-cell table:style-name="ce1"/>
          <table:table-cell office:value-type="float" office:value="302.70508668187125" table:formula="of:=(COS([.L21])*[.J21])+[.F62]" table:style-name="ce1">
            <text:p>302,7050867</text:p>
          </table:table-cell>
          <table:table-cell office:value-type="float" office:value="98.660779368805734" table:formula="of:=(SIN([.L21])*[.J21])+[.G62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2.566370614359172" table:formula="of:=2*PI()*[.B64]*[.B22]/[.D64]" table:style-name="ce1">
            <text:p>12,56637061</text:p>
          </table:table-cell>
          <table:table-cell office:value-type="float" office:value="12.566370614359172" table:formula="of:=2*PI()*[.B64]*[.C22]/[.D64]" table:style-name="ce1">
            <text:p>12,56637061</text:p>
          </table:table-cell>
          <table:table-cell table:style-name="ce1"/>
          <table:table-cell office:value-type="float" office:value="0" table:formula="of:=([.F22]-[.E22])/[.C64]" table:style-name="ce1">
            <text:p>0</text:p>
          </table:table-cell>
          <table:table-cell office:value-type="float" office:value="1.4765485471872029" table:formula="of:=[.I21]+[.H22]" table:style-name="ce1">
            <text:p>1,476548547</text:p>
          </table:table-cell>
          <table:table-cell office:value-type="float" office:value="12.566370614359172" table:formula="of:=([.E22]+[.F22])/2" table:style-name="ce1">
            <text:p>12,56637061</text:p>
          </table:table-cell>
          <table:table-cell table:style-name="ce1"/>
          <table:table-cell office:value-type="float" office:value="0" table:formula="of:=180/PI()*[.H22]" table:style-name="ce1">
            <text:p>0</text:p>
          </table:table-cell>
          <table:table-cell office:value-type="float" office:value="84.6" table:formula="of:=[.L22]+[.M21]" table:style-name="ce1">
            <text:p>84,6</text:p>
          </table:table-cell>
          <table:table-cell office:value-type="float" office:value="325.03538761287371" table:formula="of:=[.N21]+[.E22]" table:style-name="ce1">
            <text:p>325,0353876</text:p>
          </table:table-cell>
          <table:table-cell office:value-type="float" office:value="239.80087308474583" table:formula="of:=[.O21]+[.F22]" table:style-name="ce1">
            <text:p>239,8008731</text:p>
          </table:table-cell>
          <table:table-cell table:style-name="ce1"/>
          <table:table-cell office:value-type="float" office:value="315.27145729623044" table:formula="of:=(COS([.L22])*[.J22])+[.F63]" table:style-name="ce1">
            <text:p>315,2714573</text:p>
          </table:table-cell>
          <table:table-cell office:value-type="float" office:value="98.660779368805734" table:formula="of:=(SIN([.L22])*[.J22])+[.G63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2.566370614359172" table:formula="of:=2*PI()*[.B65]*[.B23]/[.D65]" table:style-name="ce1">
            <text:p>12,56637061</text:p>
          </table:table-cell>
          <table:table-cell office:value-type="float" office:value="12.566370614359172" table:formula="of:=2*PI()*[.B65]*[.C23]/[.D65]" table:style-name="ce1">
            <text:p>12,56637061</text:p>
          </table:table-cell>
          <table:table-cell table:style-name="ce1"/>
          <table:table-cell office:value-type="float" office:value="0" table:formula="of:=([.F23]-[.E23])/[.C65]" table:style-name="ce1">
            <text:p>0</text:p>
          </table:table-cell>
          <table:table-cell office:value-type="float" office:value="1.4765485471872029" table:formula="of:=[.I22]+[.H23]" table:style-name="ce1">
            <text:p>1,476548547</text:p>
          </table:table-cell>
          <table:table-cell office:value-type="float" office:value="12.566370614359172" table:formula="of:=([.E23]+[.F23])/2" table:style-name="ce1">
            <text:p>12,56637061</text:p>
          </table:table-cell>
          <table:table-cell table:style-name="ce1"/>
          <table:table-cell office:value-type="float" office:value="0" table:formula="of:=180/PI()*[.H23]" table:style-name="ce1">
            <text:p>0</text:p>
          </table:table-cell>
          <table:table-cell office:value-type="float" office:value="84.6" table:formula="of:=[.L23]+[.M22]" table:style-name="ce1">
            <text:p>84,6</text:p>
          </table:table-cell>
          <table:table-cell office:value-type="float" office:value="337.60175822723289" table:formula="of:=[.N22]+[.E23]" table:style-name="ce1">
            <text:p>337,6017582</text:p>
          </table:table-cell>
          <table:table-cell office:value-type="float" office:value="252.36724369910502" table:formula="of:=[.O22]+[.F23]" table:style-name="ce1">
            <text:p>252,3672437</text:p>
          </table:table-cell>
          <table:table-cell table:style-name="ce1"/>
          <table:table-cell office:value-type="float" office:value="327.83782791058962" table:formula="of:=(COS([.L23])*[.J23])+[.F64]" table:style-name="ce1">
            <text:p>327,8378279</text:p>
          </table:table-cell>
          <table:table-cell office:value-type="float" office:value="98.660779368805734" table:formula="of:=(SIN([.L23])*[.J23])+[.G64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9.4247779607693793" table:formula="of:=2*PI()*[.B66]*[.B24]/[.D66]" table:style-name="ce1">
            <text:p>9,424777961</text:p>
          </table:table-cell>
          <table:table-cell office:value-type="float" office:value="9.4247779607693793" table:formula="of:=2*PI()*[.B66]*[.C24]/[.D66]" table:style-name="ce1">
            <text:p>9,424777961</text:p>
          </table:table-cell>
          <table:table-cell table:style-name="ce1"/>
          <table:table-cell office:value-type="float" office:value="0" table:formula="of:=([.F24]-[.E24])/[.C66]" table:style-name="ce1">
            <text:p>0</text:p>
          </table:table-cell>
          <table:table-cell office:value-type="float" office:value="1.4765485471872029" table:formula="of:=[.I23]+[.H24]" table:style-name="ce1">
            <text:p>1,476548547</text:p>
          </table:table-cell>
          <table:table-cell office:value-type="float" office:value="9.4247779607693793" table:formula="of:=([.E24]+[.F24])/2" table:style-name="ce1">
            <text:p>9,424777961</text:p>
          </table:table-cell>
          <table:table-cell table:style-name="ce1"/>
          <table:table-cell office:value-type="float" office:value="0" table:formula="of:=180/PI()*[.H24]" table:style-name="ce1">
            <text:p>0</text:p>
          </table:table-cell>
          <table:table-cell office:value-type="float" office:value="84.6" table:formula="of:=[.L24]+[.M23]" table:style-name="ce1">
            <text:p>84,6</text:p>
          </table:table-cell>
          <table:table-cell office:value-type="float" office:value="347.0265361880023" table:formula="of:=[.N23]+[.E24]" table:style-name="ce1">
            <text:p>347,0265362</text:p>
          </table:table-cell>
          <table:table-cell office:value-type="float" office:value="261.79202165987442" table:formula="of:=[.O23]+[.F24]" table:style-name="ce1">
            <text:p>261,7920217</text:p>
          </table:table-cell>
          <table:table-cell table:style-name="ce1"/>
          <table:table-cell office:value-type="float" office:value="337.26260587135903" table:formula="of:=(COS([.L24])*[.J24])+[.F65]" table:style-name="ce1">
            <text:p>337,2626059</text:p>
          </table:table-cell>
          <table:table-cell office:value-type="float" office:value="98.660779368805734" table:formula="of:=(SIN([.L24])*[.J24])+[.G65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2*PI()*[.B67]*[.B25]/[.D67]" table:style-name="ce1">
            <text:p>0</text:p>
          </table:table-cell>
          <table:table-cell office:value-type="float" office:value="0" table:formula="of:=2*PI()*[.B67]*[.C25]/[.D67]" table:style-name="ce1">
            <text:p>0</text:p>
          </table:table-cell>
          <table:table-cell table:style-name="ce1"/>
          <table:table-cell office:value-type="float" office:value="0" table:formula="of:=([.F25]-[.E25])/[.C67]" table:style-name="ce1">
            <text:p>0</text:p>
          </table:table-cell>
          <table:table-cell office:value-type="float" office:value="1.4765485471872029" table:formula="of:=[.I24]+[.H25]" table:style-name="ce1">
            <text:p>1,476548547</text:p>
          </table:table-cell>
          <table:table-cell office:value-type="float" office:value="0" table:formula="of:=([.E25]+[.F25])/2" table:style-name="ce1">
            <text:p>0</text:p>
          </table:table-cell>
          <table:table-cell table:style-name="ce1"/>
          <table:table-cell office:value-type="float" office:value="0" table:formula="of:=180/PI()*[.H25]" table:style-name="ce1">
            <text:p>0</text:p>
          </table:table-cell>
          <table:table-cell office:value-type="float" office:value="84.6" table:formula="of:=[.L25]+[.M24]" table:style-name="ce1">
            <text:p>84,6</text:p>
          </table:table-cell>
          <table:table-cell office:value-type="float" office:value="347.0265361880023" table:formula="of:=[.N24]+[.E25]" table:style-name="ce1">
            <text:p>347,0265362</text:p>
          </table:table-cell>
          <table:table-cell office:value-type="float" office:value="261.79202165987442" table:formula="of:=[.O24]+[.F25]" table:style-name="ce1">
            <text:p>261,7920217</text:p>
          </table:table-cell>
          <table:table-cell table:style-name="ce1"/>
          <table:table-cell office:value-type="float" office:value="337.26260587135903" table:formula="of:=(COS([.L25])*[.J25])+[.F66]" table:style-name="ce1">
            <text:p>337,2626059</text:p>
          </table:table-cell>
          <table:table-cell office:value-type="float" office:value="98.660779368805734" table:formula="of:=(SIN([.L25])*[.J25])+[.G66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.2831853071795862" table:formula="of:=2*PI()*[.B68]*[.B26]/[.D68]" table:style-name="ce1">
            <text:p>6,283185307</text:p>
          </table:table-cell>
          <table:table-cell office:value-type="float" office:value="6.2831853071795862" table:formula="of:=2*PI()*[.B68]*[.C26]/[.D68]" table:style-name="ce1">
            <text:p>6,283185307</text:p>
          </table:table-cell>
          <table:table-cell table:style-name="ce1"/>
          <table:table-cell office:value-type="float" office:value="0" table:formula="of:=([.F26]-[.E26])/[.C68]" table:style-name="ce1">
            <text:p>0</text:p>
          </table:table-cell>
          <table:table-cell office:value-type="float" office:value="1.4765485471872029" table:formula="of:=[.I25]+[.H26]" table:style-name="ce1">
            <text:p>1,476548547</text:p>
          </table:table-cell>
          <table:table-cell office:value-type="float" office:value="6.2831853071795862" table:formula="of:=([.E26]+[.F26])/2" table:style-name="ce1">
            <text:p>6,283185307</text:p>
          </table:table-cell>
          <table:table-cell table:style-name="ce1"/>
          <table:table-cell office:value-type="float" office:value="0" table:formula="of:=180/PI()*[.H26]" table:style-name="ce1">
            <text:p>0</text:p>
          </table:table-cell>
          <table:table-cell office:value-type="float" office:value="84.6" table:formula="of:=[.L26]+[.M25]" table:style-name="ce1">
            <text:p>84,6</text:p>
          </table:table-cell>
          <table:table-cell office:value-type="float" office:value="353.30972149518186" table:formula="of:=[.N25]+[.E26]" table:style-name="ce1">
            <text:p>353,3097215</text:p>
          </table:table-cell>
          <table:table-cell office:value-type="float" office:value="268.07520696705399" table:formula="of:=[.O25]+[.F26]" table:style-name="ce1">
            <text:p>268,075207</text:p>
          </table:table-cell>
          <table:table-cell table:style-name="ce1"/>
          <table:table-cell office:value-type="float" office:value="343.54579117853859" table:formula="of:=(COS([.L26])*[.J26])+[.F67]" table:style-name="ce1">
            <text:p>343,5457912</text:p>
          </table:table-cell>
          <table:table-cell office:value-type="float" office:value="98.660779368805734" table:formula="of:=(SIN([.L26])*[.J26])+[.G67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.2831853071795862" table:formula="of:=2*PI()*[.B69]*[.B27]/[.D69]" table:style-name="ce1">
            <text:p>6,283185307</text:p>
          </table:table-cell>
          <table:table-cell office:value-type="float" office:value="6.2831853071795862" table:formula="of:=2*PI()*[.B69]*[.C27]/[.D69]" table:style-name="ce1">
            <text:p>6,283185307</text:p>
          </table:table-cell>
          <table:table-cell table:style-name="ce1"/>
          <table:table-cell office:value-type="float" office:value="0" table:formula="of:=([.F27]-[.E27])/[.C69]" table:style-name="ce1">
            <text:p>0</text:p>
          </table:table-cell>
          <table:table-cell office:value-type="float" office:value="1.4765485471872029" table:formula="of:=[.I26]+[.H27]" table:style-name="ce1">
            <text:p>1,476548547</text:p>
          </table:table-cell>
          <table:table-cell office:value-type="float" office:value="6.2831853071795862" table:formula="of:=([.E27]+[.F27])/2" table:style-name="ce1">
            <text:p>6,283185307</text:p>
          </table:table-cell>
          <table:table-cell table:style-name="ce1"/>
          <table:table-cell office:value-type="float" office:value="0" table:formula="of:=180/PI()*[.H27]" table:style-name="ce1">
            <text:p>0</text:p>
          </table:table-cell>
          <table:table-cell office:value-type="float" office:value="84.6" table:formula="of:=[.L27]+[.M26]" table:style-name="ce1">
            <text:p>84,6</text:p>
          </table:table-cell>
          <table:table-cell office:value-type="float" office:value="359.59290680236143" table:formula="of:=[.N26]+[.E27]" table:style-name="ce1">
            <text:p>359,5929068</text:p>
          </table:table-cell>
          <table:table-cell office:value-type="float" office:value="274.35839227423355" table:formula="of:=[.O26]+[.F27]" table:style-name="ce1">
            <text:p>274,3583923</text:p>
          </table:table-cell>
          <table:table-cell table:style-name="ce1"/>
          <table:table-cell office:value-type="float" office:value="349.82897648571816" table:formula="of:=(COS([.L27])*[.J27])+[.F68]" table:style-name="ce1">
            <text:p>349,8289765</text:p>
          </table:table-cell>
          <table:table-cell office:value-type="float" office:value="98.660779368805734" table:formula="of:=(SIN([.L27])*[.J27])+[.G68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2.566370614359172" table:formula="of:=2*PI()*[.B70]*[.B28]/[.D70]" table:style-name="ce1">
            <text:p>12,56637061</text:p>
          </table:table-cell>
          <table:table-cell office:value-type="float" office:value="12.566370614359172" table:formula="of:=2*PI()*[.B70]*[.C28]/[.D70]" table:style-name="ce1">
            <text:p>12,56637061</text:p>
          </table:table-cell>
          <table:table-cell table:style-name="ce1"/>
          <table:table-cell office:value-type="float" office:value="0" table:formula="of:=([.F28]-[.E28])/[.C70]" table:style-name="ce1">
            <text:p>0</text:p>
          </table:table-cell>
          <table:table-cell office:value-type="float" office:value="1.4765485471872029" table:formula="of:=[.I27]+[.H28]" table:style-name="ce1">
            <text:p>1,476548547</text:p>
          </table:table-cell>
          <table:table-cell office:value-type="float" office:value="12.566370614359172" table:formula="of:=([.E28]+[.F28])/2" table:style-name="ce1">
            <text:p>12,56637061</text:p>
          </table:table-cell>
          <table:table-cell table:style-name="ce1"/>
          <table:table-cell office:value-type="float" office:value="0" table:formula="of:=180/PI()*[.H28]" table:style-name="ce1">
            <text:p>0</text:p>
          </table:table-cell>
          <table:table-cell office:value-type="float" office:value="84.6" table:formula="of:=[.L28]+[.M27]" table:style-name="ce1">
            <text:p>84,6</text:p>
          </table:table-cell>
          <table:table-cell office:value-type="float" office:value="372.15927741672061" table:formula="of:=[.N27]+[.E28]" table:style-name="ce1">
            <text:p>372,1592774</text:p>
          </table:table-cell>
          <table:table-cell office:value-type="float" office:value="286.92476288859274" table:formula="of:=[.O27]+[.F28]" table:style-name="ce1">
            <text:p>286,9247629</text:p>
          </table:table-cell>
          <table:table-cell table:style-name="ce1"/>
          <table:table-cell office:value-type="float" office:value="362.39534710007734" table:formula="of:=(COS([.L28])*[.J28])+[.F69]" table:style-name="ce1">
            <text:p>362,3953471</text:p>
          </table:table-cell>
          <table:table-cell office:value-type="float" office:value="98.660779368805734" table:formula="of:=(SIN([.L28])*[.J28])+[.G69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9.4247779607693793" table:formula="of:=2*PI()*[.B71]*[.B29]/[.D71]" table:style-name="ce1">
            <text:p>9,424777961</text:p>
          </table:table-cell>
          <table:table-cell office:value-type="float" office:value="9.4247779607693793" table:formula="of:=2*PI()*[.B71]*[.C29]/[.D71]" table:style-name="ce1">
            <text:p>9,424777961</text:p>
          </table:table-cell>
          <table:table-cell table:style-name="ce1"/>
          <table:table-cell office:value-type="float" office:value="0" table:formula="of:=([.F29]-[.E29])/[.C71]" table:style-name="ce1">
            <text:p>0</text:p>
          </table:table-cell>
          <table:table-cell office:value-type="float" office:value="1.4765485471872029" table:formula="of:=[.I28]+[.H29]" table:style-name="ce1">
            <text:p>1,476548547</text:p>
          </table:table-cell>
          <table:table-cell office:value-type="float" office:value="9.4247779607693793" table:formula="of:=([.E29]+[.F29])/2" table:style-name="ce1">
            <text:p>9,424777961</text:p>
          </table:table-cell>
          <table:table-cell table:style-name="ce1"/>
          <table:table-cell office:value-type="float" office:value="0" table:formula="of:=180/PI()*[.H29]" table:style-name="ce1">
            <text:p>0</text:p>
          </table:table-cell>
          <table:table-cell office:value-type="float" office:value="84.6" table:formula="of:=[.L29]+[.M28]" table:style-name="ce1">
            <text:p>84,6</text:p>
          </table:table-cell>
          <table:table-cell office:value-type="float" office:value="381.58405537749002" table:formula="of:=[.N28]+[.E29]" table:style-name="ce1">
            <text:p>381,5840554</text:p>
          </table:table-cell>
          <table:table-cell office:value-type="float" office:value="296.34954084936214" table:formula="of:=[.O28]+[.F29]" table:style-name="ce1">
            <text:p>296,3495408</text:p>
          </table:table-cell>
          <table:table-cell table:style-name="ce1"/>
          <table:table-cell office:value-type="float" office:value="371.82012506084675" table:formula="of:=(COS([.L29])*[.J29])+[.F70]" table:style-name="ce1">
            <text:p>371,8201251</text:p>
          </table:table-cell>
          <table:table-cell office:value-type="float" office:value="98.660779368805734" table:formula="of:=(SIN([.L29])*[.J29])+[.G70]" table:style-name="ce1">
            <text:p>98,66077937</text:p>
          </table:table-cell>
          <table:table-cell table:number-columns-repeated="16366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.1415926535897931" table:formula="of:=2*PI()*[.B72]*[.B30]/[.D72]" table:style-name="ce1">
            <text:p>3,141592654</text:p>
          </table:table-cell>
          <table:table-cell office:value-type="float" office:value="6.2831853071795862" table:formula="of:=2*PI()*[.B72]*[.C30]/[.D72]" table:style-name="ce1">
            <text:p>6,283185307</text:p>
          </table:table-cell>
          <table:table-cell table:style-name="ce1"/>
          <table:table-cell office:value-type="float" office:value="0.31415926535897931" table:formula="of:=([.F30]-[.E30])/[.C72]" table:style-name="ce1">
            <text:p>0,314159265</text:p>
          </table:table-cell>
          <table:table-cell office:value-type="float" office:value="1.7907078125461822" table:formula="of:=[.I29]+[.H30]" table:style-name="ce1">
            <text:p>1,790707813</text:p>
          </table:table-cell>
          <table:table-cell office:value-type="float" office:value="4.7123889803846897" table:formula="of:=([.E30]+[.F30])/2" table:style-name="ce1">
            <text:p>4,71238898</text:p>
          </table:table-cell>
          <table:table-cell table:style-name="ce1"/>
          <table:table-cell office:value-type="float" office:value="18" table:formula="of:=180/PI()*[.H30]" table:style-name="ce1">
            <text:p>18</text:p>
          </table:table-cell>
          <table:table-cell office:value-type="float" office:value="102.6" table:formula="of:=[.L30]+[.M29]" table:style-name="ce1">
            <text:p>102,6</text:p>
          </table:table-cell>
          <table:table-cell office:value-type="float" office:value="384.7256480310798" table:formula="of:=[.N29]+[.E30]" table:style-name="ce1">
            <text:p>384,725648</text:p>
          </table:table-cell>
          <table:table-cell office:value-type="float" office:value="302.63272615654171" table:formula="of:=[.O29]+[.F30]" table:style-name="ce1">
            <text:p>302,6327262</text:p>
          </table:table-cell>
          <table:table-cell table:style-name="ce1"/>
          <table:table-cell office:value-type="float" office:value="374.93179424034003" table:formula="of:=(COS([.L30])*[.J30])+[.F71]" table:style-name="ce1">
            <text:p>374,9317942</text:p>
          </table:table-cell>
          <table:table-cell office:value-type="float" office:value="95.121835342709446" table:formula="of:=(SIN([.L30])*[.J30])+[.G71]" table:style-name="ce1">
            <text:p>95,12183534</text:p>
          </table:table-cell>
          <table:table-cell table:number-columns-repeated="16366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.1415926535897931" table:formula="of:=2*PI()*[.B73]*[.B31]/[.D73]" table:style-name="ce1">
            <text:p>3,141592654</text:p>
          </table:table-cell>
          <table:table-cell office:value-type="float" office:value="6.2831853071795862" table:formula="of:=2*PI()*[.B73]*[.C31]/[.D73]" table:style-name="ce1">
            <text:p>6,283185307</text:p>
          </table:table-cell>
          <table:table-cell table:style-name="ce1"/>
          <table:table-cell office:value-type="float" office:value="0.31415926535897931" table:formula="of:=([.F31]-[.E31])/[.C73]" table:style-name="ce1">
            <text:p>0,314159265</text:p>
          </table:table-cell>
          <table:table-cell office:value-type="float" office:value="2.1048670779051615" table:formula="of:=[.I30]+[.H31]" table:style-name="ce1">
            <text:p>2,104867078</text:p>
          </table:table-cell>
          <table:table-cell office:value-type="float" office:value="4.7123889803846897" table:formula="of:=([.E31]+[.F31])/2" table:style-name="ce1">
            <text:p>4,71238898</text:p>
          </table:table-cell>
          <table:table-cell table:style-name="ce1"/>
          <table:table-cell office:value-type="float" office:value="18" table:formula="of:=180/PI()*[.H31]" table:style-name="ce1">
            <text:p>18</text:p>
          </table:table-cell>
          <table:table-cell office:value-type="float" office:value="120.6" table:formula="of:=[.L31]+[.M30]" table:style-name="ce1">
            <text:p>120,6</text:p>
          </table:table-cell>
          <table:table-cell office:value-type="float" office:value="387.86724068466958" table:formula="of:=[.N30]+[.E31]" table:style-name="ce1">
            <text:p>387,8672407</text:p>
          </table:table-cell>
          <table:table-cell office:value-type="float" office:value="308.91591146372127" table:formula="of:=[.O30]+[.F31]" table:style-name="ce1">
            <text:p>308,9159115</text:p>
          </table:table-cell>
          <table:table-cell table:style-name="ce1"/>
          <table:table-cell office:value-type="float" office:value="378.0434634198333" table:formula="of:=(COS([.L31])*[.J31])+[.F72]" table:style-name="ce1">
            <text:p>378,0434634</text:p>
          </table:table-cell>
          <table:table-cell office:value-type="float" office:value="91.582891316613157" table:formula="of:=(SIN([.L31])*[.J31])+[.G72]" table:style-name="ce1">
            <text:p>91,58289132</text:p>
          </table:table-cell>
          <table:table-cell table:number-columns-repeated="16366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.1415926535897931" table:formula="of:=2*PI()*[.B74]*[.B32]/[.D74]" table:style-name="ce1">
            <text:p>3,141592654</text:p>
          </table:table-cell>
          <table:table-cell office:value-type="float" office:value="6.2831853071795862" table:formula="of:=2*PI()*[.B74]*[.C32]/[.D74]" table:style-name="ce1">
            <text:p>6,283185307</text:p>
          </table:table-cell>
          <table:table-cell table:style-name="ce1"/>
          <table:table-cell office:value-type="float" office:value="0.31415926535897931" table:formula="of:=([.F32]-[.E32])/[.C74]" table:style-name="ce1">
            <text:p>0,314159265</text:p>
          </table:table-cell>
          <table:table-cell office:value-type="float" office:value="2.4190263432641408" table:formula="of:=[.I31]+[.H32]" table:style-name="ce1">
            <text:p>2,419026343</text:p>
          </table:table-cell>
          <table:table-cell office:value-type="float" office:value="4.7123889803846897" table:formula="of:=([.E32]+[.F32])/2" table:style-name="ce1">
            <text:p>4,71238898</text:p>
          </table:table-cell>
          <table:table-cell table:style-name="ce1"/>
          <table:table-cell office:value-type="float" office:value="18" table:formula="of:=180/PI()*[.H32]" table:style-name="ce1">
            <text:p>18</text:p>
          </table:table-cell>
          <table:table-cell office:value-type="float" office:value="138.6" table:formula="of:=[.L32]+[.M31]" table:style-name="ce1">
            <text:p>138,6</text:p>
          </table:table-cell>
          <table:table-cell office:value-type="float" office:value="391.00883333825936" table:formula="of:=[.N31]+[.E32]" table:style-name="ce1">
            <text:p>391,0088333</text:p>
          </table:table-cell>
          <table:table-cell office:value-type="float" office:value="315.19909677090084" table:formula="of:=[.O31]+[.F32]" table:style-name="ce1">
            <text:p>315,1990968</text:p>
          </table:table-cell>
          <table:table-cell table:style-name="ce1"/>
          <table:table-cell office:value-type="float" office:value="381.15513259932658" table:formula="of:=(COS([.L32])*[.J32])+[.F73]" table:style-name="ce1">
            <text:p>381,1551326</text:p>
          </table:table-cell>
          <table:table-cell office:value-type="float" office:value="88.043947290516869" table:formula="of:=(SIN([.L32])*[.J32])+[.G73]" table:style-name="ce1">
            <text:p>88,04394729</text:p>
          </table:table-cell>
          <table:table-cell table:number-columns-repeated="16366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.1415926535897931" table:formula="of:=2*PI()*[.B75]*[.B33]/[.D75]" table:style-name="ce1">
            <text:p>3,141592654</text:p>
          </table:table-cell>
          <table:table-cell office:value-type="float" office:value="6.2831853071795862" table:formula="of:=2*PI()*[.B75]*[.C33]/[.D75]" table:style-name="ce1">
            <text:p>6,283185307</text:p>
          </table:table-cell>
          <table:table-cell table:style-name="ce1"/>
          <table:table-cell office:value-type="float" office:value="0.31415926535897931" table:formula="of:=([.F33]-[.E33])/[.C75]" table:style-name="ce1">
            <text:p>0,314159265</text:p>
          </table:table-cell>
          <table:table-cell office:value-type="float" office:value="2.7331856086231201" table:formula="of:=[.I32]+[.H33]" table:style-name="ce1">
            <text:p>2,733185609</text:p>
          </table:table-cell>
          <table:table-cell office:value-type="float" office:value="4.7123889803846897" table:formula="of:=([.E33]+[.F33])/2" table:style-name="ce1">
            <text:p>4,71238898</text:p>
          </table:table-cell>
          <table:table-cell table:style-name="ce1"/>
          <table:table-cell office:value-type="float" office:value="18" table:formula="of:=180/PI()*[.H33]" table:style-name="ce1">
            <text:p>18</text:p>
          </table:table-cell>
          <table:table-cell office:value-type="float" office:value="156.6" table:formula="of:=[.L33]+[.M32]" table:style-name="ce1">
            <text:p>156,6</text:p>
          </table:table-cell>
          <table:table-cell office:value-type="float" office:value="394.15042599184915" table:formula="of:=[.N32]+[.E33]" table:style-name="ce1">
            <text:p>394,150426</text:p>
          </table:table-cell>
          <table:table-cell office:value-type="float" office:value="321.4822820780804" table:formula="of:=[.O32]+[.F33]" table:style-name="ce1">
            <text:p>321,4822821</text:p>
          </table:table-cell>
          <table:table-cell table:style-name="ce1"/>
          <table:table-cell office:value-type="float" office:value="384.26680177881985" table:formula="of:=(COS([.L33])*[.J33])+[.F74]" table:style-name="ce1">
            <text:p>384,2668018</text:p>
          </table:table-cell>
          <table:table-cell office:value-type="float" office:value="84.50500326442058" table:formula="of:=(SIN([.L33])*[.J33])+[.G74]" table:style-name="ce1">
            <text:p>84,50500326</text:p>
          </table:table-cell>
          <table:table-cell table:number-columns-repeated="16366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4.7123889803846897" table:formula="of:=2*PI()*[.B76]*[.B34]/[.D76]" table:style-name="ce1">
            <text:p>4,71238898</text:p>
          </table:table-cell>
          <table:table-cell office:value-type="float" office:value="7.8539816339744819" table:formula="of:=2*PI()*[.B76]*[.C34]/[.D76]" table:style-name="ce1">
            <text:p>7,853981634</text:p>
          </table:table-cell>
          <table:table-cell table:style-name="ce1"/>
          <table:table-cell office:value-type="float" office:value="0.3141592653589792" table:formula="of:=([.F34]-[.E34])/[.C76]" table:style-name="ce1">
            <text:p>0,314159265</text:p>
          </table:table-cell>
          <table:table-cell office:value-type="float" office:value="3.0473448739820994" table:formula="of:=[.I33]+[.H34]" table:style-name="ce1">
            <text:p>3,047344874</text:p>
          </table:table-cell>
          <table:table-cell office:value-type="float" office:value="6.2831853071795862" table:formula="of:=([.E34]+[.F34])/2" table:style-name="ce1">
            <text:p>6,283185307</text:p>
          </table:table-cell>
          <table:table-cell table:style-name="ce1"/>
          <table:table-cell office:value-type="float" office:value="17.999999999999993" table:formula="of:=180/PI()*[.H34]" table:style-name="ce1">
            <text:p>18</text:p>
          </table:table-cell>
          <table:table-cell office:value-type="float" office:value="174.6" table:formula="of:=[.L34]+[.M33]" table:style-name="ce1">
            <text:p>174,6</text:p>
          </table:table-cell>
          <table:table-cell office:value-type="float" office:value="398.86281497223382" table:formula="of:=[.N33]+[.E34]" table:style-name="ce1">
            <text:p>398,862815</text:p>
          </table:table-cell>
          <table:table-cell office:value-type="float" office:value="329.33626371205486" table:formula="of:=[.O33]+[.F34]" table:style-name="ce1">
            <text:p>329,3362637</text:p>
          </table:table-cell>
          <table:table-cell table:style-name="ce1"/>
          <table:table-cell office:value-type="float" office:value="388.41569401814422" table:formula="of:=(COS([.L34])*[.J34])+[.F75]" table:style-name="ce1">
            <text:p>388,415694</text:p>
          </table:table-cell>
          <table:table-cell office:value-type="float" office:value="79.7864112296255" table:formula="of:=(SIN([.L34])*[.J34])+[.G75]" table:style-name="ce1">
            <text:p>79,78641123</text:p>
          </table:table-cell>
          <table:table-cell table:number-columns-repeated="16366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.2831853071795862" table:formula="of:=2*PI()*[.B77]*[.B35]/[.D77]" table:style-name="ce1">
            <text:p>6,283185307</text:p>
          </table:table-cell>
          <table:table-cell office:value-type="float" office:value="6.2831853071795862" table:formula="of:=2*PI()*[.B77]*[.C35]/[.D77]" table:style-name="ce1">
            <text:p>6,283185307</text:p>
          </table:table-cell>
          <table:table-cell table:style-name="ce1"/>
          <table:table-cell office:value-type="float" office:value="0" table:formula="of:=([.F35]-[.E35])/[.C77]" table:style-name="ce1">
            <text:p>0</text:p>
          </table:table-cell>
          <table:table-cell office:value-type="float" office:value="3.0473448739820994" table:formula="of:=[.I34]+[.H35]" table:style-name="ce1">
            <text:p>3,047344874</text:p>
          </table:table-cell>
          <table:table-cell office:value-type="float" office:value="6.2831853071795862" table:formula="of:=([.E35]+[.F35])/2" table:style-name="ce1">
            <text:p>6,283185307</text:p>
          </table:table-cell>
          <table:table-cell table:style-name="ce1"/>
          <table:table-cell office:value-type="float" office:value="0" table:formula="of:=180/PI()*[.H35]" table:style-name="ce1">
            <text:p>0</text:p>
          </table:table-cell>
          <table:table-cell office:value-type="float" office:value="174.6" table:formula="of:=[.L35]+[.M34]" table:style-name="ce1">
            <text:p>174,6</text:p>
          </table:table-cell>
          <table:table-cell office:value-type="float" office:value="405.14600027941339" table:formula="of:=[.N34]+[.E35]" table:style-name="ce1">
            <text:p>405,1460003</text:p>
          </table:table-cell>
          <table:table-cell office:value-type="float" office:value="335.61944901923442" table:formula="of:=[.O34]+[.F35]" table:style-name="ce1">
            <text:p>335,619449</text:p>
          </table:table-cell>
          <table:table-cell table:style-name="ce1"/>
          <table:table-cell office:value-type="float" office:value="394.69887932532379" table:formula="of:=(COS([.L35])*[.J35])+[.F76]" table:style-name="ce1">
            <text:p>394,6988793</text:p>
          </table:table-cell>
          <table:table-cell office:value-type="float" office:value="79.7864112296255" table:formula="of:=(SIN([.L35])*[.J35])+[.G76]" table:style-name="ce1">
            <text:p>79,78641123</text:p>
          </table:table-cell>
          <table:table-cell table:number-columns-repeated="16366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9.4247779607693793" table:formula="of:=2*PI()*[.B78]*[.B36]/[.D78]" table:style-name="ce1">
            <text:p>9,424777961</text:p>
          </table:table-cell>
          <table:table-cell office:value-type="float" office:value="9.4247779607693793" table:formula="of:=2*PI()*[.B78]*[.C36]/[.D78]" table:style-name="ce1">
            <text:p>9,424777961</text:p>
          </table:table-cell>
          <table:table-cell table:style-name="ce1"/>
          <table:table-cell office:value-type="float" office:value="0" table:formula="of:=([.F36]-[.E36])/[.C78]" table:style-name="ce1">
            <text:p>0</text:p>
          </table:table-cell>
          <table:table-cell office:value-type="float" office:value="3.0473448739820994" table:formula="of:=[.I35]+[.H36]" table:style-name="ce1">
            <text:p>3,047344874</text:p>
          </table:table-cell>
          <table:table-cell office:value-type="float" office:value="9.4247779607693793" table:formula="of:=([.E36]+[.F36])/2" table:style-name="ce1">
            <text:p>9,424777961</text:p>
          </table:table-cell>
          <table:table-cell table:style-name="ce1"/>
          <table:table-cell office:value-type="float" office:value="0" table:formula="of:=180/PI()*[.H36]" table:style-name="ce1">
            <text:p>0</text:p>
          </table:table-cell>
          <table:table-cell office:value-type="float" office:value="174.6" table:formula="of:=[.L36]+[.M35]" table:style-name="ce1">
            <text:p>174,6</text:p>
          </table:table-cell>
          <table:table-cell office:value-type="float" office:value="414.57077824018279" table:formula="of:=[.N35]+[.E36]" table:style-name="ce1">
            <text:p>414,5707782</text:p>
          </table:table-cell>
          <table:table-cell office:value-type="float" office:value="345.04422698000383" table:formula="of:=[.O35]+[.F36]" table:style-name="ce1">
            <text:p>345,044227</text:p>
          </table:table-cell>
          <table:table-cell table:style-name="ce1"/>
          <table:table-cell office:value-type="float" office:value="404.12365728609319" table:formula="of:=(COS([.L36])*[.J36])+[.F77]" table:style-name="ce1">
            <text:p>404,1236573</text:p>
          </table:table-cell>
          <table:table-cell office:value-type="float" office:value="79.7864112296255" table:formula="of:=(SIN([.L36])*[.J36])+[.G77]" table:style-name="ce1">
            <text:p>79,78641123</text:p>
          </table:table-cell>
          <table:table-cell table:number-columns-repeated="1636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2.566370614359172" table:formula="of:=2*PI()*[.B79]*[.B37]/[.D79]" table:style-name="ce1">
            <text:p>12,56637061</text:p>
          </table:table-cell>
          <table:table-cell office:value-type="float" office:value="12.566370614359172" table:formula="of:=2*PI()*[.B79]*[.C37]/[.D79]" table:style-name="ce1">
            <text:p>12,56637061</text:p>
          </table:table-cell>
          <table:table-cell table:style-name="ce1"/>
          <table:table-cell office:value-type="float" office:value="0" table:formula="of:=([.F37]-[.E37])/[.C79]" table:style-name="ce1">
            <text:p>0</text:p>
          </table:table-cell>
          <table:table-cell office:value-type="float" office:value="3.0473448739820994" table:formula="of:=[.I36]+[.H37]" table:style-name="ce1">
            <text:p>3,047344874</text:p>
          </table:table-cell>
          <table:table-cell office:value-type="float" office:value="12.566370614359172" table:formula="of:=([.E37]+[.F37])/2" table:style-name="ce1">
            <text:p>12,56637061</text:p>
          </table:table-cell>
          <table:table-cell table:style-name="ce1"/>
          <table:table-cell office:value-type="float" office:value="0" table:formula="of:=180/PI()*[.H37]" table:style-name="ce1">
            <text:p>0</text:p>
          </table:table-cell>
          <table:table-cell office:value-type="float" office:value="174.6" table:formula="of:=[.L37]+[.M36]" table:style-name="ce1">
            <text:p>174,6</text:p>
          </table:table-cell>
          <table:table-cell office:value-type="float" office:value="427.13714885454198" table:formula="of:=[.N36]+[.E37]" table:style-name="ce1">
            <text:p>427,1371489</text:p>
          </table:table-cell>
          <table:table-cell office:value-type="float" office:value="357.61059759436301" table:formula="of:=[.O36]+[.F37]" table:style-name="ce1">
            <text:p>357,6105976</text:p>
          </table:table-cell>
          <table:table-cell table:style-name="ce1"/>
          <table:table-cell office:value-type="float" office:value="416.69002790045238" table:formula="of:=(COS([.L37])*[.J37])+[.F78]" table:style-name="ce1">
            <text:p>416,6900279</text:p>
          </table:table-cell>
          <table:table-cell office:value-type="float" office:value="79.7864112296255" table:formula="of:=(SIN([.L37])*[.J37])+[.G78]" table:style-name="ce1">
            <text:p>79,78641123</text:p>
          </table:table-cell>
          <table:table-cell table:number-columns-repeated="16366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9.4247779607693793" table:formula="of:=2*PI()*[.B80]*[.B38]/[.D80]" table:style-name="ce1">
            <text:p>9,424777961</text:p>
          </table:table-cell>
          <table:table-cell office:value-type="float" office:value="9.4247779607693793" table:formula="of:=2*PI()*[.B80]*[.C38]/[.D80]" table:style-name="ce1">
            <text:p>9,424777961</text:p>
          </table:table-cell>
          <table:table-cell table:style-name="ce1"/>
          <table:table-cell office:value-type="float" office:value="0" table:formula="of:=([.F38]-[.E38])/[.C80]" table:style-name="ce1">
            <text:p>0</text:p>
          </table:table-cell>
          <table:table-cell office:value-type="float" office:value="3.0473448739820994" table:formula="of:=[.I37]+[.H38]" table:style-name="ce1">
            <text:p>3,047344874</text:p>
          </table:table-cell>
          <table:table-cell office:value-type="float" office:value="9.4247779607693793" table:formula="of:=([.E38]+[.F38])/2" table:style-name="ce1">
            <text:p>9,424777961</text:p>
          </table:table-cell>
          <table:table-cell table:style-name="ce1"/>
          <table:table-cell office:value-type="float" office:value="0" table:formula="of:=180/PI()*[.H38]" table:style-name="ce1">
            <text:p>0</text:p>
          </table:table-cell>
          <table:table-cell office:value-type="float" office:value="174.6" table:formula="of:=[.L38]+[.M37]" table:style-name="ce1">
            <text:p>174,6</text:p>
          </table:table-cell>
          <table:table-cell office:value-type="float" office:value="436.56192681531138" table:formula="of:=[.N37]+[.E38]" table:style-name="ce1">
            <text:p>436,5619268</text:p>
          </table:table-cell>
          <table:table-cell office:value-type="float" office:value="367.03537555513242" table:formula="of:=[.O37]+[.F38]" table:style-name="ce1">
            <text:p>367,0353756</text:p>
          </table:table-cell>
          <table:table-cell table:style-name="ce1"/>
          <table:table-cell office:value-type="float" office:value="426.11480586122178" table:formula="of:=(COS([.L38])*[.J38])+[.F79]" table:style-name="ce1">
            <text:p>426,1148059</text:p>
          </table:table-cell>
          <table:table-cell office:value-type="float" office:value="79.7864112296255" table:formula="of:=(SIN([.L38])*[.J38])+[.G79]" table:style-name="ce1">
            <text:p>79,78641123</text:p>
          </table:table-cell>
          <table:table-cell table:number-columns-repeated="16366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.2831853071795862" table:formula="of:=2*PI()*[.B81]*[.B39]/[.D81]" table:style-name="ce1">
            <text:p>6,283185307</text:p>
          </table:table-cell>
          <table:table-cell office:value-type="float" office:value="6.2831853071795862" table:formula="of:=2*PI()*[.B81]*[.C39]/[.D81]" table:style-name="ce1">
            <text:p>6,283185307</text:p>
          </table:table-cell>
          <table:table-cell table:style-name="ce1"/>
          <table:table-cell office:value-type="float" office:value="0" table:formula="of:=([.F39]-[.E39])/[.C81]" table:style-name="ce1">
            <text:p>0</text:p>
          </table:table-cell>
          <table:table-cell office:value-type="float" office:value="3.0473448739820994" table:formula="of:=[.I38]+[.H39]" table:style-name="ce1">
            <text:p>3,047344874</text:p>
          </table:table-cell>
          <table:table-cell office:value-type="float" office:value="6.2831853071795862" table:formula="of:=([.E39]+[.F39])/2" table:style-name="ce1">
            <text:p>6,283185307</text:p>
          </table:table-cell>
          <table:table-cell table:style-name="ce1"/>
          <table:table-cell office:value-type="float" office:value="0" table:formula="of:=180/PI()*[.H39]" table:style-name="ce1">
            <text:p>0</text:p>
          </table:table-cell>
          <table:table-cell office:value-type="float" office:value="174.6" table:formula="of:=[.L39]+[.M38]" table:style-name="ce1">
            <text:p>174,6</text:p>
          </table:table-cell>
          <table:table-cell office:value-type="float" office:value="442.84511212249095" table:formula="of:=[.N38]+[.E39]" table:style-name="ce1">
            <text:p>442,8451121</text:p>
          </table:table-cell>
          <table:table-cell office:value-type="float" office:value="373.31856086231198" table:formula="of:=[.O38]+[.F39]" table:style-name="ce1">
            <text:p>373,3185609</text:p>
          </table:table-cell>
          <table:table-cell table:style-name="ce1"/>
          <table:table-cell office:value-type="float" office:value="432.39799116840135" table:formula="of:=(COS([.L39])*[.J39])+[.F80]" table:style-name="ce1">
            <text:p>432,3979912</text:p>
          </table:table-cell>
          <table:table-cell office:value-type="float" office:value="79.7864112296255" table:formula="of:=(SIN([.L39])*[.J39])+[.G80]" table:style-name="ce1">
            <text:p>79,78641123</text:p>
          </table:table-cell>
          <table:table-cell table:number-columns-repeated="16366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.1415926535897931" table:formula="of:=2*PI()*[.B82]*[.B40]/[.D82]" table:style-name="ce1">
            <text:p>3,141592654</text:p>
          </table:table-cell>
          <table:table-cell office:value-type="float" office:value="3.1415926535897931" table:formula="of:=2*PI()*[.B82]*[.C40]/[.D82]" table:style-name="ce1">
            <text:p>3,141592654</text:p>
          </table:table-cell>
          <table:table-cell table:style-name="ce1"/>
          <table:table-cell office:value-type="float" office:value="0" table:formula="of:=([.F40]-[.E40])/[.C82]" table:style-name="ce1">
            <text:p>0</text:p>
          </table:table-cell>
          <table:table-cell office:value-type="float" office:value="3.0473448739820994" table:formula="of:=[.I39]+[.H40]" table:style-name="ce1">
            <text:p>3,047344874</text:p>
          </table:table-cell>
          <table:table-cell office:value-type="float" office:value="3.1415926535897931" table:formula="of:=([.E40]+[.F40])/2" table:style-name="ce1">
            <text:p>3,141592654</text:p>
          </table:table-cell>
          <table:table-cell table:style-name="ce1"/>
          <table:table-cell office:value-type="float" office:value="0" table:formula="of:=180/PI()*[.H40]" table:style-name="ce1">
            <text:p>0</text:p>
          </table:table-cell>
          <table:table-cell office:value-type="float" office:value="174.6" table:formula="of:=[.L40]+[.M39]" table:style-name="ce1">
            <text:p>174,6</text:p>
          </table:table-cell>
          <table:table-cell office:value-type="float" office:value="445.98670477608073" table:formula="of:=[.N39]+[.E40]" table:style-name="ce1">
            <text:p>445,9867048</text:p>
          </table:table-cell>
          <table:table-cell office:value-type="float" office:value="376.46015351590177" table:formula="of:=[.O39]+[.F40]" table:style-name="ce1">
            <text:p>376,4601535</text:p>
          </table:table-cell>
          <table:table-cell table:style-name="ce1"/>
          <table:table-cell office:value-type="float" office:value="435.53958382199113" table:formula="of:=(COS([.L40])*[.J40])+[.F81]" table:style-name="ce1">
            <text:p>435,5395838</text:p>
          </table:table-cell>
          <table:table-cell office:value-type="float" office:value="79.7864112296255" table:formula="of:=(SIN([.L40])*[.J40])+[.G81]" table:style-name="ce1">
            <text:p>79,78641123</text:p>
          </table:table-cell>
          <table:table-cell table:number-columns-repeated="16366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2*PI()*[.B83]*[.B41]/[.D83]" table:style-name="ce1">
            <text:p>0</text:p>
          </table:table-cell>
          <table:table-cell office:value-type="float" office:value="0" table:formula="of:=2*PI()*[.B83]*[.C41]/[.D83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C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table:number-columns-repeated="16374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06.28318530717959" table:formula="of:=(COS([.L3])*[.J3])+[.F44]" table:style-name="ce1">
            <text:p>206,2831853</text:p>
          </table:table-cell>
          <table:table-cell office:value-type="float" office:value="100" table:formula="of:=(SIN([.L3])*[.J3])+[.G44]" table:style-name="ce1">
            <text:p>100</text:p>
          </table:table-cell>
          <table:table-cell table:style-name="ce1"/>
          <table:table-cell office:value-type="float" office:value="206.28318530717959" table:formula="of:=(COS([.I3])*[.J3])+[.I44]" table:style-name="ce1">
            <text:p>206,2831853</text:p>
          </table:table-cell>
          <table:table-cell office:value-type="float" office:value="100" table:formula="of:=(SIN([.I3])*[.J3])+[.J44]" table:style-name="ce1">
            <text:p>100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13.82300767579508" table:formula="of:=(COS([.L4])*[.J4])+[.F45]" table:style-name="ce1">
            <text:p>213,8230077</text:p>
          </table:table-cell>
          <table:table-cell office:value-type="float" office:value="100" table:formula="of:=(SIN([.L4])*[.J4])+[.G45]" table:style-name="ce1">
            <text:p>100</text:p>
          </table:table-cell>
          <table:table-cell table:style-name="ce1"/>
          <table:table-cell office:value-type="float" office:value="213.82300767579508" table:formula="of:=(COS([.I4])*[.J4])+[.I45]" table:style-name="ce1">
            <text:p>213,8230077</text:p>
          </table:table-cell>
          <table:table-cell office:value-type="float" office:value="100" table:formula="of:=(SIN([.I4])*[.J4])+[.J45]" table:style-name="ce1">
            <text:p>100</text:p>
          </table:table-cell>
          <table:table-cell table:number-columns-repeated="1637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23.24778563656446" table:formula="of:=(COS([.L5])*[.J5])+[.F46]" table:style-name="ce1">
            <text:p>223,2477856</text:p>
          </table:table-cell>
          <table:table-cell office:value-type="float" office:value="100" table:formula="of:=(SIN([.L5])*[.J5])+[.G46]" table:style-name="ce1">
            <text:p>100</text:p>
          </table:table-cell>
          <table:table-cell table:style-name="ce1"/>
          <table:table-cell office:value-type="float" office:value="223.24778563656446" table:formula="of:=(COS([.I5])*[.J5])+[.I46]" table:style-name="ce1">
            <text:p>223,2477856</text:p>
          </table:table-cell>
          <table:table-cell office:value-type="float" office:value="100" table:formula="of:=(SIN([.I5])*[.J5])+[.J46]" table:style-name="ce1">
            <text:p>100</text:p>
          </table:table-cell>
          <table:table-cell table:number-columns-repeated="16374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35.81415625092365" table:formula="of:=(COS([.L6])*[.J6])+[.F47]" table:style-name="ce1">
            <text:p>235,8141563</text:p>
          </table:table-cell>
          <table:table-cell office:value-type="float" office:value="100" table:formula="of:=(SIN([.L6])*[.J6])+[.G47]" table:style-name="ce1">
            <text:p>100</text:p>
          </table:table-cell>
          <table:table-cell table:style-name="ce1"/>
          <table:table-cell office:value-type="float" office:value="235.81415625092365" table:formula="of:=(COS([.I6])*[.J6])+[.I47]" table:style-name="ce1">
            <text:p>235,8141563</text:p>
          </table:table-cell>
          <table:table-cell office:value-type="float" office:value="100" table:formula="of:=(SIN([.I6])*[.J6])+[.J47]" table:style-name="ce1">
            <text:p>100</text:p>
          </table:table-cell>
          <table:table-cell table:number-columns-repeated="16374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248.38052686528283" table:formula="of:=(COS([.L7])*[.J7])+[.F48]" table:style-name="ce1">
            <text:p>248,3805269</text:p>
          </table:table-cell>
          <table:table-cell office:value-type="float" office:value="100" table:formula="of:=(SIN([.L7])*[.J7])+[.G48]" table:style-name="ce1">
            <text:p>100</text:p>
          </table:table-cell>
          <table:table-cell table:style-name="ce1"/>
          <table:table-cell office:value-type="float" office:value="248.38052686528283" table:formula="of:=(COS([.I7])*[.J7])+[.I48]" table:style-name="ce1">
            <text:p>248,3805269</text:p>
          </table:table-cell>
          <table:table-cell office:value-type="float" office:value="100" table:formula="of:=(SIN([.I7])*[.J7])+[.J48]" table:style-name="ce1">
            <text:p>100</text:p>
          </table:table-cell>
          <table:table-cell/>
          <table:table-cell table:style-name="ce1">
            <draw:frame draw:z-index="1" draw:id="id0" draw:style-name="a0" draw:name="Chart 1" svg:x="0.14062in" svg:y="0.05208in" svg:width="7.29688in" svg:height="5.322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260.94689747964202" table:formula="of:=(COS([.L8])*[.J8])+[.F49]" table:style-name="ce1">
            <text:p>260,9468975</text:p>
          </table:table-cell>
          <table:table-cell office:value-type="float" office:value="100" table:formula="of:=(SIN([.L8])*[.J8])+[.G49]" table:style-name="ce1">
            <text:p>100</text:p>
          </table:table-cell>
          <table:table-cell table:style-name="ce1"/>
          <table:table-cell office:value-type="float" office:value="260.94689747964202" table:formula="of:=(COS([.I8])*[.J8])+[.I49]" table:style-name="ce1">
            <text:p>260,9468975</text:p>
          </table:table-cell>
          <table:table-cell office:value-type="float" office:value="100" table:formula="of:=(SIN([.I8])*[.J8])+[.J49]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271.94247176720631" table:formula="of:=(COS([.L9])*[.J9])+[.F50]" table:style-name="ce1">
            <text:p>271,9424718</text:p>
          </table:table-cell>
          <table:table-cell office:value-type="float" office:value="100" table:formula="of:=(SIN([.L9])*[.J9])+[.G50]" table:style-name="ce1">
            <text:p>100</text:p>
          </table:table-cell>
          <table:table-cell table:style-name="ce1"/>
          <table:table-cell office:value-type="float" office:value="271.94247176720631" table:formula="of:=(COS([.I9])*[.J9])+[.I50]" table:style-name="ce1">
            <text:p>271,9424718</text:p>
          </table:table-cell>
          <table:table-cell office:value-type="float" office:value="100" table:formula="of:=(SIN([.I9])*[.J9])+[.J50]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281.05309046261669" table:formula="of:=(COS([.L10])*[.J10])+[.F51]" table:style-name="ce1">
            <text:p>281,0530905</text:p>
          </table:table-cell>
          <table:table-cell office:value-type="float" office:value="100" table:formula="of:=(SIN([.L10])*[.J10])+[.G51]" table:style-name="ce1">
            <text:p>100</text:p>
          </table:table-cell>
          <table:table-cell table:style-name="ce1"/>
          <table:table-cell office:value-type="float" office:value="281.05309046261669" table:formula="of:=(COS([.I10])*[.J10])+[.I51]" table:style-name="ce1">
            <text:p>281,0530905</text:p>
          </table:table-cell>
          <table:table-cell office:value-type="float" office:value="100" table:formula="of:=(SIN([.I10])*[.J10])+[.J51]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285.76547944300137" table:formula="of:=(COS([.L11])*[.J11])+[.F52]" table:style-name="ce1">
            <text:p>285,7654794</text:p>
          </table:table-cell>
          <table:table-cell office:value-type="float" office:value="100" table:formula="of:=(SIN([.L11])*[.J11])+[.G52]" table:style-name="ce1">
            <text:p>100</text:p>
          </table:table-cell>
          <table:table-cell table:style-name="ce1"/>
          <table:table-cell office:value-type="float" office:value="285.76547944300137" table:formula="of:=(COS([.I11])*[.J11])+[.I52]" table:style-name="ce1">
            <text:p>285,7654794</text:p>
          </table:table-cell>
          <table:table-cell office:value-type="float" office:value="100" table:formula="of:=(SIN([.I11])*[.J11])+[.J52]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88.90707209659115" table:formula="of:=(COS([.L12])*[.J12])+[.F53]" table:style-name="ce1">
            <text:p>288,9070721</text:p>
          </table:table-cell>
          <table:table-cell office:value-type="float" office:value="100" table:formula="of:=(SIN([.L12])*[.J12])+[.G53]" table:style-name="ce1">
            <text:p>100</text:p>
          </table:table-cell>
          <table:table-cell table:style-name="ce1"/>
          <table:table-cell office:value-type="float" office:value="288.90707209659115" table:formula="of:=(COS([.I12])*[.J12])+[.I53]" table:style-name="ce1">
            <text:p>288,9070721</text:p>
          </table:table-cell>
          <table:table-cell office:value-type="float" office:value="100" table:formula="of:=(SIN([.I12])*[.J12])+[.J53]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288.90707209659115" table:formula="of:=(COS([.L13])*[.J13])+[.F54]" table:style-name="ce1">
            <text:p>288,9070721</text:p>
          </table:table-cell>
          <table:table-cell office:value-type="float" office:value="100" table:formula="of:=(SIN([.L13])*[.J13])+[.G54]" table:style-name="ce1">
            <text:p>100</text:p>
          </table:table-cell>
          <table:table-cell table:style-name="ce1"/>
          <table:table-cell office:value-type="float" office:value="288.90707209659115" table:formula="of:=(COS([.I13])*[.J13])+[.I54]" table:style-name="ce1">
            <text:p>288,9070721</text:p>
          </table:table-cell>
          <table:table-cell office:value-type="float" office:value="100" table:formula="of:=(SIN([.I13])*[.J13])+[.J54]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289.94429515642224" table:formula="of:=(COS([.L14])*[.J14])+[.F55]" table:style-name="ce1">
            <text:p>289,9442952</text:p>
          </table:table-cell>
          <table:table-cell office:value-type="float" office:value="98.820351991301237" table:formula="of:=(SIN([.L14])*[.J14])+[.G55]" table:style-name="ce1">
            <text:p>98,82035199</text:p>
          </table:table-cell>
          <table:table-cell table:style-name="ce1"/>
          <table:table-cell office:value-type="float" office:value="290.40098817896194" table:formula="of:=(COS([.I14])*[.J14])+[.I55]" table:style-name="ce1">
            <text:p>290,4009882</text:p>
          </table:table-cell>
          <table:table-cell office:value-type="float" office:value="100.48540275968136" table:formula="of:=(SIN([.I14])*[.J14])+[.J55]" table:style-name="ce1">
            <text:p>100,4854028</text:p>
          </table:table-cell>
          <table:table-cell table:number-columns-repeated="16374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290.98151821625333" table:formula="of:=(COS([.L15])*[.J15])+[.F56]" table:style-name="ce1">
            <text:p>290,9815182</text:p>
          </table:table-cell>
          <table:table-cell office:value-type="float" office:value="97.640703982602474" table:formula="of:=(SIN([.L15])*[.J15])+[.G56]" table:style-name="ce1">
            <text:p>97,64070398</text:p>
          </table:table-cell>
          <table:table-cell table:style-name="ce1"/>
          <table:table-cell office:value-type="float" office:value="291.67178910204075" table:formula="of:=(COS([.I15])*[.J15])+[.I56]" table:style-name="ce1">
            <text:p>291,6717891</text:p>
          </table:table-cell>
          <table:table-cell office:value-type="float" office:value="101.4086936749266" table:formula="of:=(SIN([.I15])*[.J15])+[.J56]" table:style-name="ce1">
            <text:p>101,4086937</text:p>
          </table:table-cell>
          <table:table-cell table:number-columns-repeated="16374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293.05596433591552" table:formula="of:=(COS([.L16])*[.J16])+[.F57]" table:style-name="ce1">
            <text:p>293,0559643</text:p>
          </table:table-cell>
          <table:table-cell office:value-type="float" office:value="95.281407965204949" table:formula="of:=(SIN([.L16])*[.J16])+[.G57]" table:style-name="ce1">
            <text:p>95,28140797</text:p>
          </table:table-cell>
          <table:table-cell table:style-name="ce1"/>
          <table:table-cell office:value-type="float" office:value="293.51837093253118" table:formula="of:=(COS([.I16])*[.J16])+[.I57]" table:style-name="ce1">
            <text:p>293,5183709</text:p>
          </table:table-cell>
          <table:table-cell office:value-type="float" office:value="103.95029552108423" table:formula="of:=(SIN([.I16])*[.J16])+[.J57]" table:style-name="ce1">
            <text:p>103,9502955</text:p>
          </table:table-cell>
          <table:table-cell table:number-columns-repeated="16374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289.4779641644152" table:formula="of:=(COS([.L17])*[.J17])+[.F58]" table:style-name="ce1">
            <text:p>289,4779642</text:p>
          </table:table-cell>
          <table:table-cell office:value-type="float" office:value="96.899793472260015" table:formula="of:=(SIN([.L17])*[.J17])+[.G58]" table:style-name="ce1">
            <text:p>96,89979347</text:p>
          </table:table-cell>
          <table:table-cell table:style-name="ce1"/>
          <table:table-cell office:value-type="float" office:value="295.30118745600782" table:formula="of:=(COS([.I17])*[.J17])+[.I58]" table:style-name="ce1">
            <text:p>295,3011875</text:p>
          </table:table-cell>
          <table:table-cell office:value-type="float" office:value="107.44926995944768" table:formula="of:=(SIN([.I17])*[.J17])+[.J58]" table:style-name="ce1">
            <text:p>107,44927</text:p>
          </table:table-cell>
          <table:table-cell table:number-columns-repeated="16374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85.89996399291488" table:formula="of:=(COS([.L18])*[.J18])+[.F59]" table:style-name="ce1">
            <text:p>285,899964</text:p>
          </table:table-cell>
          <table:table-cell office:value-type="float" office:value="98.518178979315081" table:formula="of:=(SIN([.L18])*[.J18])+[.G59]" table:style-name="ce1">
            <text:p>98,51817898</text:p>
          </table:table-cell>
          <table:table-cell table:style-name="ce1"/>
          <table:table-cell office:value-type="float" office:value="296.51469435521125" table:formula="of:=(COS([.I18])*[.J18])+[.I59]" table:style-name="ce1">
            <text:p>296,5146944</text:p>
          </table:table-cell>
          <table:table-cell office:value-type="float" office:value="111.18406016537462" table:formula="of:=(SIN([.I18])*[.J18])+[.J59]" table:style-name="ce1">
            <text:p>111,1840602</text:p>
          </table:table-cell>
          <table:table-cell table:number-columns-repeated="16374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90.13871606751212" table:formula="of:=(COS([.L19])*[.J19])+[.F60]" table:style-name="ce1">
            <text:p>290,1387161</text:p>
          </table:table-cell>
          <table:table-cell office:value-type="float" office:value="98.660779368805734" table:formula="of:=(SIN([.L19])*[.J19])+[.G60]" table:style-name="ce1">
            <text:p>98,66077937</text:p>
          </table:table-cell>
          <table:table-cell table:style-name="ce1"/>
          <table:table-cell office:value-type="float" office:value="296.91382183599154" table:formula="of:=(COS([.I19])*[.J19])+[.I60]" table:style-name="ce1">
            <text:p>296,9138218</text:p>
          </table:table-cell>
          <table:table-cell office:value-type="float" office:value="115.40638787353174" table:formula="of:=(SIN([.I19])*[.J19])+[.J60]" table:style-name="ce1">
            <text:p>115,4063879</text:p>
          </table:table-cell>
          <table:table-cell table:number-columns-repeated="16374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96.42190137469169" table:formula="of:=(COS([.L20])*[.J20])+[.F61]" table:style-name="ce1">
            <text:p>296,4219014</text:p>
          </table:table-cell>
          <table:table-cell office:value-type="float" office:value="98.660779368805734" table:formula="of:=(SIN([.L20])*[.J20])+[.G61]" table:style-name="ce1">
            <text:p>98,66077937</text:p>
          </table:table-cell>
          <table:table-cell table:style-name="ce1"/>
          <table:table-cell office:value-type="float" office:value="297.50512180751787" table:formula="of:=(COS([.I20])*[.J20])+[.I61]" table:style-name="ce1">
            <text:p>297,5051218</text:p>
          </table:table-cell>
          <table:table-cell office:value-type="float" office:value="121.66168818191265" table:formula="of:=(SIN([.I20])*[.J20])+[.J61]" table:style-name="ce1">
            <text:p>121,6616882</text:p>
          </table:table-cell>
          <table:table-cell table:number-columns-repeated="16374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02.70508668187125" table:formula="of:=(COS([.L21])*[.J21])+[.F62]" table:style-name="ce1">
            <text:p>302,7050867</text:p>
          </table:table-cell>
          <table:table-cell office:value-type="float" office:value="98.660779368805734" table:formula="of:=(SIN([.L21])*[.J21])+[.G62]" table:style-name="ce1">
            <text:p>98,66077937</text:p>
          </table:table-cell>
          <table:table-cell table:style-name="ce1"/>
          <table:table-cell office:value-type="float" office:value="298.09642177904419" table:formula="of:=(COS([.I21])*[.J21])+[.I62]" table:style-name="ce1">
            <text:p>298,0964218</text:p>
          </table:table-cell>
          <table:table-cell office:value-type="float" office:value="127.91698849029356" table:formula="of:=(SIN([.I21])*[.J21])+[.J62]" table:style-name="ce1">
            <text:p>127,9169885</text:p>
          </table:table-cell>
          <table:table-cell table:number-columns-repeated="16374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15.27145729623044" table:formula="of:=(COS([.L22])*[.J22])+[.F63]" table:style-name="ce1">
            <text:p>315,2714573</text:p>
          </table:table-cell>
          <table:table-cell office:value-type="float" office:value="98.660779368805734" table:formula="of:=(SIN([.L22])*[.J22])+[.G63]" table:style-name="ce1">
            <text:p>98,66077937</text:p>
          </table:table-cell>
          <table:table-cell table:style-name="ce1"/>
          <table:table-cell office:value-type="float" office:value="299.2790217220969" table:formula="of:=(COS([.I22])*[.J22])+[.I63]" table:style-name="ce1">
            <text:p>299,2790217</text:p>
          </table:table-cell>
          <table:table-cell office:value-type="float" office:value="140.42758910705538" table:formula="of:=(SIN([.I22])*[.J22])+[.J63]" table:style-name="ce1">
            <text:p>140,4275891</text:p>
          </table:table-cell>
          <table:table-cell table:number-columns-repeated="16374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27.83782791058962" table:formula="of:=(COS([.L23])*[.J23])+[.F64]" table:style-name="ce1">
            <text:p>327,8378279</text:p>
          </table:table-cell>
          <table:table-cell office:value-type="float" office:value="98.660779368805734" table:formula="of:=(SIN([.L23])*[.J23])+[.G64]" table:style-name="ce1">
            <text:p>98,66077937</text:p>
          </table:table-cell>
          <table:table-cell table:style-name="ce1"/>
          <table:table-cell office:value-type="float" office:value="300.46162166514961" table:formula="of:=(COS([.I23])*[.J23])+[.I64]" table:style-name="ce1">
            <text:p>300,4616217</text:p>
          </table:table-cell>
          <table:table-cell office:value-type="float" office:value="152.9381897238172" table:formula="of:=(SIN([.I23])*[.J23])+[.J64]" table:style-name="ce1">
            <text:p>152,9381897</text:p>
          </table:table-cell>
          <table:table-cell table:number-columns-repeated="16374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7.26260587135903" table:formula="of:=(COS([.L24])*[.J24])+[.F65]" table:style-name="ce1">
            <text:p>337,2626059</text:p>
          </table:table-cell>
          <table:table-cell office:value-type="float" office:value="98.660779368805734" table:formula="of:=(SIN([.L24])*[.J24])+[.G65]" table:style-name="ce1">
            <text:p>98,66077937</text:p>
          </table:table-cell>
          <table:table-cell table:style-name="ce1"/>
          <table:table-cell office:value-type="float" office:value="301.34857162243912" table:formula="of:=(COS([.I24])*[.J24])+[.I65]" table:style-name="ce1">
            <text:p>301,3485716</text:p>
          </table:table-cell>
          <table:table-cell office:value-type="float" office:value="162.32114018638856" table:formula="of:=(SIN([.I24])*[.J24])+[.J65]" table:style-name="ce1">
            <text:p>162,3211402</text:p>
          </table:table-cell>
          <table:table-cell table:number-columns-repeated="16374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7.26260587135903" table:formula="of:=(COS([.L25])*[.J25])+[.F66]" table:style-name="ce1">
            <text:p>337,2626059</text:p>
          </table:table-cell>
          <table:table-cell office:value-type="float" office:value="98.660779368805734" table:formula="of:=(SIN([.L25])*[.J25])+[.G66]" table:style-name="ce1">
            <text:p>98,66077937</text:p>
          </table:table-cell>
          <table:table-cell table:style-name="ce1"/>
          <table:table-cell office:value-type="float" office:value="301.34857162243912" table:formula="of:=(COS([.I25])*[.J25])+[.I66]" table:style-name="ce1">
            <text:p>301,3485716</text:p>
          </table:table-cell>
          <table:table-cell office:value-type="float" office:value="162.32114018638856" table:formula="of:=(SIN([.I25])*[.J25])+[.J66]" table:style-name="ce1">
            <text:p>162,3211402</text:p>
          </table:table-cell>
          <table:table-cell table:number-columns-repeated="16374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43.54579117853859" table:formula="of:=(COS([.L26])*[.J26])+[.F67]" table:style-name="ce1">
            <text:p>343,5457912</text:p>
          </table:table-cell>
          <table:table-cell office:value-type="float" office:value="98.660779368805734" table:formula="of:=(SIN([.L26])*[.J26])+[.G67]" table:style-name="ce1">
            <text:p>98,66077937</text:p>
          </table:table-cell>
          <table:table-cell table:style-name="ce1"/>
          <table:table-cell office:value-type="float" office:value="301.93987159396545" table:formula="of:=(COS([.I26])*[.J26])+[.I67]" table:style-name="ce1">
            <text:p>301,9398716</text:p>
          </table:table-cell>
          <table:table-cell office:value-type="float" office:value="168.57644049476949" table:formula="of:=(SIN([.I26])*[.J26])+[.J67]" table:style-name="ce1">
            <text:p>168,5764405</text:p>
          </table:table-cell>
          <table:table-cell table:number-columns-repeated="1637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49.82897648571816" table:formula="of:=(COS([.L27])*[.J27])+[.F68]" table:style-name="ce1">
            <text:p>349,8289765</text:p>
          </table:table-cell>
          <table:table-cell office:value-type="float" office:value="98.660779368805734" table:formula="of:=(SIN([.L27])*[.J27])+[.G68]" table:style-name="ce1">
            <text:p>98,66077937</text:p>
          </table:table-cell>
          <table:table-cell table:style-name="ce1"/>
          <table:table-cell office:value-type="float" office:value="302.53117156549177" table:formula="of:=(COS([.I27])*[.J27])+[.I68]" table:style-name="ce1">
            <text:p>302,5311716</text:p>
          </table:table-cell>
          <table:table-cell office:value-type="float" office:value="174.83174080315041" table:formula="of:=(SIN([.I27])*[.J27])+[.J68]" table:style-name="ce1">
            <text:p>174,8317408</text:p>
          </table:table-cell>
          <table:table-cell table:number-columns-repeated="1637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62.39534710007734" table:formula="of:=(COS([.L28])*[.J28])+[.F69]" table:style-name="ce1">
            <text:p>362,3953471</text:p>
          </table:table-cell>
          <table:table-cell office:value-type="float" office:value="98.660779368805734" table:formula="of:=(SIN([.L28])*[.J28])+[.G69]" table:style-name="ce1">
            <text:p>98,66077937</text:p>
          </table:table-cell>
          <table:table-cell table:style-name="ce1"/>
          <table:table-cell office:value-type="float" office:value="303.71377150854448" table:formula="of:=(COS([.I28])*[.J28])+[.I69]" table:style-name="ce1">
            <text:p>303,7137715</text:p>
          </table:table-cell>
          <table:table-cell office:value-type="float" office:value="187.34234141991223" table:formula="of:=(SIN([.I28])*[.J28])+[.J69]" table:style-name="ce1">
            <text:p>187,3423414</text:p>
          </table:table-cell>
          <table:table-cell table:number-columns-repeated="16374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71.82012506084675" table:formula="of:=(COS([.L29])*[.J29])+[.F70]" table:style-name="ce1">
            <text:p>371,8201251</text:p>
          </table:table-cell>
          <table:table-cell office:value-type="float" office:value="98.660779368805734" table:formula="of:=(SIN([.L29])*[.J29])+[.G70]" table:style-name="ce1">
            <text:p>98,66077937</text:p>
          </table:table-cell>
          <table:table-cell table:style-name="ce1"/>
          <table:table-cell office:value-type="float" office:value="304.600721465834" table:formula="of:=(COS([.I29])*[.J29])+[.I70]" table:style-name="ce1">
            <text:p>304,6007215</text:p>
          </table:table-cell>
          <table:table-cell office:value-type="float" office:value="196.72529188248359" table:formula="of:=(SIN([.I29])*[.J29])+[.J70]" table:style-name="ce1">
            <text:p>196,7252919</text:p>
          </table:table-cell>
          <table:table-cell table:number-columns-repeated="16374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74.93179424034003" table:formula="of:=(COS([.L30])*[.J30])+[.F71]" table:style-name="ce1">
            <text:p>374,9317942</text:p>
          </table:table-cell>
          <table:table-cell office:value-type="float" office:value="95.121835342709446" table:formula="of:=(SIN([.L30])*[.J30])+[.G71]" table:style-name="ce1">
            <text:p>95,12183534</text:p>
          </table:table-cell>
          <table:table-cell table:style-name="ce1"/>
          <table:table-cell office:value-type="float" office:value="303.57274565893152" table:formula="of:=(COS([.I30])*[.J30])+[.I71]" table:style-name="ce1">
            <text:p>303,5727457</text:p>
          </table:table-cell>
          <table:table-cell office:value-type="float" office:value="201.32419127721644" table:formula="of:=(SIN([.I30])*[.J30])+[.J71]" table:style-name="ce1">
            <text:p>201,3241913</text:p>
          </table:table-cell>
          <table:table-cell table:number-columns-repeated="1637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78.0434634198333" table:formula="of:=(COS([.L31])*[.J31])+[.F72]" table:style-name="ce1">
            <text:p>378,0434634</text:p>
          </table:table-cell>
          <table:table-cell office:value-type="float" office:value="91.582891316613157" table:formula="of:=(SIN([.L31])*[.J31])+[.G72]" table:style-name="ce1">
            <text:p>91,58289132</text:p>
          </table:table-cell>
          <table:table-cell table:style-name="ce1"/>
          <table:table-cell office:value-type="float" office:value="301.17394450079007" table:formula="of:=(COS([.I31])*[.J31])+[.I72]" table:style-name="ce1">
            <text:p>301,1739445</text:p>
          </table:table-cell>
          <table:table-cell office:value-type="float" office:value="205.38034252022382" table:formula="of:=(SIN([.I31])*[.J31])+[.J72]" table:style-name="ce1">
            <text:p>205,3803425</text:p>
          </table:table-cell>
          <table:table-cell table:number-columns-repeated="16374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1.15513259932658" table:formula="of:=(COS([.L32])*[.J32])+[.F73]" table:style-name="ce1">
            <text:p>381,1551326</text:p>
          </table:table-cell>
          <table:table-cell office:value-type="float" office:value="88.043947290516869" table:formula="of:=(SIN([.L32])*[.J32])+[.G73]" table:style-name="ce1">
            <text:p>88,04394729</text:p>
          </table:table-cell>
          <table:table-cell table:style-name="ce1"/>
          <table:table-cell office:value-type="float" office:value="297.6391293621989" table:formula="of:=(COS([.I32])*[.J32])+[.I73]" table:style-name="ce1">
            <text:p>297,6391294</text:p>
          </table:table-cell>
          <table:table-cell office:value-type="float" office:value="208.49670126697265" table:formula="of:=(SIN([.I32])*[.J32])+[.J73]" table:style-name="ce1">
            <text:p>208,4967013</text:p>
          </table:table-cell>
          <table:table-cell table:number-columns-repeated="16374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4.26680177881985" table:formula="of:=(COS([.L33])*[.J33])+[.F74]" table:style-name="ce1">
            <text:p>384,2668018</text:p>
          </table:table-cell>
          <table:table-cell office:value-type="float" office:value="84.50500326442058" table:formula="of:=(SIN([.L33])*[.J33])+[.G74]" table:style-name="ce1">
            <text:p>84,50500326</text:p>
          </table:table-cell>
          <table:table-cell table:style-name="ce1"/>
          <table:table-cell office:value-type="float" office:value="293.31431257742861" table:formula="of:=(COS([.I33])*[.J33])+[.I74]" table:style-name="ce1">
            <text:p>293,3143126</text:p>
          </table:table-cell>
          <table:table-cell office:value-type="float" office:value="210.368216610383" table:formula="of:=(SIN([.I33])*[.J33])+[.J74]" table:style-name="ce1">
            <text:p>210,3682166</text:p>
          </table:table-cell>
          <table:table-cell table:number-columns-repeated="16374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88.41569401814422" table:formula="of:=(COS([.L34])*[.J34])+[.F75]" table:style-name="ce1">
            <text:p>388,415694</text:p>
          </table:table-cell>
          <table:table-cell office:value-type="float" office:value="79.7864112296255" table:formula="of:=(SIN([.L34])*[.J34])+[.G75]" table:style-name="ce1">
            <text:p>79,78641123</text:p>
          </table:table-cell>
          <table:table-cell table:style-name="ce1"/>
          <table:table-cell office:value-type="float" office:value="287.05901226904768" table:formula="of:=(COS([.I34])*[.J34])+[.I75]" table:style-name="ce1">
            <text:p>287,0590123</text:p>
          </table:table-cell>
          <table:table-cell office:value-type="float" office:value="210.95951658190936" table:formula="of:=(SIN([.I34])*[.J34])+[.J75]" table:style-name="ce1">
            <text:p>210,9595166</text:p>
          </table:table-cell>
          <table:table-cell table:number-columns-repeated="16374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94.69887932532379" table:formula="of:=(COS([.L35])*[.J35])+[.F76]" table:style-name="ce1">
            <text:p>394,6988793</text:p>
          </table:table-cell>
          <table:table-cell office:value-type="float" office:value="79.7864112296255" table:formula="of:=(SIN([.L35])*[.J35])+[.G76]" table:style-name="ce1">
            <text:p>79,78641123</text:p>
          </table:table-cell>
          <table:table-cell table:style-name="ce1"/>
          <table:table-cell office:value-type="float" office:value="280.80371196066676" table:formula="of:=(COS([.I35])*[.J35])+[.I76]" table:style-name="ce1">
            <text:p>280,803712</text:p>
          </table:table-cell>
          <table:table-cell office:value-type="float" office:value="211.55081655343571" table:formula="of:=(SIN([.I35])*[.J35])+[.J76]" table:style-name="ce1">
            <text:p>211,5508166</text:p>
          </table:table-cell>
          <table:table-cell table:number-columns-repeated="16374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04.12365728609319" table:formula="of:=(COS([.L36])*[.J36])+[.F77]" table:style-name="ce1">
            <text:p>404,1236573</text:p>
          </table:table-cell>
          <table:table-cell office:value-type="float" office:value="79.7864112296255" table:formula="of:=(SIN([.L36])*[.J36])+[.G77]" table:style-name="ce1">
            <text:p>79,78641123</text:p>
          </table:table-cell>
          <table:table-cell table:style-name="ce1"/>
          <table:table-cell office:value-type="float" office:value="271.42076149809537" table:formula="of:=(COS([.I36])*[.J36])+[.I77]" table:style-name="ce1">
            <text:p>271,4207615</text:p>
          </table:table-cell>
          <table:table-cell office:value-type="float" office:value="212.43776651072523" table:formula="of:=(SIN([.I36])*[.J36])+[.J77]" table:style-name="ce1">
            <text:p>212,4377665</text:p>
          </table:table-cell>
          <table:table-cell table:number-columns-repeated="16374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16.69002790045238" table:formula="of:=(COS([.L37])*[.J37])+[.F78]" table:style-name="ce1">
            <text:p>416,6900279</text:p>
          </table:table-cell>
          <table:table-cell office:value-type="float" office:value="79.7864112296255" table:formula="of:=(SIN([.L37])*[.J37])+[.G78]" table:style-name="ce1">
            <text:p>79,78641123</text:p>
          </table:table-cell>
          <table:table-cell table:style-name="ce1"/>
          <table:table-cell office:value-type="float" office:value="258.91016088133352" table:formula="of:=(COS([.I37])*[.J37])+[.I78]" table:style-name="ce1">
            <text:p>258,9101609</text:p>
          </table:table-cell>
          <table:table-cell office:value-type="float" office:value="213.6203664537779" table:formula="of:=(SIN([.I37])*[.J37])+[.J78]" table:style-name="ce1">
            <text:p>213,6203665</text:p>
          </table:table-cell>
          <table:table-cell table:number-columns-repeated="16374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26.11480586122178" table:formula="of:=(COS([.L38])*[.J38])+[.F79]" table:style-name="ce1">
            <text:p>426,1148059</text:p>
          </table:table-cell>
          <table:table-cell office:value-type="float" office:value="79.7864112296255" table:formula="of:=(SIN([.L38])*[.J38])+[.G79]" table:style-name="ce1">
            <text:p>79,78641123</text:p>
          </table:table-cell>
          <table:table-cell table:style-name="ce1"/>
          <table:table-cell office:value-type="float" office:value="249.52721041876214" table:formula="of:=(COS([.I38])*[.J38])+[.I79]" table:style-name="ce1">
            <text:p>249,5272104</text:p>
          </table:table-cell>
          <table:table-cell office:value-type="float" office:value="214.50731641106742" table:formula="of:=(SIN([.I38])*[.J38])+[.J79]" table:style-name="ce1">
            <text:p>214,5073164</text:p>
          </table:table-cell>
          <table:table-cell table:number-columns-repeated="16374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2.39799116840135" table:formula="of:=(COS([.L39])*[.J39])+[.F80]" table:style-name="ce1">
            <text:p>432,3979912</text:p>
          </table:table-cell>
          <table:table-cell office:value-type="float" office:value="79.7864112296255" table:formula="of:=(SIN([.L39])*[.J39])+[.G80]" table:style-name="ce1">
            <text:p>79,78641123</text:p>
          </table:table-cell>
          <table:table-cell table:style-name="ce1"/>
          <table:table-cell office:value-type="float" office:value="243.27191011038121" table:formula="of:=(COS([.I39])*[.J39])+[.I80]" table:style-name="ce1">
            <text:p>243,2719101</text:p>
          </table:table-cell>
          <table:table-cell office:value-type="float" office:value="215.09861638259378" table:formula="of:=(SIN([.I39])*[.J39])+[.J80]" table:style-name="ce1">
            <text:p>215,0986164</text:p>
          </table:table-cell>
          <table:table-cell table:number-columns-repeated="16374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5.53958382199113" table:formula="of:=(COS([.L40])*[.J40])+[.F81]" table:style-name="ce1">
            <text:p>435,5395838</text:p>
          </table:table-cell>
          <table:table-cell office:value-type="float" office:value="79.7864112296255" table:formula="of:=(SIN([.L40])*[.J40])+[.G81]" table:style-name="ce1">
            <text:p>79,78641123</text:p>
          </table:table-cell>
          <table:table-cell table:style-name="ce1"/>
          <table:table-cell office:value-type="float" office:value="240.14425995619075" table:formula="of:=(COS([.I40])*[.J40])+[.I81]" table:style-name="ce1">
            <text:p>240,14426</text:p>
          </table:table-cell>
          <table:table-cell office:value-type="float" office:value="215.39426636835694" table:formula="of:=(SIN([.I40])*[.J40])+[.J81]" table:style-name="ce1">
            <text:p>215,3942664</text:p>
          </table:table-cell>
          <table:table-cell table:number-columns-repeated="16374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5.53958382199113" table:formula="of:=(COS([.L41])*[.J41])+[.F82]" table:style-name="ce1">
            <text:p>435,5395838</text:p>
          </table:table-cell>
          <table:table-cell office:value-type="float" office:value="79.7864112296255" table:formula="of:=(SIN([.L41])*[.J41])+[.G82]" table:style-name="ce1">
            <text:p>79,78641123</text:p>
          </table:table-cell>
          <table:table-cell table:style-name="ce1"/>
          <table:table-cell office:value-type="float" office:value="240.14425995619075" table:formula="of:=(COS([.I41])*[.J41])+[.I82]" table:style-name="ce1">
            <text:p>240,14426</text:p>
          </table:table-cell>
          <table:table-cell office:value-type="float" office:value="215.39426636835694" table:formula="of:=(SIN([.I41])*[.J41])+[.J82]" table:style-name="ce1">
            <text:p>215,3942664</text:p>
          </table:table-cell>
          <table:table-cell table:number-columns-repeated="16374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5" table:formula="of:=5" table:style-name="ce1">
            <text:p>5</text:p>
          </table:table-cell>
          <table:table-cell office:value-type="float" office:value="10" table:formula="of:=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35.53958382199113" table:formula="of:=(COS([.L42])*[.J42])+[.F83]" table:style-name="ce1">
            <text:p>435,5395838</text:p>
          </table:table-cell>
          <table:table-cell office:value-type="float" office:value="79.7864112296255" table:formula="of:=(SIN([.L42])*[.J42])+[.G83]" table:style-name="ce1">
            <text:p>79,78641123</text:p>
          </table:table-cell>
          <table:table-cell table:style-name="ce1"/>
          <table:table-cell office:value-type="float" office:value="240.14425995619075" table:formula="of:=(COS([.I42])*[.J42])+[.I83]" table:style-name="ce1">
            <text:p>240,14426</text:p>
          </table:table-cell>
          <table:table-cell office:value-type="float" office:value="215.39426636835694" table:formula="of:=(SIN([.I42])*[.J42])+[.J83]" table:style-name="ce1">
            <text:p>215,3942664</text:p>
          </table:table-cell>
          <table:table-cell table:number-columns-repeated="16374"/>
        </table:table-row>
        <table:table-row table:number-rows-repeated="1048492" table:style-name="ro2">
          <table:table-cell table:number-columns-repeated="16384"/>
        </table:table-row>
      </table:table>
      <table:table table:name="Hoja2" table:style-name="ta2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table:number-columns-repeated="2" table:style-name="ce1"/>
          <table:table-cell office:value-type="string" table:style-name="ce5">
            <text:p>ND</text:p>
          </table:table-cell>
          <table:table-cell table:style-name="ce1"/>
          <table:table-cell office:value-type="string" table:style-name="ce1">
            <text:p>DL</text:p>
          </table:table-cell>
          <table:table-cell office:value-type="string" table:style-name="ce1">
            <text:p>DR</text:p>
          </table:table-cell>
          <table:table-cell table:style-name="ce1"/>
          <table:table-cell office:value-type="string" table:style-name="ce1">
            <text:p>Aθ</text:p>
          </table:table-cell>
          <table:table-cell table:style-name="ce1"/>
          <table:table-cell office:value-type="string" table:style-name="ce1">
            <text:p>D</text:p>
          </table:table-cell>
          <table:table-cell table:style-name="ce1"/>
          <table:table-cell office:value-type="string" table:style-name="ce1">
            <text:p>Aθ°</text:p>
          </table:table-cell>
          <table:table-cell table:style-name="ce1"/>
          <table:table-cell office:value-type="string" table:style-name="ce1">
            <text:p>DL(n+1)</text:p>
          </table:table-cell>
          <table:table-cell office:value-type="string" table:style-name="ce1">
            <text:p>DR(n+1)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5">
            <text:p>NI</text:p>
          </table:table-cell>
          <table:table-cell table:number-columns-repeated="11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0" table:formula="of:=2*PI()*[.B22]*[.B3]/[.D22]" table:style-name="ce1">
            <text:p>#DIV/0!</text:p>
          </table:table-cell>
          <table:table-cell office:value-type="float" office:value="0" table:formula="of:=2*PI()*[.B22]*[.C3]/[.D22]" table:style-name="ce1">
            <text:p>#DIV/0!</text:p>
          </table:table-cell>
          <table:table-cell table:style-name="ce1"/>
          <table:table-cell office:value-type="float" office:value="0" table:formula="of:=([.E3]-[.F3])/[.C22]" table:style-name="ce1">
            <text:p>#DIV/0!</text:p>
          </table:table-cell>
          <table:table-cell table:style-name="ce1"/>
          <table:table-cell office:value-type="float" office:value="0" table:formula="of:=([.E3]+[.F3])/2" table:style-name="ce1">
            <text:p>#DIV/0!</text:p>
          </table:table-cell>
          <table:table-cell table:style-name="ce1"/>
          <table:table-cell office:value-type="float" office:value="0" table:formula="of:=180/PI()*[.H3]" table:style-name="ce1">
            <text:p>#DIV/0!</text:p>
          </table:table-cell>
          <table:table-cell table:style-name="ce1"/>
          <table:table-cell office:value-type="float" office:value="0" table:formula="of:=[.N2]+[.E3]" table:style-name="ce1">
            <text:p>#DIV/0!</text:p>
          </table:table-cell>
          <table:table-cell office:value-type="float" office:value="0" table:formula="of:=[.O2]+[.F3]" table:style-name="ce1">
            <text:p>#DIV/0!</text:p>
          </table:table-cell>
          <table:table-cell table:style-name="ce1"/>
          <table:table-cell office:value-type="float" office:value="0" table:formula="of:=(COS([.L3])*[.J3])+[.F21]" table:style-name="ce1">
            <text:p>#DIV/0!</text:p>
          </table:table-cell>
          <table:table-cell office:value-type="float" office:value="0" table:formula="of:=(SIN([.L3])*[.J3])+[.G21]" table:style-name="ce1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style-name="ce1"/>
          <table:table-cell office:value-type="float" office:value="0" table:formula="of:=2*PI()*[.B23]*[.B4]/[.D23]" table:style-name="ce1">
            <text:p>#DIV/0!</text:p>
          </table:table-cell>
          <table:table-cell office:value-type="float" office:value="0" table:formula="of:=2*PI()*[.B23]*[.C4]/[.D23]" table:style-name="ce1">
            <text:p>#DIV/0!</text:p>
          </table:table-cell>
          <table:table-cell table:style-name="ce1"/>
          <table:table-cell office:value-type="float" office:value="0" table:formula="of:=([.E4]-[.F4])/[.C23]" table:style-name="ce1">
            <text:p>#DIV/0!</text:p>
          </table:table-cell>
          <table:table-cell table:style-name="ce1"/>
          <table:table-cell office:value-type="float" office:value="0" table:formula="of:=([.E4]+[.F4])/2" table:style-name="ce1">
            <text:p>#DIV/0!</text:p>
          </table:table-cell>
          <table:table-cell table:style-name="ce1"/>
          <table:table-cell office:value-type="float" office:value="0" table:formula="of:=180/PI()*[.H4]" table:style-name="ce1">
            <text:p>#DIV/0!</text:p>
          </table:table-cell>
          <table:table-cell table:style-name="ce1"/>
          <table:table-cell office:value-type="float" office:value="0" table:formula="of:=[.N3]+[.E4]" table:style-name="ce1">
            <text:p>#DIV/0!</text:p>
          </table:table-cell>
          <table:table-cell office:value-type="float" office:value="0" table:formula="of:=[.O3]+[.F4]" table:style-name="ce1">
            <text:p>#DIV/0!</text:p>
          </table:table-cell>
          <table:table-cell table:style-name="ce1"/>
          <table:table-cell office:value-type="float" office:value="0" table:formula="of:=(COS([.L4])*[.J4])+[.F22]" table:style-name="ce1">
            <text:p>#DIV/0!</text:p>
          </table:table-cell>
          <table:table-cell office:value-type="float" office:value="0" table:formula="of:=(SIN([.L4])*[.J4])+[.G22]" table:style-name="ce1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0" table:formula="of:=2*PI()*[.B24]*[.B5]/[.D24]" table:style-name="ce1">
            <text:p>#DIV/0!</text:p>
          </table:table-cell>
          <table:table-cell office:value-type="float" office:value="0" table:formula="of:=2*PI()*[.B24]*[.C5]/[.D24]" table:style-name="ce1">
            <text:p>#DIV/0!</text:p>
          </table:table-cell>
          <table:table-cell table:style-name="ce1"/>
          <table:table-cell office:value-type="float" office:value="0" table:formula="of:=([.E5]-[.F5])/[.C24]" table:style-name="ce1">
            <text:p>#DIV/0!</text:p>
          </table:table-cell>
          <table:table-cell table:style-name="ce1"/>
          <table:table-cell office:value-type="float" office:value="0" table:formula="of:=([.E5]+[.F5])/2" table:style-name="ce1">
            <text:p>#DIV/0!</text:p>
          </table:table-cell>
          <table:table-cell table:style-name="ce1"/>
          <table:table-cell office:value-type="float" office:value="0" table:formula="of:=180/PI()*[.H5]" table:style-name="ce1">
            <text:p>#DIV/0!</text:p>
          </table:table-cell>
          <table:table-cell table:style-name="ce1"/>
          <table:table-cell office:value-type="float" office:value="0" table:formula="of:=[.N4]+[.E5]" table:style-name="ce1">
            <text:p>#DIV/0!</text:p>
          </table:table-cell>
          <table:table-cell office:value-type="float" office:value="0" table:formula="of:=[.O4]+[.F5]" table:style-name="ce1">
            <text:p>#DIV/0!</text:p>
          </table:table-cell>
          <table:table-cell table:style-name="ce1"/>
          <table:table-cell office:value-type="float" office:value="0" table:formula="of:=(COS([.L5])*[.J5])+[.F23]" table:style-name="ce1">
            <text:p>#DIV/0!</text:p>
          </table:table-cell>
          <table:table-cell office:value-type="float" office:value="0" table:formula="of:=(SIN([.L5])*[.J5])+[.G23]" table:style-name="ce1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formula="of:=2*PI()*[.B25]*[.B6]/[.D25]" table:style-name="ce1">
            <text:p>0</text:p>
          </table:table-cell>
          <table:table-cell office:value-type="float" office:value="0" table:formula="of:=2*PI()*[.B25]*[.C6]/[.D25]" table:style-name="ce1">
            <text:p>0</text:p>
          </table:table-cell>
          <table:table-cell table:style-name="ce1"/>
          <table:table-cell office:value-type="float" office:value="0" table:formula="of:=([.E6]-[.F6])/[.C25]" table:style-name="ce1">
            <text:p>0</text:p>
          </table:table-cell>
          <table:table-cell table:style-name="ce1"/>
          <table:table-cell office:value-type="float" office:value="0" table:formula="of:=([.E6]+[.F6])/2" table:style-name="ce1">
            <text:p>0</text:p>
          </table:table-cell>
          <table:table-cell table:style-name="ce1"/>
          <table:table-cell office:value-type="float" office:value="0" table:formula="of:=180/PI()*[.H6]" table:style-name="ce1">
            <text:p>0</text:p>
          </table:table-cell>
          <table:table-cell table:style-name="ce1"/>
          <table:table-cell office:value-type="float" office:value="0" table:formula="of:=[.N5]+[.E6]" table:style-name="ce1">
            <text:p>#DIV/0!</text:p>
          </table:table-cell>
          <table:table-cell office:value-type="float" office:value="0" table:formula="of:=[.O5]+[.F6]" table:style-name="ce1">
            <text:p>#DIV/0!</text:p>
          </table:table-cell>
          <table:table-cell table:style-name="ce1"/>
          <table:table-cell office:value-type="float" office:value="0" table:formula="of:=(COS([.L6])*[.J6])+[.F24]" table:style-name="ce1">
            <text:p>0</text:p>
          </table:table-cell>
          <table:table-cell office:value-type="float" office:value="0" table:formula="of:=(SIN([.L6])*[.J6])+[.G24]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-4" table:style-name="ce5">
            <text:p>-4</text:p>
          </table:table-cell>
          <table:table-cell table:style-name="ce1"/>
          <table:table-cell office:value-type="float" office:value="134.0412865531645" table:formula="of:=2*PI()*[.B26]*[.B7]/[.D26]" table:style-name="ce1">
            <text:p>134,0412866</text:p>
          </table:table-cell>
          <table:table-cell office:value-type="float" office:value="-134.0412865531645" table:formula="of:=2*PI()*[.B26]*[.C7]/[.D26]" table:style-name="ce1">
            <text:p>-134,0412866</text:p>
          </table:table-cell>
          <table:table-cell table:style-name="ce1"/>
          <table:table-cell office:value-type="float" office:value="238.2956205389591" table:formula="of:=([.E7]-[.F7])/[.C26]" table:style-name="ce1">
            <text:p>238,2956205</text:p>
          </table:table-cell>
          <table:table-cell table:style-name="ce1"/>
          <table:table-cell office:value-type="float" office:value="0" table:formula="of:=([.E7]+[.F7])/2" table:style-name="ce1">
            <text:p>0</text:p>
          </table:table-cell>
          <table:table-cell table:style-name="ce1"/>
          <table:table-cell office:value-type="float" office:value="13653.333333333332" table:formula="of:=180/PI()*[.H7]" table:style-name="ce1">
            <text:p>13653,33333</text:p>
          </table:table-cell>
          <table:table-cell table:style-name="ce1"/>
          <table:table-cell office:value-type="float" office:value="0" table:formula="of:=[.N6]+[.E7]" table:style-name="ce1">
            <text:p>#DIV/0!</text:p>
          </table:table-cell>
          <table:table-cell office:value-type="float" office:value="0" table:formula="of:=[.O6]+[.F7]" table:style-name="ce1">
            <text:p>#DIV/0!</text:p>
          </table:table-cell>
          <table:table-cell table:style-name="ce1"/>
          <table:table-cell office:value-type="float" office:value="0.9375" table:formula="of:=(COS([.L7])*[.J7])+[.F25]" table:style-name="ce1">
            <text:p>0,9375</text:p>
          </table:table-cell>
          <table:table-cell office:value-type="float" office:value="0" table:formula="of:=(SIN([.L7])*[.J7])+[.G25]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-4" table:style-name="ce5">
            <text:p>-4</text:p>
          </table:table-cell>
          <table:table-cell table:style-name="ce1"/>
          <table:table-cell office:value-type="float" office:value="134.0412865531645" table:formula="of:=2*PI()*[.B27]*[.B8]/[.D27]" table:style-name="ce1">
            <text:p>134,0412866</text:p>
          </table:table-cell>
          <table:table-cell office:value-type="float" office:value="-134.0412865531645" table:formula="of:=2*PI()*[.B27]*[.C8]/[.D27]" table:style-name="ce1">
            <text:p>-134,0412866</text:p>
          </table:table-cell>
          <table:table-cell table:style-name="ce1"/>
          <table:table-cell office:value-type="float" office:value="285.95474464675095" table:formula="of:=([.E8]-[.F8])/[.C27]" table:style-name="ce1">
            <text:p>285,9547446</text:p>
          </table:table-cell>
          <table:table-cell table:style-name="ce1"/>
          <table:table-cell office:value-type="float" office:value="0" table:formula="of:=([.E8]+[.F8])/2" table:style-name="ce1">
            <text:p>0</text:p>
          </table:table-cell>
          <table:table-cell table:style-name="ce1"/>
          <table:table-cell office:value-type="float" office:value="16384" table:formula="of:=180/PI()*[.H8]" table:style-name="ce1">
            <text:p>16384</text:p>
          </table:table-cell>
          <table:table-cell table:style-name="ce1"/>
          <table:table-cell office:value-type="float" office:value="0" table:formula="of:=[.N7]+[.E8]" table:style-name="ce1">
            <text:p>#DIV/0!</text:p>
          </table:table-cell>
          <table:table-cell office:value-type="float" office:value="0" table:formula="of:=[.O7]+[.F8]" table:style-name="ce1">
            <text:p>#DIV/0!</text:p>
          </table:table-cell>
          <table:table-cell table:style-name="ce1"/>
          <table:table-cell office:value-type="float" office:value="1.125" table:formula="of:=(COS([.L8])*[.J8])+[.F26]" table:style-name="ce1">
            <text:p>1,125</text:p>
          </table:table-cell>
          <table:table-cell office:value-type="float" office:value="0" table:formula="of:=(SIN([.L8])*[.J8])+[.G26]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formula="of:=2*PI()*[.B28]*[.B9]/[.D28]" table:style-name="ce1">
            <text:p>#DIV/0!</text:p>
          </table:table-cell>
          <table:table-cell office:value-type="float" office:value="0" table:formula="of:=2*PI()*[.B28]*[.C9]/[.D28]" table:style-name="ce1">
            <text:p>#DIV/0!</text:p>
          </table:table-cell>
          <table:table-cell table:style-name="ce1"/>
          <table:table-cell office:value-type="float" office:value="0" table:formula="of:=([.E9]-[.F9])/[.C28]" table:style-name="ce1">
            <text:p>#DIV/0!</text:p>
          </table:table-cell>
          <table:table-cell table:style-name="ce1"/>
          <table:table-cell office:value-type="float" office:value="0" table:formula="of:=([.E9]+[.F9])/2" table:style-name="ce1">
            <text:p>#DIV/0!</text:p>
          </table:table-cell>
          <table:table-cell table:style-name="ce1"/>
          <table:table-cell office:value-type="float" office:value="0" table:formula="of:=180/PI()*[.H9]" table:style-name="ce1">
            <text:p>#DIV/0!</text:p>
          </table:table-cell>
          <table:table-cell table:style-name="ce1"/>
          <table:table-cell office:value-type="float" office:value="0" table:formula="of:=[.N8]+[.E9]" table:style-name="ce1">
            <text:p>#DIV/0!</text:p>
          </table:table-cell>
          <table:table-cell office:value-type="float" office:value="0" table:formula="of:=[.O8]+[.F9]" table:style-name="ce1">
            <text:p>#DIV/0!</text:p>
          </table:table-cell>
          <table:table-cell table:style-name="ce1"/>
          <table:table-cell office:value-type="float" office:value="0" table:formula="of:=(COS([.L9])*[.J9])+[.F27]" table:style-name="ce1">
            <text:p>#DIV/0!</text:p>
          </table:table-cell>
          <table:table-cell office:value-type="float" office:value="0" table:formula="of:=(SIN([.L9])*[.J9])+[.G27]" table:style-name="ce1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table:style-name="ce1"/>
          <table:table-cell office:value-type="float" office:value="167.55160819145564" table:formula="of:=2*PI()*[.B29]*[.B10]/[.D29]" table:style-name="ce1">
            <text:p>167,5516082</text:p>
          </table:table-cell>
          <table:table-cell office:value-type="float" office:value="201.06192982974676" table:formula="of:=2*PI()*[.B29]*[.C10]/[.D29]" table:style-name="ce1">
            <text:p>201,0619298</text:p>
          </table:table-cell>
          <table:table-cell table:style-name="ce1"/>
          <table:table-cell office:value-type="float" office:value="-44.68042885105482" table:formula="of:=([.E10]-[.F10])/[.C29]" table:style-name="ce1">
            <text:p>-44,68042885</text:p>
          </table:table-cell>
          <table:table-cell table:style-name="ce1"/>
          <table:table-cell office:value-type="float" office:value="184.30676901060122" table:formula="of:=([.E10]+[.F10])/2" table:style-name="ce1">
            <text:p>184,306769</text:p>
          </table:table-cell>
          <table:table-cell table:style-name="ce1"/>
          <table:table-cell office:value-type="float" office:value="-2559.9999999999991" table:formula="of:=180/PI()*[.H10]" table:style-name="ce1">
            <text:p>-2560</text:p>
          </table:table-cell>
          <table:table-cell table:style-name="ce1"/>
          <table:table-cell office:value-type="float" office:value="0" table:formula="of:=[.N9]+[.E10]" table:style-name="ce1">
            <text:p>#DIV/0!</text:p>
          </table:table-cell>
          <table:table-cell office:value-type="float" office:value="0" table:formula="of:=[.O9]+[.F10]" table:style-name="ce1">
            <text:p>#DIV/0!</text:p>
          </table:table-cell>
          <table:table-cell table:style-name="ce1"/>
          <table:table-cell office:value-type="float" office:value="-169.90007565530723" table:formula="of:=(COS([.L10])*[.J10])+[.F28]" table:style-name="ce1">
            <text:p>-169,9000757</text:p>
          </table:table-cell>
          <table:table-cell office:value-type="float" office:value="-71.434931199294851" table:formula="of:=(SIN([.L10])*[.J10])+[.G28]" table:style-name="ce1">
            <text:p>-71,4349312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201.06192982974676" table:formula="of:=2*PI()*[.B30]*[.B11]/[.D30]" table:style-name="ce1">
            <text:p>201,0619298</text:p>
          </table:table-cell>
          <table:table-cell office:value-type="float" office:value="167.55160819145564" table:formula="of:=2*PI()*[.B30]*[.C11]/[.D30]" table:style-name="ce1">
            <text:p>167,5516082</text:p>
          </table:table-cell>
          <table:table-cell table:style-name="ce1"/>
          <table:table-cell office:value-type="float" office:value="44.68042885105482" table:formula="of:=([.E11]-[.F11])/[.C30]" table:style-name="ce1">
            <text:p>44,68042885</text:p>
          </table:table-cell>
          <table:table-cell table:style-name="ce1"/>
          <table:table-cell office:value-type="float" office:value="184.30676901060122" table:formula="of:=([.E11]+[.F11])/2" table:style-name="ce1">
            <text:p>184,306769</text:p>
          </table:table-cell>
          <table:table-cell table:style-name="ce1"/>
          <table:table-cell office:value-type="float" office:value="2559.9999999999991" table:formula="of:=180/PI()*[.H11]" table:style-name="ce1">
            <text:p>2560</text:p>
          </table:table-cell>
          <table:table-cell table:style-name="ce1"/>
          <table:table-cell office:value-type="float" office:value="0" table:formula="of:=[.N10]+[.E11]" table:style-name="ce1">
            <text:p>#DIV/0!</text:p>
          </table:table-cell>
          <table:table-cell office:value-type="float" office:value="0" table:formula="of:=[.O10]+[.F11]" table:style-name="ce1">
            <text:p>#DIV/0!</text:p>
          </table:table-cell>
          <table:table-cell table:style-name="ce1"/>
          <table:table-cell office:value-type="float" office:value="-169.90007565530723" table:formula="of:=(COS([.L11])*[.J11])+[.F29]" table:style-name="ce1">
            <text:p>-169,9000757</text:p>
          </table:table-cell>
          <table:table-cell office:value-type="float" office:value="116.43493119929485" table:formula="of:=(SIN([.L11])*[.J11])+[.G29]" table:style-name="ce1">
            <text:p>116,434931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0" table:formula="of:=2*PI()*[.B31]*[.B12]/[.D31]" table:style-name="ce1">
            <text:p>#DIV/0!</text:p>
          </table:table-cell>
          <table:table-cell office:value-type="float" office:value="0" table:formula="of:=2*PI()*[.B31]*[.C12]/[.D31]" table:style-name="ce1">
            <text:p>#DIV/0!</text:p>
          </table:table-cell>
          <table:table-cell table:style-name="ce1"/>
          <table:table-cell office:value-type="float" office:value="0" table:formula="of:=([.E12]-[.F12])/[.C31]" table:style-name="ce1">
            <text:p>#DIV/0!</text:p>
          </table:table-cell>
          <table:table-cell table:style-name="ce1"/>
          <table:table-cell office:value-type="float" office:value="0" table:formula="of:=([.E12]+[.F12])/2" table:style-name="ce1">
            <text:p>#DIV/0!</text:p>
          </table:table-cell>
          <table:table-cell table:style-name="ce1"/>
          <table:table-cell office:value-type="float" office:value="0" table:formula="of:=180/PI()*[.H12]" table:style-name="ce1">
            <text:p>#DIV/0!</text:p>
          </table:table-cell>
          <table:table-cell table:style-name="ce1"/>
          <table:table-cell office:value-type="float" office:value="0" table:formula="of:=[.N11]+[.E12]" table:style-name="ce1">
            <text:p>#DIV/0!</text:p>
          </table:table-cell>
          <table:table-cell office:value-type="float" office:value="0" table:formula="of:=[.O11]+[.F12]" table:style-name="ce1">
            <text:p>#DIV/0!</text:p>
          </table:table-cell>
          <table:table-cell table:style-name="ce1"/>
          <table:table-cell office:value-type="float" office:value="0" table:formula="of:=(COS([.L12])*[.J12])+[.F30]" table:style-name="ce1">
            <text:p>#DIV/0!</text:p>
          </table:table-cell>
          <table:table-cell office:value-type="float" office:value="0" table:formula="of:=(SIN([.L12])*[.J12])+[.G30]" table:style-name="ce1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table:style-name="ce1"/>
          <table:table-cell office:value-type="float" office:value="134.0412865531645" table:formula="of:=2*PI()*[.B32]*[.B13]/[.D32]" table:style-name="ce1">
            <text:p>134,0412866</text:p>
          </table:table-cell>
          <table:table-cell office:value-type="float" office:value="201.06192982974676" table:formula="of:=2*PI()*[.B32]*[.C13]/[.D32]" table:style-name="ce1">
            <text:p>201,0619298</text:p>
          </table:table-cell>
          <table:table-cell table:style-name="ce1"/>
          <table:table-cell office:value-type="float" office:value="-71.488686161687752" table:formula="of:=([.E13]-[.F13])/[.C32]" table:style-name="ce1">
            <text:p>-71,48868616</text:p>
          </table:table-cell>
          <table:table-cell table:style-name="ce1"/>
          <table:table-cell office:value-type="float" office:value="167.55160819145561" table:formula="of:=([.E13]+[.F13])/2" table:style-name="ce1">
            <text:p>167,5516082</text:p>
          </table:table-cell>
          <table:table-cell table:style-name="ce1"/>
          <table:table-cell office:value-type="float" office:value="-4096.0000000000009" table:formula="of:=180/PI()*[.H13]" table:style-name="ce1">
            <text:p>-4096</text:p>
          </table:table-cell>
          <table:table-cell table:style-name="ce1"/>
          <table:table-cell office:value-type="float" office:value="0" table:formula="of:=[.N12]+[.E13]" table:style-name="ce1">
            <text:p>#DIV/0!</text:p>
          </table:table-cell>
          <table:table-cell office:value-type="float" office:value="0" table:formula="of:=[.O12]+[.F13]" table:style-name="ce1">
            <text:p>#DIV/0!</text:p>
          </table:table-cell>
          <table:table-cell table:style-name="ce1"/>
          <table:table-cell office:value-type="float" office:value="134.70992026047961" table:formula="of:=(COS([.L13])*[.J13])+[.F31]" table:style-name="ce1">
            <text:p>134,7099203</text:p>
          </table:table-cell>
          <table:table-cell office:value-type="float" office:value="99.633221321797492" table:formula="of:=(SIN([.L13])*[.J13])+[.G31]" table:style-name="ce1">
            <text:p>99,63322132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table:style-name="ce1"/>
          <table:table-cell office:value-type="float" office:value="67.020643276582248" table:formula="of:=2*PI()*[.B33]*[.B14]/[.D33]" table:style-name="ce1">
            <text:p>67,02064328</text:p>
          </table:table-cell>
          <table:table-cell office:value-type="float" office:value="201.06192982974673" table:formula="of:=2*PI()*[.B33]*[.C14]/[.D33]" table:style-name="ce1">
            <text:p>201,0619298</text:p>
          </table:table-cell>
          <table:table-cell table:style-name="ce1"/>
          <table:table-cell office:value-type="float" office:value="-119.14781026947952" table:formula="of:=([.E14]-[.F14])/[.C33]" table:style-name="ce1">
            <text:p>-119,1478103</text:p>
          </table:table-cell>
          <table:table-cell table:style-name="ce1"/>
          <table:table-cell office:value-type="float" office:value="134.0412865531645" table:formula="of:=([.E14]+[.F14])/2" table:style-name="ce1">
            <text:p>134,0412866</text:p>
          </table:table-cell>
          <table:table-cell table:style-name="ce1"/>
          <table:table-cell office:value-type="float" office:value="-6826.6666666666642" table:formula="of:=180/PI()*[.H14]" table:style-name="ce1">
            <text:p>-6826,666667</text:p>
          </table:table-cell>
          <table:table-cell table:style-name="ce1"/>
          <table:table-cell office:value-type="float" office:value="0" table:formula="of:=[.N13]+[.E14]" table:style-name="ce1">
            <text:p>#DIV/0!</text:p>
          </table:table-cell>
          <table:table-cell office:value-type="float" office:value="0" table:formula="of:=[.O13]+[.F14]" table:style-name="ce1">
            <text:p>#DIV/0!</text:p>
          </table:table-cell>
          <table:table-cell table:style-name="ce1"/>
          <table:table-cell office:value-type="float" office:value="-132.99658056727074" table:formula="of:=(COS([.L14])*[.J14])+[.F32]" table:style-name="ce1">
            <text:p>-132,9965806</text:p>
          </table:table-cell>
          <table:table-cell office:value-type="float" office:value="-7.5242457077818097" table:formula="of:=(SIN([.L14])*[.J14])+[.G32]" table:style-name="ce1">
            <text:p>-7,524245708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table:style-name="ce1"/>
          <table:table-cell office:value-type="float" office:value="67.020643276582248" table:formula="of:=2*PI()*[.B34]*[.B15]/[.D34]" table:style-name="ce1">
            <text:p>67,02064328</text:p>
          </table:table-cell>
          <table:table-cell office:value-type="float" office:value="201.06192982974673" table:formula="of:=2*PI()*[.B34]*[.C15]/[.D34]" table:style-name="ce1">
            <text:p>201,0619298</text:p>
          </table:table-cell>
          <table:table-cell table:style-name="ce1"/>
          <table:table-cell office:value-type="float" office:value="-142.97737232337542" table:formula="of:=([.E15]-[.F15])/[.C34]" table:style-name="ce1">
            <text:p>-142,9773723</text:p>
          </table:table-cell>
          <table:table-cell table:style-name="ce1"/>
          <table:table-cell office:value-type="float" office:value="134.0412865531645" table:formula="of:=([.E15]+[.F15])/2" table:style-name="ce1">
            <text:p>134,0412866</text:p>
          </table:table-cell>
          <table:table-cell table:style-name="ce1"/>
          <table:table-cell office:value-type="float" office:value="-8191.9999999999973" table:formula="of:=180/PI()*[.H15]" table:style-name="ce1">
            <text:p>-8192</text:p>
          </table:table-cell>
          <table:table-cell table:style-name="ce1"/>
          <table:table-cell office:value-type="float" office:value="0" table:formula="of:=[.N14]+[.E15]" table:style-name="ce1">
            <text:p>#DIV/0!</text:p>
          </table:table-cell>
          <table:table-cell office:value-type="float" office:value="0" table:formula="of:=[.O14]+[.F15]" table:style-name="ce1">
            <text:p>#DIV/0!</text:p>
          </table:table-cell>
          <table:table-cell table:style-name="ce1"/>
          <table:table-cell office:value-type="float" office:value="40.278731738933722" table:formula="of:=(COS([.L15])*[.J15])+[.F33]" table:style-name="ce1">
            <text:p>40,27873174</text:p>
          </table:table-cell>
          <table:table-cell office:value-type="float" office:value="133.79167957479802" table:formula="of:=(SIN([.L15])*[.J15])+[.G33]" table:style-name="ce1">
            <text:p>133,7916796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table:style-name="ce1"/>
          <table:table-cell office:value-type="float" office:value="67.020643276582248" table:formula="of:=2*PI()*[.B35]*[.B16]/[.D35]" table:style-name="ce1">
            <text:p>67,02064328</text:p>
          </table:table-cell>
          <table:table-cell office:value-type="float" office:value="134.0412865531645" table:formula="of:=2*PI()*[.B35]*[.C16]/[.D35]" table:style-name="ce1">
            <text:p>134,0412866</text:p>
          </table:table-cell>
          <table:table-cell table:style-name="ce1"/>
          <table:table-cell office:value-type="float" office:value="-89.360857702109669" table:formula="of:=([.E16]-[.F16])/[.C35]" table:style-name="ce1">
            <text:p>-89,3608577</text:p>
          </table:table-cell>
          <table:table-cell table:style-name="ce1"/>
          <table:table-cell office:value-type="float" office:value="100.53096491487338" table:formula="of:=([.E16]+[.F16])/2" table:style-name="ce1">
            <text:p>100,5309649</text:p>
          </table:table-cell>
          <table:table-cell table:style-name="ce1"/>
          <table:table-cell office:value-type="float" office:value="-5120" table:formula="of:=180/PI()*[.H16]" table:style-name="ce1">
            <text:p>-5120</text:p>
          </table:table-cell>
          <table:table-cell table:style-name="ce1"/>
          <table:table-cell office:value-type="float" office:value="0" table:formula="of:=[.N15]+[.E16]" table:style-name="ce1">
            <text:p>#DIV/0!</text:p>
          </table:table-cell>
          <table:table-cell office:value-type="float" office:value="0" table:formula="of:=[.O15]+[.F16]" table:style-name="ce1">
            <text:p>#DIV/0!</text:p>
          </table:table-cell>
          <table:table-cell table:style-name="ce1"/>
          <table:table-cell office:value-type="float" office:value="71.264181503020097" table:formula="of:=(COS([.L16])*[.J16])+[.F34]" table:style-name="ce1">
            <text:p>71,2641815</text:p>
          </table:table-cell>
          <table:table-cell office:value-type="float" office:value="71.83754433085997" table:formula="of:=(SIN([.L16])*[.J16])+[.G34]" table:style-name="ce1">
            <text:p>71,83754433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float" office:value="0" table:formula="of:=2*PI()*[.B36]*[.B17]/[.D36]" table:style-name="ce1">
            <text:p>0</text:p>
          </table:table-cell>
          <table:table-cell office:value-type="float" office:value="0" table:formula="of:=2*PI()*[.B36]*[.C17]/[.D36]" table:style-name="ce1">
            <text:p>0</text:p>
          </table:table-cell>
          <table:table-cell table:style-name="ce1"/>
          <table:table-cell office:value-type="float" office:value="0" table:formula="of:=([.E17]-[.F17])/[.C36]" table:style-name="ce1">
            <text:p>0</text:p>
          </table:table-cell>
          <table:table-cell table:style-name="ce1"/>
          <table:table-cell office:value-type="float" office:value="0" table:formula="of:=([.E17]+[.F17])/2" table:style-name="ce1">
            <text:p>0</text:p>
          </table:table-cell>
          <table:table-cell table:style-name="ce1"/>
          <table:table-cell office:value-type="float" office:value="0" table:formula="of:=180/PI()*[.H17]" table:style-name="ce1">
            <text:p>0</text:p>
          </table:table-cell>
          <table:table-cell table:style-name="ce1"/>
          <table:table-cell office:value-type="float" office:value="0" table:formula="of:=[.N16]+[.E17]" table:style-name="ce1">
            <text:p>#DIV/0!</text:p>
          </table:table-cell>
          <table:table-cell office:value-type="float" office:value="0" table:formula="of:=[.O16]+[.F17]" table:style-name="ce1">
            <text:p>#DIV/0!</text:p>
          </table:table-cell>
          <table:table-cell table:style-name="ce1"/>
          <table:table-cell office:value-type="float" office:value="0.9375" table:formula="of:=(COS([.L17])*[.J17])+[.F35]" table:style-name="ce1">
            <text:p>0,9375</text:p>
          </table:table-cell>
          <table:table-cell office:value-type="float" office:value="-11.25" table:formula="of:=(SIN([.L17])*[.J17])+[.G35]" table:style-name="ce1">
            <text:p>-11,25</text:p>
          </table:table-cell>
          <table:table-cell table:number-columns-repeated="16366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.9375" table:style-name="ce1">
            <text:p>0,9375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375" table:style-name="ce1">
            <text:p>3,9375</text:p>
          </table:table-cell>
          <table:table-cell office:value-type="float" office:value="5.9375" table:style-name="ce1">
            <text:p>5,9375</text:p>
          </table:table-cell>
          <table:table-cell office:value-type="float" office:value="3.9375" table:style-name="ce1">
            <text:p>3,9375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.125" table:style-name="ce1">
            <text:p>1,125</text:p>
          </table:table-cell>
          <table:table-cell office:value-type="float" office:value="1.125" table:style-name="ce1">
            <text:p>1,125</text:p>
          </table:table-cell>
          <table:table-cell office:value-type="float" office:value="0" table:style-name="ce1">
            <text:p>0</text:p>
          </table:table-cell>
          <table:table-cell office:value-type="float" office:value="1.125" table:style-name="ce1">
            <text:p>1,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625" table:style-name="ce1">
            <text:p>5,0625</text:p>
          </table:table-cell>
          <table:table-cell office:value-type="float" office:value="7.0625" table:style-name="ce1">
            <text:p>7,0625</text:p>
          </table:table-cell>
          <table:table-cell office:value-type="float" office:value="5.0625" table:style-name="ce1">
            <text:p>5,0625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.9375" table:style-name="ce1">
            <text:p>0,9375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.75" table:style-name="ce1">
            <text:p>0,75</text:p>
          </table:table-cell>
          <table:table-cell office:value-type="float" office:value="-0.75" table:style-name="ce1">
            <text:p>-0,75</text:p>
          </table:table-cell>
          <table:table-cell office:value-type="float" office:value="0.7853" table:style-name="ce1">
            <text:p>0,785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6.75" table:style-name="ce1">
            <text:p>6,75</text:p>
          </table:table-cell>
          <table:table-cell office:value-type="float" office:value="7.25" table:style-name="ce1">
            <text:p>7,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.75" table:style-name="ce1">
            <text:p>0,75</text:p>
          </table:table-cell>
          <table:table-cell office:value-type="float" office:value="-0.75" table:style-name="ce1">
            <text:p>-0,75</text:p>
          </table:table-cell>
          <table:table-cell office:value-type="float" office:value="0.7853" table:style-name="ce1">
            <text:p>0,785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7.5" table:style-name="ce1">
            <text:p>7,5</text:p>
          </table:table-cell>
          <table:table-cell office:value-type="float" office:value="6.5" table:style-name="ce1">
            <text:p>6,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5" table:style-name="ce1">
            <text:p>7,5</text:p>
          </table:table-cell>
          <table:table-cell office:value-type="float" office:value="6.5" table:style-name="ce1">
            <text:p>6,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.9375" table:style-name="ce1">
            <text:p>0,9375</text:p>
          </table:table-cell>
          <table:table-cell office:value-type="float" office:value="1.125" table:style-name="ce1">
            <text:p>1,125</text:p>
          </table:table-cell>
          <table:table-cell office:value-type="float" office:value="-9.8100000000000007E-2" table:style-name="ce1">
            <text:p>-0,0981</text:p>
          </table:table-cell>
          <table:table-cell office:value-type="float" office:value="1.03125" table:style-name="ce1">
            <text:p>1,03125</text:p>
          </table:table-cell>
          <table:table-cell office:value-type="float" office:value="-5.625" table:style-name="ce1">
            <text:p>-5,625</text:p>
          </table:table-cell>
          <table:table-cell office:value-type="float" office:value="84.375" table:style-name="ce1">
            <text:p>84,375</text:p>
          </table:table-cell>
          <table:table-cell office:value-type="float" office:value="8.4375" table:style-name="ce1">
            <text:p>8,4375</text:p>
          </table:table-cell>
          <table:table-cell office:value-type="float" office:value="7.625" table:style-name="ce1">
            <text:p>7,625</text:p>
          </table:table-cell>
          <table:table-cell office:value-type="float" office:value="6.101" table:style-name="ce1">
            <text:p>6,101</text:p>
          </table:table-cell>
          <table:table-cell office:value-type="float" office:value="6.0262799999999999" table:style-name="ce1">
            <text:p>6,02628</text:p>
          </table:table-cell>
          <table:table-cell table:number-columns-repeated="16372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.125" table:style-name="ce1">
            <text:p>1,125</text:p>
          </table:table-cell>
          <table:table-cell office:value-type="float" office:value="0.9375" table:style-name="ce1">
            <text:p>0,9375</text:p>
          </table:table-cell>
          <table:table-cell office:value-type="float" office:value="9.8100000000000007E-2" table:style-name="ce1">
            <text:p>0,0981</text:p>
          </table:table-cell>
          <table:table-cell office:value-type="float" office:value="1.0311999999999999" table:style-name="ce1">
            <text:p>1,0312</text:p>
          </table:table-cell>
          <table:table-cell office:value-type="float" office:value="5.625" table:style-name="ce1">
            <text:p>5,625</text:p>
          </table:table-cell>
          <table:table-cell office:value-type="float" office:value="90" table:style-name="ce1">
            <text:p>90</text:p>
          </table:table-cell>
          <table:table-cell office:value-type="float" office:value="9.5625" table:style-name="ce1">
            <text:p>9,5625</text:p>
          </table:table-cell>
          <table:table-cell office:value-type="float" office:value="8.5625" table:style-name="ce1">
            <text:p>8,5625</text:p>
          </table:table-cell>
          <table:table-cell office:value-type="float" office:value="6.101" table:style-name="ce1">
            <text:p>6,101</text:p>
          </table:table-cell>
          <table:table-cell office:value-type="float" office:value="7.0575000000000001" table:style-name="ce1">
            <text:p>7,0575</text:p>
          </table:table-cell>
          <table:table-cell table:number-columns-repeated="1637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.9375" table:style-name="ce1">
            <text:p>0,9375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0.5" table:style-name="ce1">
            <text:p>10,5</text:p>
          </table:table-cell>
          <table:table-cell office:value-type="float" office:value="9.5" table:style-name="ce1">
            <text:p>9,5</text:p>
          </table:table-cell>
          <table:table-cell office:value-type="float" office:value="6.101" table:style-name="ce1">
            <text:p>6,101</text:p>
          </table:table-cell>
          <table:table-cell office:value-type="float" office:value="7.9950000000000001" table:style-name="ce1">
            <text:p>7,995</text:p>
          </table:table-cell>
          <table:table-cell table:number-columns-repeated="1637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.75" table:style-name="ce1">
            <text:p>0,75</text:p>
          </table:table-cell>
          <table:table-cell office:value-type="float" office:value="1.125" table:style-name="ce1">
            <text:p>1,125</text:p>
          </table:table-cell>
          <table:table-cell office:value-type="float" office:value="-0.1963" table:style-name="ce1">
            <text:p>-0,1963</text:p>
          </table:table-cell>
          <table:table-cell office:value-type="float" office:value="0.9375" table:style-name="ce1">
            <text:p>0,9375</text:p>
          </table:table-cell>
          <table:table-cell office:value-type="float" office:value="-11.25" table:style-name="ce1">
            <text:p>-11,25</text:p>
          </table:table-cell>
          <table:table-cell office:value-type="float" office:value="78.75" table:style-name="ce1">
            <text:p>78,75</text:p>
          </table:table-cell>
          <table:table-cell office:value-type="float" office:value="11.25" table:style-name="ce1">
            <text:p>11,25</text:p>
          </table:table-cell>
          <table:table-cell office:value-type="float" office:value="10.625" table:style-name="ce1">
            <text:p>10,625</text:p>
          </table:table-cell>
          <table:table-cell office:value-type="float" office:value="6.2538999999999998" table:style-name="ce1">
            <text:p>6,2539</text:p>
          </table:table-cell>
          <table:table-cell office:value-type="float" office:value="8.9145000000000003" table:style-name="ce1">
            <text:p>8,9145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,375</text:p>
          </table:table-cell>
          <table:table-cell office:value-type="float" office:value="1.125" table:style-name="ce1">
            <text:p>1,125</text:p>
          </table:table-cell>
          <table:table-cell office:value-type="float" office:value="-0.3926" table:style-name="ce1">
            <text:p>-0,3926</text:p>
          </table:table-cell>
          <table:table-cell office:value-type="float" office:value="0.75" table:style-name="ce1">
            <text:p>0,75</text:p>
          </table:table-cell>
          <table:table-cell office:value-type="float" office:value="-22.5" table:style-name="ce1">
            <text:p>-22,5</text:p>
          </table:table-cell>
          <table:table-cell office:value-type="float" office:value="56.25" table:style-name="ce1">
            <text:p>56,25</text:p>
          </table:table-cell>
          <table:table-cell office:value-type="float" office:value="11.625" table:style-name="ce1">
            <text:p>11,625</text:p>
          </table:table-cell>
          <table:table-cell office:value-type="float" office:value="11.75" table:style-name="ce1">
            <text:p>11,75</text:p>
          </table:table-cell>
          <table:table-cell office:value-type="float" office:value="6.6706399999999997" table:style-name="ce1">
            <text:p>6,67064</text:p>
          </table:table-cell>
          <table:table-cell office:value-type="float" office:value="9.5381" table:style-name="ce1">
            <text:p>9,5381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,375</text:p>
          </table:table-cell>
          <table:table-cell office:value-type="float" office:value="1.125" table:style-name="ce1">
            <text:p>1,125</text:p>
          </table:table-cell>
          <table:table-cell office:value-type="float" office:value="-0.3926" table:style-name="ce1">
            <text:p>-0,3926</text:p>
          </table:table-cell>
          <table:table-cell office:value-type="float" office:value="0.75" table:style-name="ce1">
            <text:p>0,75</text:p>
          </table:table-cell>
          <table:table-cell office:value-type="float" office:value="-22.5" table:style-name="ce1">
            <text:p>-22,5</text:p>
          </table:table-cell>
          <table:table-cell office:value-type="float" office:value="33.75" table:style-name="ce1">
            <text:p>33,75</text:p>
          </table:table-cell>
          <table:table-cell office:value-type="float" office:value="12" table:style-name="ce1">
            <text:p>12</text:p>
          </table:table-cell>
          <table:table-cell office:value-type="float" office:value="12.875" table:style-name="ce1">
            <text:p>12,875</text:p>
          </table:table-cell>
          <table:table-cell office:value-type="float" office:value="7.2942" table:style-name="ce1">
            <text:p>7,2942</text:p>
          </table:table-cell>
          <table:table-cell office:value-type="float" office:value="9.9547000000000008" table:style-name="ce1">
            <text:p>9,9547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.375" table:style-name="ce1">
            <text:p>0,375</text:p>
          </table:table-cell>
          <table:table-cell office:value-type="float" office:value="0.75" table:style-name="ce1">
            <text:p>0,75</text:p>
          </table:table-cell>
          <table:table-cell office:value-type="float" office:value="-0.1963" table:style-name="ce1">
            <text:p>-0,1963</text:p>
          </table:table-cell>
          <table:table-cell office:value-type="float" office:value="0.5625" table:style-name="ce1">
            <text:p>0,5625</text:p>
          </table:table-cell>
          <table:table-cell office:value-type="float" office:value="-11.25" table:style-name="ce1">
            <text:p>-11,25</text:p>
          </table:table-cell>
          <table:table-cell office:value-type="float" office:value="22.5" table:style-name="ce1">
            <text:p>22,5</text:p>
          </table:table-cell>
          <table:table-cell office:value-type="float" office:value="12.375" table:style-name="ce1">
            <text:p>12,375</text:p>
          </table:table-cell>
          <table:table-cell office:value-type="float" office:value="13.625" table:style-name="ce1">
            <text:p>13,625</text:p>
          </table:table-cell>
          <table:table-cell office:value-type="float" office:value="7.8139000000000003" table:style-name="ce1">
            <text:p>7,8139</text:p>
          </table:table-cell>
          <table:table-cell office:value-type="float" office:value="10.17" table:style-name="ce1">
            <text:p>10,17</text:p>
          </table:table-cell>
          <table:table-cell table:number-columns-repeated="1637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375" table:style-name="ce1">
            <text:p>12,375</text:p>
          </table:table-cell>
          <table:table-cell office:value-type="float" office:value="13.625" table:style-name="ce1">
            <text:p>13,625</text:p>
          </table:table-cell>
          <table:table-cell office:value-type="float" office:value="7.8139000000000003" table:style-name="ce1">
            <text:p>7,8139</text:p>
          </table:table-cell>
          <table:table-cell office:value-type="float" office:value="10.17" table:style-name="ce1">
            <text:p>10,17</text:p>
          </table:table-cell>
          <table:table-cell table:number-columns-repeated="16372"/>
        </table:table-row>
        <table:table-row table:number-rows-repeated="1048537" table:style-name="ro2">
          <table:table-cell table:number-columns-repeated="16384"/>
        </table:table-row>
      </table:table>
      <table:table table:name="Sheet1" table:style-name="ta3">
        <table:table-column table:style-name="co2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2">
          <table:table-cell office:value-type="string" table:style-name="ce1">
            <text:p>t</text:p>
          </table:table-cell>
          <table:table-cell office:value-type="string" table:style-name="ce1">
            <text:p>NI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Aθ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θ°</text:p>
          </table:table-cell>
          <table:table-cell office:value-type="string" table:style-name="ce1">
            <text:p>Aθ°(acum)</text:p>
          </table:table-cell>
          <table:table-cell office:value-type="string" table:style-name="ce1">
            <text:p>DL(n+1)</text:p>
          </table:table-cell>
          <table:table-cell office:value-type="string" table:style-name="ce1">
            <text:p>DR(n+1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71"/>
        </table:table-row>
        <table:table-row table:style-name="ro2">
          <table:table-cell office:value-type="float" office:value="0" table:style-name="ce1">
            <text:p>0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.9375" table:style-name="ce1">
            <text:p>0,9375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375" table:style-name="ce1">
            <text:p>3,9375</text:p>
          </table:table-cell>
          <table:table-cell office:value-type="float" office:value="5.9375" table:style-name="ce1">
            <text:p>5,9375</text:p>
          </table:table-cell>
          <table:table-cell office:value-type="float" office:value="3.9375" table:style-name="ce1">
            <text:p>3,9375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.125" table:style-name="ce1">
            <text:p>1,125</text:p>
          </table:table-cell>
          <table:table-cell office:value-type="float" office:value="1.125" table:style-name="ce1">
            <text:p>1,125</text:p>
          </table:table-cell>
          <table:table-cell office:value-type="float" office:value="0" table:style-name="ce1">
            <text:p>0</text:p>
          </table:table-cell>
          <table:table-cell office:value-type="float" office:value="1.125" table:style-name="ce1">
            <text:p>1,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625" table:style-name="ce1">
            <text:p>5,0625</text:p>
          </table:table-cell>
          <table:table-cell office:value-type="float" office:value="7.0625" table:style-name="ce1">
            <text:p>7,0625</text:p>
          </table:table-cell>
          <table:table-cell office:value-type="float" office:value="5.0625" table:style-name="ce1">
            <text:p>5,0625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.9375" table:style-name="ce1">
            <text:p>0,9375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.75" table:style-name="ce1">
            <text:p>0,75</text:p>
          </table:table-cell>
          <table:table-cell office:value-type="float" office:value="-0.75" table:style-name="ce1">
            <text:p>-0,75</text:p>
          </table:table-cell>
          <table:table-cell office:value-type="float" office:value="0.7853" table:style-name="ce1">
            <text:p>0,785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6.75" table:style-name="ce1">
            <text:p>6,75</text:p>
          </table:table-cell>
          <table:table-cell office:value-type="float" office:value="7.25" table:style-name="ce1">
            <text:p>7,2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.75" table:style-name="ce1">
            <text:p>0,75</text:p>
          </table:table-cell>
          <table:table-cell office:value-type="float" office:value="-0.75" table:style-name="ce1">
            <text:p>-0,75</text:p>
          </table:table-cell>
          <table:table-cell office:value-type="float" office:value="0.7853" table:style-name="ce1">
            <text:p>0,785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7.5" table:style-name="ce1">
            <text:p>7,5</text:p>
          </table:table-cell>
          <table:table-cell office:value-type="float" office:value="6.5" table:style-name="ce1">
            <text:p>6,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5" table:style-name="ce1">
            <text:p>7,5</text:p>
          </table:table-cell>
          <table:table-cell office:value-type="float" office:value="6.5" table:style-name="ce1">
            <text:p>6,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.9375" table:style-name="ce1">
            <text:p>0,9375</text:p>
          </table:table-cell>
          <table:table-cell office:value-type="float" office:value="1.125" table:style-name="ce1">
            <text:p>1,125</text:p>
          </table:table-cell>
          <table:table-cell office:value-type="float" office:value="-9.8100000000000007E-2" table:style-name="ce1">
            <text:p>-0,0981</text:p>
          </table:table-cell>
          <table:table-cell office:value-type="float" office:value="1.03125" table:style-name="ce1">
            <text:p>1,03125</text:p>
          </table:table-cell>
          <table:table-cell office:value-type="float" office:value="-5.625" table:style-name="ce1">
            <text:p>-5,625</text:p>
          </table:table-cell>
          <table:table-cell office:value-type="float" office:value="84.375" table:style-name="ce1">
            <text:p>84,375</text:p>
          </table:table-cell>
          <table:table-cell office:value-type="float" office:value="8.4375" table:style-name="ce1">
            <text:p>8,4375</text:p>
          </table:table-cell>
          <table:table-cell office:value-type="float" office:value="7.625" table:style-name="ce1">
            <text:p>7,625</text:p>
          </table:table-cell>
          <table:table-cell office:value-type="float" office:value="6.101" table:style-name="ce1">
            <text:p>6,101</text:p>
          </table:table-cell>
          <table:table-cell office:value-type="float" office:value="6.0262799999999999" table:style-name="ce1">
            <text:p>6,02628</text:p>
          </table:table-cell>
          <table:table-cell table:number-columns-repeated="1637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.125" table:style-name="ce1">
            <text:p>1,125</text:p>
          </table:table-cell>
          <table:table-cell office:value-type="float" office:value="0.9375" table:style-name="ce1">
            <text:p>0,9375</text:p>
          </table:table-cell>
          <table:table-cell office:value-type="float" office:value="9.8100000000000007E-2" table:style-name="ce1">
            <text:p>0,0981</text:p>
          </table:table-cell>
          <table:table-cell office:value-type="float" office:value="1.0311999999999999" table:style-name="ce1">
            <text:p>1,0312</text:p>
          </table:table-cell>
          <table:table-cell office:value-type="float" office:value="5.625" table:style-name="ce1">
            <text:p>5,625</text:p>
          </table:table-cell>
          <table:table-cell office:value-type="float" office:value="90" table:style-name="ce1">
            <text:p>90</text:p>
          </table:table-cell>
          <table:table-cell office:value-type="float" office:value="9.5625" table:style-name="ce1">
            <text:p>9,5625</text:p>
          </table:table-cell>
          <table:table-cell office:value-type="float" office:value="8.5625" table:style-name="ce1">
            <text:p>8,5625</text:p>
          </table:table-cell>
          <table:table-cell office:value-type="float" office:value="6.101" table:style-name="ce1">
            <text:p>6,101</text:p>
          </table:table-cell>
          <table:table-cell office:value-type="float" office:value="7.0575000000000001" table:style-name="ce1">
            <text:p>7,0575</text:p>
          </table:table-cell>
          <table:table-cell table:number-columns-repeated="1637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.9375" table:style-name="ce1">
            <text:p>0,9375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0.9375" table:style-name="ce1">
            <text:p>0,9375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0.5" table:style-name="ce1">
            <text:p>10,5</text:p>
          </table:table-cell>
          <table:table-cell office:value-type="float" office:value="9.5" table:style-name="ce1">
            <text:p>9,5</text:p>
          </table:table-cell>
          <table:table-cell office:value-type="float" office:value="6.101" table:style-name="ce1">
            <text:p>6,101</text:p>
          </table:table-cell>
          <table:table-cell office:value-type="float" office:value="7.9950000000000001" table:style-name="ce1">
            <text:p>7,995</text:p>
          </table:table-cell>
          <table:table-cell table:number-columns-repeated="1637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.75" table:style-name="ce1">
            <text:p>0,75</text:p>
          </table:table-cell>
          <table:table-cell office:value-type="float" office:value="1.125" table:style-name="ce1">
            <text:p>1,125</text:p>
          </table:table-cell>
          <table:table-cell office:value-type="float" office:value="-0.1963" table:style-name="ce1">
            <text:p>-0,1963</text:p>
          </table:table-cell>
          <table:table-cell office:value-type="float" office:value="0.9375" table:style-name="ce1">
            <text:p>0,9375</text:p>
          </table:table-cell>
          <table:table-cell office:value-type="float" office:value="-11.25" table:style-name="ce1">
            <text:p>-11,25</text:p>
          </table:table-cell>
          <table:table-cell office:value-type="float" office:value="78.75" table:style-name="ce1">
            <text:p>78,75</text:p>
          </table:table-cell>
          <table:table-cell office:value-type="float" office:value="11.25" table:style-name="ce1">
            <text:p>11,25</text:p>
          </table:table-cell>
          <table:table-cell office:value-type="float" office:value="10.625" table:style-name="ce1">
            <text:p>10,625</text:p>
          </table:table-cell>
          <table:table-cell office:value-type="float" office:value="6.2538999999999998" table:style-name="ce1">
            <text:p>6,2539</text:p>
          </table:table-cell>
          <table:table-cell office:value-type="float" office:value="8.9145000000000003" table:style-name="ce1">
            <text:p>8,9145</text:p>
          </table:table-cell>
          <table:table-cell table:number-columns-repeated="1637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,375</text:p>
          </table:table-cell>
          <table:table-cell office:value-type="float" office:value="1.125" table:style-name="ce1">
            <text:p>1,125</text:p>
          </table:table-cell>
          <table:table-cell office:value-type="float" office:value="-0.3926" table:style-name="ce1">
            <text:p>-0,3926</text:p>
          </table:table-cell>
          <table:table-cell office:value-type="float" office:value="0.75" table:style-name="ce1">
            <text:p>0,75</text:p>
          </table:table-cell>
          <table:table-cell office:value-type="float" office:value="-22.5" table:style-name="ce1">
            <text:p>-22,5</text:p>
          </table:table-cell>
          <table:table-cell office:value-type="float" office:value="56.25" table:style-name="ce1">
            <text:p>56,25</text:p>
          </table:table-cell>
          <table:table-cell office:value-type="float" office:value="11.625" table:style-name="ce1">
            <text:p>11,625</text:p>
          </table:table-cell>
          <table:table-cell office:value-type="float" office:value="11.75" table:style-name="ce1">
            <text:p>11,75</text:p>
          </table:table-cell>
          <table:table-cell office:value-type="float" office:value="6.6706399999999997" table:style-name="ce1">
            <text:p>6,67064</text:p>
          </table:table-cell>
          <table:table-cell office:value-type="float" office:value="9.5381" table:style-name="ce1">
            <text:p>9,5381</text:p>
          </table:table-cell>
          <table:table-cell table:number-columns-repeated="1637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,375</text:p>
          </table:table-cell>
          <table:table-cell office:value-type="float" office:value="1.125" table:style-name="ce1">
            <text:p>1,125</text:p>
          </table:table-cell>
          <table:table-cell office:value-type="float" office:value="-0.3926" table:style-name="ce1">
            <text:p>-0,3926</text:p>
          </table:table-cell>
          <table:table-cell office:value-type="float" office:value="0.75" table:style-name="ce1">
            <text:p>0,75</text:p>
          </table:table-cell>
          <table:table-cell office:value-type="float" office:value="-22.5" table:style-name="ce1">
            <text:p>-22,5</text:p>
          </table:table-cell>
          <table:table-cell office:value-type="float" office:value="33.75" table:style-name="ce1">
            <text:p>33,75</text:p>
          </table:table-cell>
          <table:table-cell office:value-type="float" office:value="12" table:style-name="ce1">
            <text:p>12</text:p>
          </table:table-cell>
          <table:table-cell office:value-type="float" office:value="12.875" table:style-name="ce1">
            <text:p>12,875</text:p>
          </table:table-cell>
          <table:table-cell office:value-type="float" office:value="7.2942" table:style-name="ce1">
            <text:p>7,2942</text:p>
          </table:table-cell>
          <table:table-cell office:value-type="float" office:value="9.9547000000000008" table:style-name="ce1">
            <text:p>9,9547</text:p>
          </table:table-cell>
          <table:table-cell table:number-columns-repeated="1637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.375" table:style-name="ce1">
            <text:p>0,375</text:p>
          </table:table-cell>
          <table:table-cell office:value-type="float" office:value="0.75" table:style-name="ce1">
            <text:p>0,75</text:p>
          </table:table-cell>
          <table:table-cell office:value-type="float" office:value="-0.1963" table:style-name="ce1">
            <text:p>-0,1963</text:p>
          </table:table-cell>
          <table:table-cell office:value-type="float" office:value="0.5625" table:style-name="ce1">
            <text:p>0,5625</text:p>
          </table:table-cell>
          <table:table-cell office:value-type="float" office:value="-11.25" table:style-name="ce1">
            <text:p>-11,25</text:p>
          </table:table-cell>
          <table:table-cell office:value-type="float" office:value="22.5" table:style-name="ce1">
            <text:p>22,5</text:p>
          </table:table-cell>
          <table:table-cell office:value-type="float" office:value="12.375" table:style-name="ce1">
            <text:p>12,375</text:p>
          </table:table-cell>
          <table:table-cell office:value-type="float" office:value="13.625" table:style-name="ce1">
            <text:p>13,625</text:p>
          </table:table-cell>
          <table:table-cell office:value-type="float" office:value="7.8139000000000003" table:style-name="ce1">
            <text:p>7,8139</text:p>
          </table:table-cell>
          <table:table-cell office:value-type="float" office:value="10.17" table:style-name="ce1">
            <text:p>10,17</text:p>
          </table:table-cell>
          <table:table-cell table:number-columns-repeated="1637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375" table:style-name="ce1">
            <text:p>12,375</text:p>
          </table:table-cell>
          <table:table-cell office:value-type="float" office:value="13.625" table:style-name="ce1">
            <text:p>13,625</text:p>
          </table:table-cell>
          <table:table-cell office:value-type="float" office:value="7.8139000000000003" table:style-name="ce1">
            <text:p>7,8139</text:p>
          </table:table-cell>
          <table:table-cell office:value-type="float" office:value="10.17" table:style-name="ce1">
            <text:p>10,17</text:p>
          </table:table-cell>
          <table:table-cell table:number-columns-repeated="16371"/>
        </table:table-row>
        <table:table-row table:number-rows-repeated="29" table:style-name="ro2">
          <table:table-cell table:number-columns-repeated="16384"/>
        </table:table-row>
        <table:table-row table:style-name="ro2">
          <table:table-cell table:number-columns-repeated="8"/>
          <table:table-cell table:style-name="ce1">
            <draw:frame draw:z-index="1" draw:id="id1" draw:style-name="a1" draw:name="Chart 1" svg:x="0.18229in" svg:y="0.01042in" svg:width="9.90104in" svg:height="7.14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19" table:style-name="ce1"/>
          <table:table-cell table:style-name="ce1">
            <draw:connector draw:type="line" svg:x1="0.13542in" svg:y1="0.26042in" svg:x2="0.65625in" svg:y2="0.16667in" draw:z-index="12" draw:id="id12" draw:style-name="a23" draw:name="Straight Arrow Connector 24">
              <svg:title/>
              <svg:desc/>
            </draw:connector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7" table:style-name="ce1"/>
          <table:table-cell table:style-name="ce1">
            <draw:connector draw:type="line" svg:x1="0.36458in" svg:y1="0.36458in" svg:x2="0.72917in" svg:y2="0.05208in" draw:z-index="10" draw:id="id10" draw:style-name="a19" draw:name="Straight Arrow Connector 19">
              <svg:title/>
              <svg:desc/>
            </draw:connector>
          </table:table-cell>
          <table:table-cell table:number-columns-repeated="16366"/>
        </table:table-row>
        <table:table-row table:style-name="ro2">
          <table:table-cell office:value-type="string" table:style-name="ce1">
            <text:p>t</text:p>
          </table:table-cell>
          <table:table-cell office:value-type="string" table:style-name="ce1">
            <text:p>Aθ°(acum)</text:p>
          </table:table-cell>
          <table:table-cell table:number-columns-repeated="1638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"/>
          <table:table-cell table:style-name="ce1">
            <draw:connector draw:type="line" svg:x1="0.53125in" svg:y1="0.32292in" svg:x2="1.01042in" svg:y2="0.125in" draw:z-index="11" draw:id="id11" draw:style-name="a21" draw:name="Straight Arrow Connector 22">
              <svg:title/>
              <svg:desc/>
            </draw:connector>
          </table:table-cell>
          <table:table-cell table:number-columns-repeated="1636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5"/>
          <table:table-cell table:style-name="ce1">
            <draw:connector draw:type="line" svg:x1="0.58333in" svg:y1="0.55208in" svg:x2="0.84375in" svg:y2="0.1875in" draw:z-index="9" draw:id="id9" draw:style-name="a17" draw:name="Straight Arrow Connector 17">
              <svg:title/>
              <svg:desc/>
            </draw:connector>
          </table:table-cell>
          <table:table-cell table:number-columns-repeated="1636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4"/>
          <table:table-cell table:style-name="ce1">
            <draw:connector draw:type="line" svg:x1="0.66667in" svg:y1="0.52083in" svg:x2="0.66667in" svg:y2="0.125in" draw:z-index="8" draw:id="id8" draw:style-name="a15" draw:name="Straight Arrow Connector 16">
              <svg:title/>
              <svg:desc/>
            </draw:connector>
          </table:table-cell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5"/>
          <table:table-cell table:style-name="ce1">
            <draw:connector draw:type="line" svg:x1="0.45833in" svg:y1="0.54167in" svg:x2="0.45833in" svg:y2="0.14583in" draw:z-index="7" draw:id="id7" draw:style-name="a13" draw:name="Straight Arrow Connector 15">
              <svg:title/>
              <svg:desc/>
            </draw:connector>
          </table:table-cell>
          <table:table-cell table:number-columns-repeated="1636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4.375" table:style-name="ce1">
            <text:p>84,375</text:p>
          </table:table-cell>
          <table:table-cell table:number-columns-repeated="14"/>
          <table:table-cell table:style-name="ce1">
            <draw:connector draw:type="line" svg:x1="0.625in" svg:y1="0.51042in" svg:x2="0.73958in" svg:y2="0.07292in" draw:z-index="6" draw:id="id6" draw:style-name="a11" draw:name="Straight Arrow Connector 13">
              <svg:title/>
              <svg:desc/>
            </draw:connector>
          </table:table-cell>
          <table:table-cell table:number-columns-repeated="1636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table:number-columns-repeated="15"/>
          <table:table-cell table:style-name="ce1">
            <draw:connector draw:type="line" svg:x1="0.44792in" svg:y1="0.44792in" svg:x2="0.44792in" svg:y2="0.05208in" draw:z-index="5" draw:id="id5" draw:style-name="a9" draw:name="Straight Arrow Connector 10">
              <svg:title/>
              <svg:desc/>
            </draw:connector>
          </table:table-cell>
          <table:table-cell table:number-columns-repeated="1636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78.75" table:style-name="ce1">
            <text:p>78,75</text:p>
          </table:table-cell>
          <table:table-cell table:number-columns-repeated="15"/>
          <table:table-cell table:style-name="ce1">
            <draw:connector draw:type="line" svg:x1="0.42708in" svg:y1="0.47917in" svg:x2="0.76042in" svg:y2="0.16667in" draw:z-index="4" draw:id="id4" draw:style-name="a7" draw:name="Straight Arrow Connector 8">
              <svg:title/>
              <svg:desc/>
            </draw:connector>
          </table:table-cell>
          <table:table-cell table:number-columns-repeated="1636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56.25" table:style-name="ce1">
            <text:p>56,25</text:p>
          </table:table-cell>
          <table:table-cell table:number-columns-repeated="1638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3.75" table:style-name="ce1">
            <text:p>33,75</text:p>
          </table:table-cell>
          <table:table-cell table:number-columns-repeated="11"/>
          <table:table-cell table:style-name="ce1">
            <draw:connector draw:type="line" svg:x1="0.6875in" svg:y1="0.125in" svg:x2="1.16667in" svg:y2="0.125in" draw:z-index="2" draw:id="id2" draw:style-name="a3" draw:name="Straight Arrow Connector 3">
              <svg:title/>
              <svg:desc/>
            </draw:connector>
          </table:table-cell>
          <table:table-cell/>
          <table:table-cell table:style-name="ce1">
            <draw:connector draw:type="line" svg:x1="0.125in" svg:y1="0.09375in" svg:x2="0.60417in" svg:y2="0.09375in" draw:z-index="3" draw:id="id3" draw:style-name="a5" draw:name="Straight Arrow Connector 7">
              <svg:title/>
              <svg:desc/>
            </draw:connector>
          </table:table-cell>
          <table:table-cell table:number-columns-repeated="1636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2.5" table:style-name="ce1">
            <text:p>22,5</text:p>
          </table:table-cell>
          <table:table-cell table:number-columns-repeated="1638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06" table:style-name="ro2">
          <table:table-cell table:number-columns-repeated="16384"/>
        </table:table-row>
      </table:table>
      <table:database-ranges>
        <table:database-range table:target-range-address="Sheet1.A54:Sheet1.B7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20" svg:viewBox="0 0 20 30" svg:d="m10 0-10 30h20z"/>
    <draw:marker draw:name="a16" svg:viewBox="0 0 20 30" svg:d="m10 0-10 30h20z"/>
    <draw:marker draw:name="a8" svg:viewBox="0 0 20 30" svg:d="m10 0-10 30h20z"/>
    <draw:marker draw:name="a22" svg:viewBox="0 0 20 30" svg:d="m10 0-10 30h20z"/>
    <draw:marker draw:name="a10" svg:viewBox="0 0 20 30" svg:d="m10 0-10 30h20z"/>
    <draw:marker draw:name="a2" svg:viewBox="0 0 20 30" svg:d="m10 0-10 30h20z"/>
    <draw:marker draw:name="a18" svg:viewBox="0 0 20 30" svg:d="m10 0-10 30h20z"/>
    <draw:marker draw:name="a12" svg:viewBox="0 0 20 30" svg:d="m10 0-10 30h20z"/>
    <draw:marker draw:name="a4" svg:viewBox="0 0 20 30" svg:d="m10 0-10 30h20z"/>
    <draw:marker draw:name="a14" svg:viewBox="0 0 20 30" svg:d="m10 0-10 30h20z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Ricardo Minelli</dc:creator>
    <meta:creation-date>2021-03-22T19:50:25Z</meta:creation-date>
    <dc:date>2021-04-18T20:04:14Z</dc:date>
    <meta:editing-cycles>9</meta:editing-cycles>
    <meta:editing-duration>PT252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383.2502362204725pt" svg:width="525.3753543307087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Hoja1.$J$44:.$J$84" chart:class="chart:scatter" chart:attached-axis="primary-y" chart:style-name="G0S0">
            <chart:domain table:cell-range-address="Hoja1.$I$44:.$I$84"/>
            <chart:data-point chart:repeated="4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interpolation="cubic-spline" chart:solid-type="cuboid"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0" style:data-style-name="N0">
      <style:chart-properties chart:link-data-style-to-source="true" chart:data-label-number="none" chart:data-label-text="false" chart:data-label-symbol="false">
        <chart:label-separator>
          <text:p text:style-name="a34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1" style:data-style-name="N0">
      <style:chart-properties chart:link-data-style-to-source="true" chart:data-label-number="none" chart:data-label-text="false" chart:data-label-symbol="false">
        <chart:label-separator>
          <text:p text:style-name="a37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2" style:data-style-name="N0">
      <style:chart-properties chart:link-data-style-to-source="true" chart:data-label-number="none" chart:data-label-text="false" chart:data-label-symbol="false">
        <chart:label-separator>
          <text:p text:style-name="a40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3" style:data-style-name="N0">
      <style:chart-properties chart:link-data-style-to-source="true" chart:data-label-number="none" chart:data-label-text="false" chart:data-label-symbol="false">
        <chart:label-separator>
          <text:p text:style-name="a43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0">
      <style:chart-properties chart:auto-position="false">
        <chart:label-separator>
          <text:p text:style-name="a3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4" style:data-style-name="N0">
      <style:chart-properties chart:link-data-style-to-source="true" chart:data-label-number="none" chart:data-label-text="false" chart:data-label-symbol="false">
        <chart:label-separator>
          <text:p text:style-name="a46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false">
        <chart:label-separator>
          <text:p text:style-name="a3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false">
        <chart:label-separator>
          <text:p text:style-name="a3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5" style:data-style-name="N0">
      <style:chart-properties chart:link-data-style-to-source="true" chart:data-label-number="none" chart:data-label-text="false" chart:data-label-symbol="false">
        <chart:label-separator>
          <text:p text:style-name="a49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3">
      <style:chart-properties chart:auto-position="false">
        <chart:label-separator>
          <text:p text:style-name="a4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4">
      <style:chart-properties chart:auto-position="false">
        <chart:label-separator>
          <text:p text:style-name="a4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false">
        <chart:label-separator>
          <text:p text:style-name="a4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>
        <chart:label-separator>
          <text:p text:style-name="a16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>
        <chart:label-separator>
          <text:p text:style-name="a19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>
        <chart:label-separator>
          <text:p text:style-name="a22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>
        <chart:label-separator>
          <text:p text:style-name="a25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 style:data-style-name="N0">
      <style:chart-properties chart:link-data-style-to-source="true" chart:data-label-number="none" chart:data-label-text="false" chart:data-label-symbol="false">
        <chart:label-separator>
          <text:p text:style-name="a28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none" chart:data-label-text="false" chart:data-label-symbol="false">
        <chart:label-separator>
          <text:p text:style-name="a31" text:class-names="" text:cond-style-name="">;<text:s text:c="1"/></text:p>
        </chart:label-separator>
      </style:chart-properties>
      <style:graphic-properties draw:fill="none" draw:stroke="solid" svg:stroke-width="0.0590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2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2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8">
      <style:chart-properties chart:auto-position="false">
        <chart:label-separator>
          <text:p text:style-name="a2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9">
      <style:chart-properties chart:auto-position="false">
        <chart:label-separator>
          <text:p text:style-name="a2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scatter" svg:height="514.49968503937pt" svg:width="712.8748031496063pt" chart:style-name="Crt0">
        <chart:title chart:style-name="CT00">
          <text:p text:style-name="a1" text:class-names="" text:cond-style-name="">Posicionamiento Robot en el Tiempo</text:p>
        </chart:title>
        <chart:plot-area chart:style-name="Plt0">
          <chart:axis chart:dimension="y" chart:name="primary-y" chart:style-name="Axs0">
            <chart:title chart:style-name="AT00">
              <text:p text:style-name="a2" text:class-names="" text:cond-style-name="">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X</text:p>
            </chart:title>
            <chart:grid chart:class="major" chart:style-name="GMa1"/>
          </chart:axis>
          <chart:series chart:values-cell-range-address="Sheet1.$M$2:.$M$17" chart:class="chart:scatter" chart:attached-axis="primary-y" chart:style-name="G0S0">
            <chart:domain table:cell-range-address="Sheet1.$L$2:.$L$17"/>
            <chart:data-label chart:style-name="DL00"/>
            <chart:data-point chart:style-name="G0S0P0">
              <chart:data-label svg:x="255.9409448818897pt" svg:y="302.4127559055118pt" chart:style-name="DL000">
                <text:p text:style-name="a6" text:class-names="" text:cond-style-name="">0</text:p>
              </chart:data-label>
            </chart:data-point>
            <chart:data-point chart:style-name="G0S0P1">
              <chart:data-label svg:x="293.2369291338582pt" svg:y="300.4127559055118pt" chart:style-name="DL001">
                <text:p text:style-name="a9" text:class-names="" text:cond-style-name="">1</text:p>
              </chart:data-label>
            </chart:data-point>
            <chart:data-point chart:style-name="G0S0P2">
              <chart:data-label svg:x="361.191968503937pt" svg:y="299.4127559055118pt" chart:style-name="DL002">
                <text:p text:style-name="a12" text:class-names="" text:cond-style-name="">2</text:p>
              </chart:data-label>
            </chart:data-point>
            <chart:data-point chart:style-name="G0S0P3">
              <chart:data-label svg:x="432.487874015748pt" svg:y="302.4127559055118pt" chart:style-name="DL003">
                <text:p text:style-name="a15" text:class-names="" text:cond-style-name="">3</text:p>
              </chart:data-label>
            </chart:data-point>
            <chart:data-point chart:style-name="G0S0P4">
              <chart:data-label svg:x="462.487874015748pt" svg:y="303.4127559055118pt" chart:style-name="DL004">
                <text:p text:style-name="a18" text:class-names="" text:cond-style-name="">4</text:p>
              </chart:data-label>
            </chart:data-point>
            <chart:data-point chart:style-name="G0S0P5">
              <chart:data-label svg:x="490.487874015748pt" svg:y="297.4127559055118pt" chart:style-name="DL005">
                <text:p text:style-name="a21" text:class-names="" text:cond-style-name="">5</text:p>
              </chart:data-label>
            </chart:data-point>
            <chart:data-point chart:style-name="G0S0P6">
              <chart:data-label svg:x="499.487874015748pt" svg:y="274.4127559055118pt" chart:style-name="DL006">
                <text:p text:style-name="a24" text:class-names="" text:cond-style-name="">6</text:p>
              </chart:data-label>
            </chart:data-point>
            <chart:data-point/>
            <chart:data-point chart:style-name="G0S0P8">
              <chart:data-label svg:x="458.8456692913385pt" svg:y="262.4849606299212pt" chart:style-name="DL008">
                <text:p text:style-name="a27" text:class-names="" text:cond-style-name="">8</text:p>
              </chart:data-label>
            </chart:data-point>
            <chart:data-point chart:style-name="G0S0P9">
              <chart:data-label svg:x="501.8456692913385pt" svg:y="223.3793700787402pt" chart:style-name="DL009">
                <text:p text:style-name="a30" text:class-names="" text:cond-style-name="">9</text:p>
              </chart:data-label>
            </chart:data-point>
            <chart:data-point chart:style-name="G0S0P10">
              <chart:data-label svg:x="460.2855118110236pt" svg:y="196.6459842519685pt" chart:style-name="DL0010">
                <text:p text:style-name="a33" text:class-names="" text:cond-style-name="">10</text:p>
              </chart:data-label>
            </chart:data-point>
            <chart:data-point chart:style-name="G0S0P11">
              <chart:data-label svg:x="506.4240944881889pt" svg:y="166.5604724409449pt" chart:style-name="DL0011">
                <text:p text:style-name="a36" text:class-names="" text:cond-style-name="">11</text:p>
              </chart:data-label>
            </chart:data-point>
            <chart:data-point chart:style-name="G0S0P12">
              <chart:data-label svg:x="488.7832283464567pt" svg:y="112.121968503937pt" chart:style-name="DL0012">
                <text:p text:style-name="a39" text:class-names="" text:cond-style-name="">12</text:p>
              </chart:data-label>
            </chart:data-point>
            <chart:data-point chart:style-name="G0S0P13">
              <chart:data-label svg:x="554.2090551181102pt" svg:y="136.1317322834646pt" chart:style-name="DL0013">
                <text:p text:style-name="a42" text:class-names="" text:cond-style-name="">13</text:p>
              </chart:data-label>
            </chart:data-point>
            <chart:data-point chart:style-name="G0S0P14">
              <chart:data-label svg:x="578.0686614173228pt" svg:y="73.38488188976378pt" chart:style-name="DL0014">
                <text:p text:style-name="a45" text:class-names="" text:cond-style-name="">14</text:p>
              </chart:data-label>
            </chart:data-point>
            <chart:data-point chart:style-name="G0S0P15">
              <chart:data-label svg:x="619.0685826771652pt" svg:y="114.3848818897638pt" chart:style-name="DL0015">
                <text:p text:style-name="a48" text:class-names="" text:cond-style-name="">15</text:p>
              </chart:data-label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